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6.1291in"/>
    </style:style>
    <style:style style:name="co11" style:family="table-column">
      <style:table-column-properties fo:break-before="auto" style:column-width="1.0154in"/>
    </style:style>
    <style:style style:name="co12" style:family="table-column">
      <style:table-column-properties fo:break-before="auto" style:column-width="1.1598in"/>
    </style:style>
    <style:style style:name="co13" style:family="table-column">
      <style:table-column-properties fo:break-before="auto" style:column-width="0.8319in"/>
    </style:style>
    <style:style style:name="co14" style:family="table-column">
      <style:table-column-properties fo:break-before="auto" style:column-width="1.2252in"/>
    </style:style>
    <style:style style:name="co15" style:family="table-column">
      <style:table-column-properties fo:break-before="auto" style:column-width="1.8445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0.939in"/>
    </style:style>
    <style:style style:name="co19" style:family="table-column">
      <style:table-column-properties fo:break-before="auto" style:column-width="1.072in"/>
    </style:style>
    <style:style style:name="co20" style:family="table-column">
      <style:table-column-properties fo:break-before="auto" style:column-width="1.0126in"/>
    </style:style>
    <style:style style:name="co21" style:family="table-column">
      <style:table-column-properties fo:break-before="auto" style:column-width="5.7807in"/>
    </style:style>
    <style:style style:name="co22" style:family="table-column">
      <style:table-column-properties fo:break-before="auto" style:column-width="1.0028in"/>
    </style:style>
    <style:style style:name="co23" style:family="table-column">
      <style:table-column-properties fo:break-before="auto" style:column-width="1.1709in"/>
    </style:style>
    <style:style style:name="co24" style:family="table-column">
      <style:table-column-properties fo:break-before="auto" style:column-width="1.411in"/>
    </style:style>
    <style:style style:name="co25" style:family="table-column">
      <style:table-column-properties fo:break-before="auto" style:column-width="1.279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1">
      <style:text-properties style:text-position=""/>
    </style:style>
    <style:style style:name="ce9" style:family="table-cell" style:parent-style-name="Default" style:data-style-name="N11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4" style:family="table-cell" style:parent-style-name="Default" style:data-style-name="N100"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 style:data-style-name="N0">
      <style:text-properties style:text-position="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7476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7476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PCA Confidence (rules 1-30)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Precision</text:p>
          </table:table-cell>
          <table:table-cell table:style-name="ce10" office:value-type="string">
            <text:p>Std. Confidence</text:p>
          </table:table-cell>
          <table:table-cell table:style-name="ce7" office:value-type="string">
            <text:p>PCA Confidence</text:p>
          </table:table-cell>
          <table:table-cell table:style-name="ce7" office:value-type="string">
            <text:p>Predictions</text:p>
          </table:table-cell>
          <table:table-cell table:style-name="ce7" office:value-type="string">
            <text:p>Body – support</text:p>
          </table:table-cell>
          <table:table-cell table:style-name="ce7" office:value-type="string">
            <text:p>Agg predictions</text:p>
          </table:table-cell>
          <table:table-cell table:style-name="ce7" office:value-type="string">
            <text:p>Agg true</text:p>
          </table:table-cell>
          <table:table-cell table:style-name="ce7" office:value-type="string">
            <text:p>Agg false</text:p>
          </table:table-cell>
          <table:table-cell table:style-name="ce7" office:value-type="string">
            <text:p>Agg precision</text:p>
          </table:table-cell>
          <table:table-cell table:style-name="ce1" office:value-type="string">
            <text:p>Source</text:p>
          </table:table-cell>
        </table:table-row>
        <table:table-row table:style-name="ro2">
          <table:table-cell table:style-name="Default" office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formula="of:=[.B2]/([.B2]+[.C2])" office:value-type="percentage" office:value="1">
            <text:p>100.00%</text:p>
          </table:table-cell>
          <table:table-cell table:style-name="ce8" office:value-type="percentage" office:value="0.53014258">
            <text:p>53.01%</text:p>
          </table:table-cell>
          <table:table-cell table:style-name="ce8" office:value-type="percentage" office:value="0.91785766">
            <text:p>91.79%</text:p>
          </table:table-cell>
          <table:table-cell table:style-name="ce11" office:value-type="float" office:value="5158">
            <text:p>5158</text:p>
          </table:table-cell>
          <table:table-cell table:style-name="ce11" office:value-type="float" office:value="5158">
            <text:p>5158</text:p>
          </table:table-cell>
          <table:table-cell table:formula="of:=[.H2]" office:value-type="float" office:value="5158">
            <text:p>5158</text:p>
          </table:table-cell>
          <table:table-cell table:style-name="ce11" table:formula="of:=[.B2]" office:value-type="float" office:value="29">
            <text:p>29</text:p>
          </table:table-cell>
          <table:table-cell table:style-name="ce11" table:formula="of:=[.C2]" office:value-type="float" office:value="0">
            <text:p>0</text:p>
          </table:table-cell>
          <table:table-cell table:style-name="ce12" table:formula="of:=[.K2]/([.K2]+[.L2])" office:value-type="percentage" office:value="1">
            <text:p>100.00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0">
            <text:p>0</text:p>
          </table:table-cell>
          <table:table-cell table:formula="of:=[.B3]/([.B3]+[.C3])" office:value-type="percentage" office:value="0.166666666666667">
            <text:p>16.67%</text:p>
          </table:table-cell>
          <table:table-cell table:style-name="ce8" office:value-type="percentage" office:value="0.02701493">
            <text:p>2.70%</text:p>
          </table:table-cell>
          <table:table-cell table:style-name="ce8" office:value-type="percentage" office:value="0.85377358">
            <text:p>85.38%</text:p>
          </table:table-cell>
          <table:table-cell table:style-name="ce11" office:value-type="float" office:value="13038">
            <text:p>13038</text:p>
          </table:table-cell>
          <table:table-cell table:style-name="ce11" office:value-type="float" office:value="13038">
            <text:p>13038</text:p>
          </table:table-cell>
          <table:table-cell table:formula="of:=[.J2]+[.H3]" office:value-type="float" office:value="18196">
            <text:p>18196</text:p>
          </table:table-cell>
          <table:table-cell table:style-name="ce11" table:formula="of:=[.B3]+[.K2]" office:value-type="float" office:value="34">
            <text:p>34</text:p>
          </table:table-cell>
          <table:table-cell table:style-name="ce11" table:formula="of:=[.C3]+[.L2]" office:value-type="float" office:value="25">
            <text:p>25</text:p>
          </table:table-cell>
          <table:table-cell table:style-name="ce12" table:formula="of:=[.K3]/([.K3]+[.L3])" office:value-type="percentage" office:value="0.576271186440678">
            <text:p>57.63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formula="of:=[.B4]/([.B4]+[.C4])" office:value-type="percentage" office:value="0.433333333333333">
            <text:p>43.33%</text:p>
          </table:table-cell>
          <table:table-cell table:style-name="ce8" office:value-type="percentage" office:value="0.02467261">
            <text:p>2.47%</text:p>
          </table:table-cell>
          <table:table-cell table:style-name="ce8" office:value-type="percentage" office:value="0.83333333">
            <text:p>83.33%</text:p>
          </table:table-cell>
          <table:table-cell table:style-name="ce11" office:value-type="float" office:value="4939">
            <text:p>4939</text:p>
          </table:table-cell>
          <table:table-cell table:style-name="ce11" office:value-type="float" office:value="5137">
            <text:p>5137</text:p>
          </table:table-cell>
          <table:table-cell table:formula="of:=[.J3]+[.H4]" office:value-type="float" office:value="23135">
            <text:p>23135</text:p>
          </table:table-cell>
          <table:table-cell table:style-name="ce11" table:formula="of:=[.B4]+[.K3]" office:value-type="float" office:value="47">
            <text:p>47</text:p>
          </table:table-cell>
          <table:table-cell table:style-name="ce11" table:formula="of:=[.C4]+[.L3]" office:value-type="float" office:value="42">
            <text:p>42</text:p>
          </table:table-cell>
          <table:table-cell table:style-name="ce12" table:formula="of:=[.K4]/([.K4]+[.L4])" office:value-type="percentage" office:value="0.528089887640449">
            <text:p>52.81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formula="of:=[.B5]/([.B5]+[.C5])" office:value-type="percentage" office:value="0.72">
            <text:p>72.00%</text:p>
          </table:table-cell>
          <table:table-cell table:style-name="ce8" office:value-type="percentage" office:value="0.00066107">
            <text:p>0.07%</text:p>
          </table:table-cell>
          <table:table-cell table:style-name="ce8" office:value-type="percentage" office:value="0.83333333">
            <text:p>83.33%</text:p>
          </table:table-cell>
          <table:table-cell table:style-name="ce11" office:value-type="float" office:value="75579">
            <text:p>75579</text:p>
          </table:table-cell>
          <table:table-cell table:style-name="ce11" office:value-type="float" office:value="75579">
            <text:p>75579</text:p>
          </table:table-cell>
          <table:table-cell table:formula="of:=[.J4]+[.H5]" office:value-type="float" office:value="98714">
            <text:p>98714</text:p>
          </table:table-cell>
          <table:table-cell table:style-name="ce11" table:formula="of:=[.B5]+[.K4]" office:value-type="float" office:value="65">
            <text:p>65</text:p>
          </table:table-cell>
          <table:table-cell table:style-name="ce11" table:formula="of:=[.C5]+[.L4]" office:value-type="float" office:value="49">
            <text:p>49</text:p>
          </table:table-cell>
          <table:table-cell table:style-name="ce12" table:formula="of:=[.K5]/([.K5]+[.L5])" office:value-type="percentage" office:value="0.570175438596491">
            <text:p>57.02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formula="of:=[.B6]/([.B6]+[.C6])" office:value-type="percentage" office:value="0.793103448275862">
            <text:p>79.31%</text:p>
          </table:table-cell>
          <table:table-cell table:style-name="ce8" office:value-type="percentage" office:value="0.33705773">
            <text:p>33.71%</text:p>
          </table:table-cell>
          <table:table-cell table:style-name="ce8" office:value-type="percentage" office:value="0.6988417">
            <text:p>69.88%</text:p>
          </table:table-cell>
          <table:table-cell table:style-name="ce11" office:value-type="float" office:value="326">
            <text:p>326</text:p>
          </table:table-cell>
          <table:table-cell table:style-name="ce11" office:value-type="float" office:value="326">
            <text:p>326</text:p>
          </table:table-cell>
          <table:table-cell table:formula="of:=[.J5]+[.H6]" office:value-type="float" office:value="99040">
            <text:p>99040</text:p>
          </table:table-cell>
          <table:table-cell table:style-name="ce11" table:formula="of:=[.B6]+[.K5]" office:value-type="float" office:value="88">
            <text:p>88</text:p>
          </table:table-cell>
          <table:table-cell table:style-name="ce11" table:formula="of:=[.C6]+[.L5]" office:value-type="float" office:value="55">
            <text:p>55</text:p>
          </table:table-cell>
          <table:table-cell table:style-name="ce12" table:formula="of:=[.K6]/([.K6]+[.L6])" office:value-type="percentage" office:value="0.615384615384615">
            <text:p>61.54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formula="of:=[.B7]/([.B7]+[.C7])" office:value-type="percentage" office:value="0.607142857142857">
            <text:p>60.71%</text:p>
          </table:table-cell>
          <table:table-cell table:style-name="ce8" office:value-type="percentage" office:value="0.22807018">
            <text:p>22.81%</text:p>
          </table:table-cell>
          <table:table-cell table:style-name="ce8" office:value-type="percentage" office:value="0.68421053">
            <text:p>68.42%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542">
            <text:p>542</text:p>
          </table:table-cell>
          <table:table-cell table:formula="of:=[.J6]+[.H7]" office:value-type="float" office:value="99339">
            <text:p>99339</text:p>
          </table:table-cell>
          <table:table-cell table:style-name="ce11" table:formula="of:=[.B7]+[.K6]" office:value-type="float" office:value="105">
            <text:p>105</text:p>
          </table:table-cell>
          <table:table-cell table:style-name="ce11" table:formula="of:=[.C7]+[.L6]" office:value-type="float" office:value="66">
            <text:p>66</text:p>
          </table:table-cell>
          <table:table-cell table:style-name="ce12" table:formula="of:=[.K7]/([.K7]+[.L7])" office:value-type="percentage" office:value="0.614035087719298">
            <text:p>61.40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formula="of:=[.B8]/([.B8]+[.C8])" office:value-type="percentage" office:value="0.3">
            <text:p>30.00%</text:p>
          </table:table-cell>
          <table:table-cell table:style-name="ce8" office:value-type="percentage" office:value="0.14285714">
            <text:p>14.29%</text:p>
          </table:table-cell>
          <table:table-cell table:style-name="ce8" office:value-type="percentage" office:value="0.64285714">
            <text:p>64.29%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0">
            <text:p>100</text:p>
          </table:table-cell>
          <table:table-cell table:formula="of:=[.J7]+[.H8]" office:value-type="float" office:value="99439">
            <text:p>99439</text:p>
          </table:table-cell>
          <table:table-cell table:style-name="ce11" table:formula="of:=[.B8]+[.K7]" office:value-type="float" office:value="114">
            <text:p>114</text:p>
          </table:table-cell>
          <table:table-cell table:style-name="ce11" table:formula="of:=[.C8]+[.L7]" office:value-type="float" office:value="87">
            <text:p>87</text:p>
          </table:table-cell>
          <table:table-cell table:style-name="ce12" table:formula="of:=[.K8]/([.K8]+[.L8])" office:value-type="percentage" office:value="0.567164179104478">
            <text:p>56.72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formula="of:=[.B9]/([.B9]+[.C9])" office:value-type="percentage" office:value="0">
            <text:p>0.00%</text:p>
          </table:table-cell>
          <table:table-cell table:style-name="ce8" office:value-type="percentage" office:value="0.49827501">
            <text:p>49.83%</text:p>
          </table:table-cell>
          <table:table-cell table:style-name="ce8" office:value-type="percentage" office:value="0.58676727">
            <text:p>58.68%</text:p>
          </table:table-cell>
          <table:table-cell table:style-name="ce11" office:value-type="float" office:value="976">
            <text:p>976</text:p>
          </table:table-cell>
          <table:table-cell table:style-name="ce11" office:value-type="float" office:value="976">
            <text:p>976</text:p>
          </table:table-cell>
          <table:table-cell table:formula="of:=[.J8]+[.H9]" office:value-type="float" office:value="100415">
            <text:p>100415</text:p>
          </table:table-cell>
          <table:table-cell table:style-name="ce11" table:formula="of:=[.B9]+[.K8]" office:value-type="float" office:value="114">
            <text:p>114</text:p>
          </table:table-cell>
          <table:table-cell table:style-name="ce11" table:formula="of:=[.C9]+[.L8]" office:value-type="float" office:value="117">
            <text:p>117</text:p>
          </table:table-cell>
          <table:table-cell table:style-name="ce12" table:formula="of:=[.K9]/([.K9]+[.L9])" office:value-type="percentage" office:value="0.493506493506493">
            <text:p>49.35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formula="of:=[.B10]/([.B10]+[.C10])" office:value-type="percentage" office:value="0.344827586206897">
            <text:p>34.48%</text:p>
          </table:table-cell>
          <table:table-cell table:style-name="ce8" office:value-type="percentage" office:value="0.57565326">
            <text:p>57.57%</text:p>
          </table:table-cell>
          <table:table-cell table:style-name="ce8" office:value-type="percentage" office:value="0.57565326">
            <text:p>57.57%</text:p>
          </table:table-cell>
          <table:table-cell table:style-name="ce11" office:value-type="float" office:value="1865">
            <text:p>1865</text:p>
          </table:table-cell>
          <table:table-cell table:style-name="ce11" office:value-type="float" office:value="1865">
            <text:p>1865</text:p>
          </table:table-cell>
          <table:table-cell table:formula="of:=[.J9]+[.H10]" office:value-type="float" office:value="102280">
            <text:p>102280</text:p>
          </table:table-cell>
          <table:table-cell table:style-name="ce11" table:formula="of:=[.B10]+[.K9]" office:value-type="float" office:value="124">
            <text:p>124</text:p>
          </table:table-cell>
          <table:table-cell table:style-name="ce11" table:formula="of:=[.C10]+[.L9]" office:value-type="float" office:value="136">
            <text:p>136</text:p>
          </table:table-cell>
          <table:table-cell table:style-name="ce12" table:formula="of:=[.K10]/([.K10]+[.L10])" office:value-type="percentage" office:value="0.476923076923077">
            <text:p>47.69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0">
            <text:p>0</text:p>
          </table:table-cell>
          <table:table-cell table:formula="of:=[.B11]/([.B11]+[.C11])" office:value-type="percentage" office:value="0.233333333333333">
            <text:p>23.33%</text:p>
          </table:table-cell>
          <table:table-cell table:style-name="ce8" office:value-type="percentage" office:value="0.03745041">
            <text:p>3.75%</text:p>
          </table:table-cell>
          <table:table-cell table:style-name="ce8" office:value-type="percentage" office:value="0.57421698">
            <text:p>57.42%</text:p>
          </table:table-cell>
          <table:table-cell table:style-name="ce11" office:value-type="float" office:value="32491">
            <text:p>32491</text:p>
          </table:table-cell>
          <table:table-cell table:style-name="ce11" office:value-type="float" office:value="32491">
            <text:p>32491</text:p>
          </table:table-cell>
          <table:table-cell table:formula="of:=[.J10]+[.H11]" office:value-type="float" office:value="134771">
            <text:p>134771</text:p>
          </table:table-cell>
          <table:table-cell table:style-name="ce11" table:formula="of:=[.B11]+[.K10]" office:value-type="float" office:value="131">
            <text:p>131</text:p>
          </table:table-cell>
          <table:table-cell table:style-name="ce11" table:formula="of:=[.C11]+[.L10]" office:value-type="float" office:value="159">
            <text:p>159</text:p>
          </table:table-cell>
          <table:table-cell table:style-name="ce12" table:formula="of:=[.K11]/([.K11]+[.L11])" office:value-type="percentage" office:value="0.451724137931034">
            <text:p>45.17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">
            <text:p>1</text:p>
          </table:table-cell>
          <table:table-cell table:formula="of:=[.B12]/([.B12]+[.C12])" office:value-type="percentage" office:value="0.172413793103448">
            <text:p>17.24%</text:p>
          </table:table-cell>
          <table:table-cell table:style-name="ce8" office:value-type="percentage" office:value="0.00648351">
            <text:p>0.65%</text:p>
          </table:table-cell>
          <table:table-cell table:style-name="ce8" office:value-type="percentage" office:value="0.57180157">
            <text:p>57.18%</text:p>
          </table:table-cell>
          <table:table-cell table:style-name="ce11" office:value-type="float" office:value="30883">
            <text:p>30883</text:p>
          </table:table-cell>
          <table:table-cell table:style-name="ce11" office:value-type="float" office:value="33559">
            <text:p>33559</text:p>
          </table:table-cell>
          <table:table-cell table:formula="of:=[.J11]+[.H12]" office:value-type="float" office:value="165654">
            <text:p>165654</text:p>
          </table:table-cell>
          <table:table-cell table:style-name="ce11" table:formula="of:=[.B12]+[.K11]" office:value-type="float" office:value="136">
            <text:p>136</text:p>
          </table:table-cell>
          <table:table-cell table:style-name="ce11" table:formula="of:=[.C12]+[.L11]" office:value-type="float" office:value="183">
            <text:p>183</text:p>
          </table:table-cell>
          <table:table-cell table:style-name="ce12" table:formula="of:=[.K12]/([.K12]+[.L12])" office:value-type="percentage" office:value="0.426332288401254">
            <text:p>42.63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formula="of:=[.B13]/([.B13]+[.C13])" office:value-type="percentage" office:value="0.333333333333333">
            <text:p>33.33%</text:p>
          </table:table-cell>
          <table:table-cell table:style-name="ce8" office:value-type="percentage" office:value="0.56113903">
            <text:p>56.11%</text:p>
          </table:table-cell>
          <table:table-cell table:style-name="ce8" office:value-type="percentage" office:value="0.56113903">
            <text:p>56.11%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986">
            <text:p>1986</text:p>
          </table:table-cell>
          <table:table-cell table:formula="of:=[.J12]+[.H13]" office:value-type="float" office:value="166722">
            <text:p>166722</text:p>
          </table:table-cell>
          <table:table-cell table:style-name="ce11" table:formula="of:=[.B13]+[.K12]" office:value-type="float" office:value="146">
            <text:p>146</text:p>
          </table:table-cell>
          <table:table-cell table:style-name="ce11" table:formula="of:=[.C13]+[.L12]" office:value-type="float" office:value="203">
            <text:p>203</text:p>
          </table:table-cell>
          <table:table-cell table:style-name="ce12" table:formula="of:=[.K13]/([.K13]+[.L13])" office:value-type="percentage" office:value="0.418338108882521">
            <text:p>41.83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formula="of:=[.B14]/([.B14]+[.C14])" office:value-type="percentage" office:value="0.0344827586206897">
            <text:p>3.45%</text:p>
          </table:table-cell>
          <table:table-cell table:style-name="ce8" office:value-type="percentage" office:value="0.00401278">
            <text:p>0.40%</text:p>
          </table:table-cell>
          <table:table-cell table:style-name="ce8" office:value-type="percentage" office:value="0.54241645">
            <text:p>54.24%</text:p>
          </table:table-cell>
          <table:table-cell table:style-name="ce11" office:value-type="float" office:value="52354">
            <text:p>52354</text:p>
          </table:table-cell>
          <table:table-cell table:style-name="ce11" office:value-type="float" office:value="52367">
            <text:p>52367</text:p>
          </table:table-cell>
          <table:table-cell table:formula="of:=[.J13]+[.H14]" office:value-type="float" office:value="219076">
            <text:p>219076</text:p>
          </table:table-cell>
          <table:table-cell table:style-name="ce11" table:formula="of:=[.B14]+[.K13]" office:value-type="float" office:value="147">
            <text:p>147</text:p>
          </table:table-cell>
          <table:table-cell table:style-name="ce11" table:formula="of:=[.C14]+[.L13]" office:value-type="float" office:value="231">
            <text:p>231</text:p>
          </table:table-cell>
          <table:table-cell table:style-name="ce12" table:formula="of:=[.K14]/([.K14]+[.L14])" office:value-type="percentage" office:value="0.388888888888889">
            <text:p>38.89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formula="of:=[.B15]/([.B15]+[.C15])" office:value-type="percentage" office:value="1">
            <text:p>100.00%</text:p>
          </table:table-cell>
          <table:table-cell table:style-name="ce8" office:value-type="percentage" office:value="0.04495539">
            <text:p>4.50%</text:p>
          </table:table-cell>
          <table:table-cell table:style-name="ce8" office:value-type="percentage" office:value="0.52358114">
            <text:p>52.36%</text:p>
          </table:table-cell>
          <table:table-cell table:style-name="ce11" office:value-type="float" office:value="13913">
            <text:p>13913</text:p>
          </table:table-cell>
          <table:table-cell table:style-name="ce11" office:value-type="float" office:value="13915">
            <text:p>13915</text:p>
          </table:table-cell>
          <table:table-cell table:formula="of:=[.J14]+[.H15]" office:value-type="float" office:value="232989">
            <text:p>232989</text:p>
          </table:table-cell>
          <table:table-cell table:style-name="ce11" table:formula="of:=[.B15]+[.K14]" office:value-type="float" office:value="176">
            <text:p>176</text:p>
          </table:table-cell>
          <table:table-cell table:style-name="ce11" table:formula="of:=[.C15]+[.L14]" office:value-type="float" office:value="231">
            <text:p>231</text:p>
          </table:table-cell>
          <table:table-cell table:style-name="ce12" table:formula="of:=[.K15]/([.K15]+[.L15])" office:value-type="percentage" office:value="0.432432432432432">
            <text:p>43.24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formula="of:=[.B16]/([.B16]+[.C16])" office:value-type="percentage" office:value="0.3">
            <text:p>30.00%</text:p>
          </table:table-cell>
          <table:table-cell table:style-name="ce8" office:value-type="percentage" office:value="0.10564399">
            <text:p>10.56%</text:p>
          </table:table-cell>
          <table:table-cell table:style-name="ce8" office:value-type="percentage" office:value="0.51957295">
            <text:p>51.96%</text:p>
          </table:table-cell>
          <table:table-cell table:style-name="ce11" office:value-type="float" office:value="1173">
            <text:p>1173</text:p>
          </table:table-cell>
          <table:table-cell table:style-name="ce11" office:value-type="float" office:value="1199">
            <text:p>1199</text:p>
          </table:table-cell>
          <table:table-cell table:formula="of:=[.J15]+[.H16]" office:value-type="float" office:value="234162">
            <text:p>234162</text:p>
          </table:table-cell>
          <table:table-cell table:style-name="ce11" table:formula="of:=[.B16]+[.K15]" office:value-type="float" office:value="185">
            <text:p>185</text:p>
          </table:table-cell>
          <table:table-cell table:style-name="ce11" table:formula="of:=[.C16]+[.L15]" office:value-type="float" office:value="252">
            <text:p>252</text:p>
          </table:table-cell>
          <table:table-cell table:style-name="ce12" table:formula="of:=[.K16]/([.K16]+[.L16])" office:value-type="percentage" office:value="0.423340961098398">
            <text:p>42.33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">
            <text:p>0</text:p>
          </table:table-cell>
          <table:table-cell table:formula="of:=[.B17]/([.B17]+[.C17])" office:value-type="percentage" office:value="0.0357142857142857">
            <text:p>3.57%</text:p>
          </table:table-cell>
          <table:table-cell table:style-name="ce8" office:value-type="percentage" office:value="0.0390966">
            <text:p>3.91%</text:p>
          </table:table-cell>
          <table:table-cell table:style-name="ce8" office:value-type="percentage" office:value="0.48130841">
            <text:p>48.13%</text:p>
          </table:table-cell>
          <table:table-cell table:style-name="ce11" office:value-type="float" office:value="4167">
            <text:p>4167</text:p>
          </table:table-cell>
          <table:table-cell table:style-name="ce11" office:value-type="float" office:value="5047">
            <text:p>5047</text:p>
          </table:table-cell>
          <table:table-cell table:formula="of:=[.J16]+[.H17]" office:value-type="float" office:value="238329">
            <text:p>238329</text:p>
          </table:table-cell>
          <table:table-cell table:style-name="ce11" table:formula="of:=[.B17]+[.K16]" office:value-type="float" office:value="186">
            <text:p>186</text:p>
          </table:table-cell>
          <table:table-cell table:style-name="ce11" table:formula="of:=[.C17]+[.L16]" office:value-type="float" office:value="279">
            <text:p>279</text:p>
          </table:table-cell>
          <table:table-cell table:style-name="ce12" table:formula="of:=[.K17]/([.K17]+[.L17])" office:value-type="percentage" office:value="0.4">
            <text:p>40.00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0">
            <text:p>0</text:p>
          </table:table-cell>
          <table:table-cell table:formula="of:=[.B18]/([.B18]+[.C18])" office:value-type="percentage" office:value="0.233333333333333">
            <text:p>23.33%</text:p>
          </table:table-cell>
          <table:table-cell table:style-name="ce8" office:value-type="percentage" office:value="0.04514925">
            <text:p>4.51%</text:p>
          </table:table-cell>
          <table:table-cell table:style-name="ce8" office:value-type="percentage" office:value="0.48130469">
            <text:p>48.13%</text:p>
          </table:table-cell>
          <table:table-cell table:style-name="ce11" office:value-type="float" office:value="10681">
            <text:p>10681</text:p>
          </table:table-cell>
          <table:table-cell table:style-name="ce11" office:value-type="float" office:value="12791">
            <text:p>12791</text:p>
          </table:table-cell>
          <table:table-cell table:formula="of:=[.J17]+[.H18]" office:value-type="float" office:value="249010">
            <text:p>249010</text:p>
          </table:table-cell>
          <table:table-cell table:style-name="ce11" table:formula="of:=[.B18]+[.K17]" office:value-type="float" office:value="193">
            <text:p>193</text:p>
          </table:table-cell>
          <table:table-cell table:style-name="ce11" table:formula="of:=[.C18]+[.L17]" office:value-type="float" office:value="302">
            <text:p>302</text:p>
          </table:table-cell>
          <table:table-cell table:style-name="ce12" table:formula="of:=[.K18]/([.K18]+[.L18])" office:value-type="percentage" office:value="0.38989898989899">
            <text:p>38.99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Default" office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formula="of:=[.B19]/([.B19]+[.C19])" office:value-type="percentage" office:value="0.0344827586206897">
            <text:p>3.45%</text:p>
          </table:table-cell>
          <table:table-cell table:style-name="ce8" office:value-type="percentage" office:value="0.38285145">
            <text:p>38.29%</text:p>
          </table:table-cell>
          <table:table-cell table:style-name="ce8" office:value-type="percentage" office:value="0.45229682">
            <text:p>45.23%</text:p>
          </table:table-cell>
          <table:table-cell table:style-name="ce11" office:value-type="float" office:value="518">
            <text:p>518</text:p>
          </table:table-cell>
          <table:table-cell table:style-name="ce11" office:value-type="float" office:value="608">
            <text:p>608</text:p>
          </table:table-cell>
          <table:table-cell table:formula="of:=[.J18]+[.H19]" office:value-type="float" office:value="249528">
            <text:p>249528</text:p>
          </table:table-cell>
          <table:table-cell table:style-name="ce11" table:formula="of:=[.B19]+[.K18]" office:value-type="float" office:value="194">
            <text:p>194</text:p>
          </table:table-cell>
          <table:table-cell table:style-name="ce11" table:formula="of:=[.C19]+[.L18]" office:value-type="float" office:value="330">
            <text:p>330</text:p>
          </table:table-cell>
          <table:table-cell table:style-name="ce12" table:formula="of:=[.K19]/([.K19]+[.L19])" office:value-type="percentage" office:value="0.370229007633588">
            <text:p>37.02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formula="of:=[.B20]/([.B20]+[.C20])" office:value-type="percentage" office:value="0.84">
            <text:p>84.00%</text:p>
          </table:table-cell>
          <table:table-cell table:style-name="ce8" office:value-type="percentage" office:value="0.01205091">
            <text:p>1.21%</text:p>
          </table:table-cell>
          <table:table-cell table:style-name="ce8" office:value-type="percentage" office:value="0.43414634">
            <text:p>43.41%</text:p>
          </table:table-cell>
          <table:table-cell table:style-name="ce11" office:value-type="float" office:value="21883">
            <text:p>21883</text:p>
          </table:table-cell>
          <table:table-cell table:style-name="ce11" office:value-type="float" office:value="21889">
            <text:p>21889</text:p>
          </table:table-cell>
          <table:table-cell table:formula="of:=[.J19]+[.H20]" office:value-type="float" office:value="271411">
            <text:p>271411</text:p>
          </table:table-cell>
          <table:table-cell table:style-name="ce11" table:formula="of:=[.B20]+[.K19]" office:value-type="float" office:value="215">
            <text:p>215</text:p>
          </table:table-cell>
          <table:table-cell table:style-name="ce11" table:formula="of:=[.C20]+[.L19]" office:value-type="float" office:value="334">
            <text:p>334</text:p>
          </table:table-cell>
          <table:table-cell table:style-name="ce12" table:formula="of:=[.K20]/([.K20]+[.L20])" office:value-type="percentage" office:value="0.391621129326047">
            <text:p>39.16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formula="of:=[.B21]/([.B21]+[.C21])" office:value-type="percentage" office:value="0.7">
            <text:p>70.00%</text:p>
          </table:table-cell>
          <table:table-cell table:style-name="ce8" office:value-type="percentage" office:value="0.17321165">
            <text:p>17.32%</text:p>
          </table:table-cell>
          <table:table-cell table:style-name="ce8" office:value-type="percentage" office:value="0.40981461">
            <text:p>40.98%</text:p>
          </table:table-cell>
          <table:table-cell table:style-name="ce11" office:value-type="float" office:value="1170">
            <text:p>1170</text:p>
          </table:table-cell>
          <table:table-cell table:style-name="ce11" office:value-type="float" office:value="1720">
            <text:p>1720</text:p>
          </table:table-cell>
          <table:table-cell table:formula="of:=[.J20]+[.H21]" office:value-type="float" office:value="272581">
            <text:p>272581</text:p>
          </table:table-cell>
          <table:table-cell table:style-name="ce11" table:formula="of:=[.B21]+[.K20]" office:value-type="float" office:value="236">
            <text:p>236</text:p>
          </table:table-cell>
          <table:table-cell table:style-name="ce11" table:formula="of:=[.C21]+[.L20]" office:value-type="float" office:value="343">
            <text:p>343</text:p>
          </table:table-cell>
          <table:table-cell table:style-name="ce12" table:formula="of:=[.K21]/([.K21]+[.L21])" office:value-type="percentage" office:value="0.407599309153713">
            <text:p>40.76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">
            <text:p>1</text:p>
          </table:table-cell>
          <table:table-cell table:formula="of:=[.B22]/([.B22]+[.C22])" office:value-type="percentage" office:value="0.206896551724138">
            <text:p>20.69%</text:p>
          </table:table-cell>
          <table:table-cell table:style-name="ce8" office:value-type="percentage" office:value="0.00161044">
            <text:p>0.16%</text:p>
          </table:table-cell>
          <table:table-cell table:style-name="ce8" office:value-type="percentage" office:value="0.3960396">
            <text:p>39.60%</text:p>
          </table:table-cell>
          <table:table-cell table:style-name="ce11" office:value-type="float" office:value="22069">
            <text:p>22069</text:p>
          </table:table-cell>
          <table:table-cell table:style-name="ce11" office:value-type="float" office:value="24784">
            <text:p>24784</text:p>
          </table:table-cell>
          <table:table-cell table:formula="of:=[.J21]+[.H22]" office:value-type="float" office:value="294650">
            <text:p>294650</text:p>
          </table:table-cell>
          <table:table-cell table:style-name="ce11" table:formula="of:=[.B22]+[.K21]" office:value-type="float" office:value="242">
            <text:p>242</text:p>
          </table:table-cell>
          <table:table-cell table:style-name="ce11" table:formula="of:=[.C22]+[.L21]" office:value-type="float" office:value="366">
            <text:p>366</text:p>
          </table:table-cell>
          <table:table-cell table:style-name="ce12" table:formula="of:=[.K22]/([.K22]+[.L22])" office:value-type="percentage" office:value="0.398026315789474">
            <text:p>39.80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formula="of:=[.B23]/([.B23]+[.C23])" office:value-type="percentage" office:value="0.466666666666667">
            <text:p>46.67%</text:p>
          </table:table-cell>
          <table:table-cell table:style-name="ce8" office:value-type="percentage" office:value="0.13444109">
            <text:p>13.44%</text:p>
          </table:table-cell>
          <table:table-cell table:style-name="ce8" office:value-type="percentage" office:value="0.39035088">
            <text:p>39.04%</text:p>
          </table:table-cell>
          <table:table-cell table:style-name="ce11" office:value-type="float" office:value="552">
            <text:p>552</text:p>
          </table:table-cell>
          <table:table-cell table:style-name="ce11" office:value-type="float" office:value="552">
            <text:p>552</text:p>
          </table:table-cell>
          <table:table-cell table:formula="of:=[.J22]+[.H23]" office:value-type="float" office:value="295202">
            <text:p>295202</text:p>
          </table:table-cell>
          <table:table-cell table:style-name="ce11" table:formula="of:=[.B23]+[.K22]" office:value-type="float" office:value="256">
            <text:p>256</text:p>
          </table:table-cell>
          <table:table-cell table:style-name="ce11" table:formula="of:=[.C23]+[.L22]" office:value-type="float" office:value="382">
            <text:p>382</text:p>
          </table:table-cell>
          <table:table-cell table:style-name="ce12" table:formula="of:=[.K23]/([.K23]+[.L23])" office:value-type="percentage" office:value="0.401253918495298">
            <text:p>40.13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9">
            <text:p>9</text:p>
          </table:table-cell>
          <table:table-cell table:formula="of:=[.B24]/([.B24]+[.C24])" office:value-type="percentage" office:value="0">
            <text:p>0.00%</text:p>
          </table:table-cell>
          <table:table-cell table:style-name="ce8" office:value-type="percentage" office:value="0.20638086">
            <text:p>20.64%</text:p>
          </table:table-cell>
          <table:table-cell table:style-name="ce8" office:value-type="percentage" office:value="0.38983051">
            <text:p>38.98%</text:p>
          </table:table-cell>
          <table:table-cell table:style-name="ce11" office:value-type="float" office:value="790">
            <text:p>790</text:p>
          </table:table-cell>
          <table:table-cell table:style-name="ce11" office:value-type="float" office:value="790">
            <text:p>790</text:p>
          </table:table-cell>
          <table:table-cell table:formula="of:=[.J23]+[.H24]" office:value-type="float" office:value="295992">
            <text:p>295992</text:p>
          </table:table-cell>
          <table:table-cell table:style-name="ce11" table:formula="of:=[.B24]+[.K23]" office:value-type="float" office:value="256">
            <text:p>256</text:p>
          </table:table-cell>
          <table:table-cell table:style-name="ce11" table:formula="of:=[.C24]+[.L23]" office:value-type="float" office:value="403">
            <text:p>403</text:p>
          </table:table-cell>
          <table:table-cell table:style-name="ce12" table:formula="of:=[.K24]/([.K24]+[.L24])" office:value-type="percentage" office:value="0.388467374810319">
            <text:p>38.85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formula="of:=[.B25]/([.B25]+[.C25])" office:value-type="percentage" office:value="1">
            <text:p>100.00%</text:p>
          </table:table-cell>
          <table:table-cell table:style-name="ce8" office:value-type="percentage" office:value="0.0130597">
            <text:p>1.31%</text:p>
          </table:table-cell>
          <table:table-cell table:style-name="ce8" office:value-type="percentage" office:value="0.38546256">
            <text:p>38.55%</text:p>
          </table:table-cell>
          <table:table-cell table:style-name="ce11" office:value-type="float" office:value="12643">
            <text:p>12643</text:p>
          </table:table-cell>
          <table:table-cell table:style-name="ce11" office:value-type="float" office:value="13225">
            <text:p>13225</text:p>
          </table:table-cell>
          <table:table-cell table:formula="of:=[.J24]+[.H25]" office:value-type="float" office:value="308635">
            <text:p>308635</text:p>
          </table:table-cell>
          <table:table-cell table:style-name="ce11" table:formula="of:=[.B25]+[.K24]" office:value-type="float" office:value="285">
            <text:p>285</text:p>
          </table:table-cell>
          <table:table-cell table:style-name="ce11" table:formula="of:=[.C25]+[.L24]" office:value-type="float" office:value="403">
            <text:p>403</text:p>
          </table:table-cell>
          <table:table-cell table:style-name="ce12" table:formula="of:=[.K25]/([.K25]+[.L25])" office:value-type="percentage" office:value="0.414244186046512">
            <text:p>41.42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3">
            <text:p>23</text:p>
          </table:table-cell>
          <table:table-cell table:formula="of:=[.B26]/([.B26]+[.C26])" office:value-type="percentage" office:value="0.142857142857143">
            <text:p>14.29%</text:p>
          </table:table-cell>
          <table:table-cell table:style-name="ce8" office:value-type="percentage" office:value="0.05049912">
            <text:p>5.05%</text:p>
          </table:table-cell>
          <table:table-cell table:style-name="ce8" office:value-type="percentage" office:value="0.38457239">
            <text:p>38.46%</text:p>
          </table:table-cell>
          <table:table-cell table:style-name="ce11" office:value-type="float" office:value="12936">
            <text:p>12936</text:p>
          </table:table-cell>
          <table:table-cell table:style-name="ce11" office:value-type="float" office:value="12936">
            <text:p>12936</text:p>
          </table:table-cell>
          <table:table-cell table:formula="of:=[.J25]+[.H26]" office:value-type="float" office:value="321571">
            <text:p>321571</text:p>
          </table:table-cell>
          <table:table-cell table:style-name="ce11" table:formula="of:=[.B26]+[.K25]" office:value-type="float" office:value="286">
            <text:p>286</text:p>
          </table:table-cell>
          <table:table-cell table:style-name="ce11" table:formula="of:=[.C26]+[.L25]" office:value-type="float" office:value="409">
            <text:p>409</text:p>
          </table:table-cell>
          <table:table-cell table:style-name="ce12" table:formula="of:=[.K26]/([.K26]+[.L26])" office:value-type="percentage" office:value="0.411510791366907">
            <text:p>41.15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">
            <text:p>7</text:p>
          </table:table-cell>
          <table:table-cell table:formula="of:=[.B27]/([.B27]+[.C27])" office:value-type="percentage" office:value="0.0434782608695652">
            <text:p>4.35%</text:p>
          </table:table-cell>
          <table:table-cell table:style-name="ce8" office:value-type="percentage" office:value="0.1610642">
            <text:p>16.11%</text:p>
          </table:table-cell>
          <table:table-cell table:style-name="ce8" office:value-type="percentage" office:value="0.37472202">
            <text:p>37.47%</text:p>
          </table:table-cell>
          <table:table-cell table:style-name="ce11" office:value-type="float" office:value="4973">
            <text:p>4973</text:p>
          </table:table-cell>
          <table:table-cell table:style-name="ce11" office:value-type="float" office:value="5258">
            <text:p>5258</text:p>
          </table:table-cell>
          <table:table-cell table:formula="of:=[.J26]+[.H27]" office:value-type="float" office:value="326544">
            <text:p>326544</text:p>
          </table:table-cell>
          <table:table-cell table:style-name="ce11" table:formula="of:=[.B27]+[.K26]" office:value-type="float" office:value="287">
            <text:p>287</text:p>
          </table:table-cell>
          <table:table-cell table:style-name="ce11" table:formula="of:=[.C27]+[.L26]" office:value-type="float" office:value="431">
            <text:p>431</text:p>
          </table:table-cell>
          <table:table-cell table:style-name="ce12" table:formula="of:=[.K27]/([.K27]+[.L27])" office:value-type="percentage" office:value="0.399721448467967">
            <text:p>39.97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formula="of:=[.B28]/([.B28]+[.C28])" office:value-type="percentage" office:value="0.2">
            <text:p>20.00%</text:p>
          </table:table-cell>
          <table:table-cell table:style-name="ce8" office:value-type="percentage" office:value="0.04488453">
            <text:p>4.49%</text:p>
          </table:table-cell>
          <table:table-cell table:style-name="ce8" office:value-type="percentage" office:value="0.36571748">
            <text:p>36.57%</text:p>
          </table:table-cell>
          <table:table-cell table:style-name="ce11" office:value-type="float" office:value="12609">
            <text:p>12609</text:p>
          </table:table-cell>
          <table:table-cell table:style-name="ce11" office:value-type="float" office:value="13611">
            <text:p>13611</text:p>
          </table:table-cell>
          <table:table-cell table:formula="of:=[.J27]+[.H28]" office:value-type="float" office:value="339153">
            <text:p>339153</text:p>
          </table:table-cell>
          <table:table-cell table:style-name="ce11" table:formula="of:=[.B28]+[.K27]" office:value-type="float" office:value="293">
            <text:p>293</text:p>
          </table:table-cell>
          <table:table-cell table:style-name="ce11" table:formula="of:=[.C28]+[.L27]" office:value-type="float" office:value="455">
            <text:p>455</text:p>
          </table:table-cell>
          <table:table-cell table:style-name="ce12" table:formula="of:=[.K28]/([.K28]+[.L28])" office:value-type="percentage" office:value="0.391711229946524">
            <text:p>39.17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6">
            <text:p>6</text:p>
          </table:table-cell>
          <table:table-cell table:formula="of:=[.B29]/([.B29]+[.C29])" office:value-type="percentage" office:value="0.208333333333333">
            <text:p>20.83%</text:p>
          </table:table-cell>
          <table:table-cell table:style-name="ce8" office:value-type="percentage" office:value="0.18752427">
            <text:p>18.75%</text:p>
          </table:table-cell>
          <table:table-cell table:style-name="ce8" office:value-type="percentage" office:value="0.32464443">
            <text:p>32.46%</text:p>
          </table:table-cell>
          <table:table-cell table:style-name="ce11" office:value-type="float" office:value="26980">
            <text:p>26980</text:p>
          </table:table-cell>
          <table:table-cell table:style-name="ce11" office:value-type="float" office:value="26980">
            <text:p>26980</text:p>
          </table:table-cell>
          <table:table-cell table:formula="of:=[.J28]+[.H29]" office:value-type="float" office:value="366133">
            <text:p>366133</text:p>
          </table:table-cell>
          <table:table-cell table:style-name="ce11" table:formula="of:=[.B29]+[.K28]" office:value-type="float" office:value="298">
            <text:p>298</text:p>
          </table:table-cell>
          <table:table-cell table:style-name="ce11" table:formula="of:=[.C29]+[.L28]" office:value-type="float" office:value="474">
            <text:p>474</text:p>
          </table:table-cell>
          <table:table-cell table:style-name="ce12" table:formula="of:=[.K29]/([.K29]+[.L29])" office:value-type="percentage" office:value="0.3860103626943">
            <text:p>38.60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formula="of:=[.B30]/([.B30]+[.C30])" office:value-type="percentage" office:value="0.0333333333333333">
            <text:p>3.33%</text:p>
          </table:table-cell>
          <table:table-cell table:style-name="ce8" office:value-type="percentage" office:value="0.01473309">
            <text:p>1.47%</text:p>
          </table:table-cell>
          <table:table-cell table:style-name="ce8" office:value-type="percentage" office:value="0.31386861">
            <text:p>31.39%</text:p>
          </table:table-cell>
          <table:table-cell table:style-name="ce11" office:value-type="float" office:value="14287">
            <text:p>14287</text:p>
          </table:table-cell>
          <table:table-cell table:style-name="ce11" office:value-type="float" office:value="14287">
            <text:p>14287</text:p>
          </table:table-cell>
          <table:table-cell table:formula="of:=[.J29]+[.H30]" office:value-type="float" office:value="380420">
            <text:p>380420</text:p>
          </table:table-cell>
          <table:table-cell table:style-name="ce11" table:formula="of:=[.B30]+[.K29]" office:value-type="float" office:value="299">
            <text:p>299</text:p>
          </table:table-cell>
          <table:table-cell table:style-name="ce11" table:formula="of:=[.C30]+[.L29]" office:value-type="float" office:value="503">
            <text:p>503</text:p>
          </table:table-cell>
          <table:table-cell table:style-name="ce12" table:formula="of:=[.K30]/([.K30]+[.L30])" office:value-type="percentage" office:value="0.372817955112219">
            <text:p>37.28%</text:p>
          </table:table-cell>
          <table:table-cell office:value-type="string">
            <text:p>PCA Ranking</text:p>
          </table:table-cell>
        </table:table-row>
        <table:table-row table:style-name="ro2">
          <table:table-cell table:style-name="ce2" office:value-type="string">
            <text:p>?a <text:s/>&lt;livesIn&gt; <text:s/>?b <text:s text:c="2"/>=&gt; ?a <text:s/>&lt;diedIn&gt; <text:s/>?b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8">
            <text:p>28</text:p>
          </table:table-cell>
          <table:table-cell table:formula="of:=[.B31]/([.B31]+[.C31])" office:value-type="percentage" office:value="1">
            <text:p>100.00%</text:p>
          </table:table-cell>
          <table:table-cell table:style-name="ce8" office:value-type="percentage" office:value="0.01829644">
            <text:p>1.83%</text:p>
          </table:table-cell>
          <table:table-cell table:style-name="ce8" office:value-type="percentage" office:value="0.29053319">
            <text:p>29.05%</text:p>
          </table:table-cell>
          <table:table-cell table:style-name="ce11" office:value-type="float" office:value="13949">
            <text:p>13949</text:p>
          </table:table-cell>
          <table:table-cell table:style-name="ce11" office:value-type="float" office:value="14140">
            <text:p>14140</text:p>
          </table:table-cell>
          <table:table-cell table:formula="of:=[.J30]+[.H31]" office:value-type="float" office:value="394369">
            <text:p>394369</text:p>
          </table:table-cell>
          <table:table-cell table:style-name="ce11" table:formula="of:=[.B31]+[.K30]" office:value-type="float" office:value="301">
            <text:p>301</text:p>
          </table:table-cell>
          <table:table-cell table:style-name="ce11" table:formula="of:=[.C31]+[.L30]" office:value-type="float" office:value="503">
            <text:p>503</text:p>
          </table:table-cell>
          <table:table-cell table:style-name="ce12" table:formula="of:=[.K31]/([.K31]+[.L31])" office:value-type="percentage" office:value="0.374378109452736">
            <text:p>37.44%</text:p>
          </table:table-cell>
          <table:table-cell office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1" office:value-type="string">
            <text:p>Standard Confidence (rules 1-30)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Precision</text:p>
          </table:table-cell>
          <table:table-cell table:style-name="ce7" office:value-type="string">
            <text:p>Std. Confidence</text:p>
          </table:table-cell>
          <table:table-cell table:style-name="ce7" office:value-type="string">
            <text:p>PCA Confidence</text:p>
          </table:table-cell>
          <table:table-cell table:style-name="ce7" office:value-type="string">
            <text:p>Predictions</text:p>
          </table:table-cell>
          <table:table-cell table:style-name="ce7" office:value-type="string">
            <text:p>Body – support</text:p>
          </table:table-cell>
          <table:table-cell table:style-name="ce7" office:value-type="string">
            <text:p>Agg predictions</text:p>
          </table:table-cell>
          <table:table-cell table:style-name="ce7" office:value-type="string">
            <text:p>Agg true</text:p>
          </table:table-cell>
          <table:table-cell table:style-name="ce7" office:value-type="string">
            <text:p>Agg false</text:p>
          </table:table-cell>
          <table:table-cell table:style-name="ce7" office:value-type="string">
            <text:p>Agg precision</text:p>
          </table:table-cell>
          <table:table-cell table:style-name="ce1" office:value-type="string">
            <text:p>Source</text:p>
          </table:table-cell>
        </table:table-row>
        <table:table-row table:style-name="ro2">
          <table:table-cell office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]/([.B2]+[.C2])" office:value-type="percentage" office:value="0.344827586206897">
            <text:p>34.48%</text:p>
          </table:table-cell>
          <table:table-cell table:style-name="ce11" office:value-type="float" office:value="0.57565326">
            <text:p>0.57565326</text:p>
          </table:table-cell>
          <table:table-cell table:style-name="ce11" office:value-type="float" office:value="0.57565326">
            <text:p>0.57565326</text:p>
          </table:table-cell>
          <table:table-cell table:style-name="ce11" office:value-type="float" office:value="1865">
            <text:p>1865</text:p>
          </table:table-cell>
          <table:table-cell table:style-name="ce11" office:value-type="float" office:value="1865">
            <text:p>1865</text:p>
          </table:table-cell>
          <table:table-cell table:style-name="ce11" table:formula="of:=[.H2]" office:value-type="float" office:value="1865">
            <text:p>1865</text:p>
          </table:table-cell>
          <table:table-cell table:style-name="ce11" table:formula="of:=[.B2]" office:value-type="float" office:value="10">
            <text:p>10</text:p>
          </table:table-cell>
          <table:table-cell table:style-name="ce11" table:formula="of:=[.C2]" office:value-type="float" office:value="19">
            <text:p>19</text:p>
          </table:table-cell>
          <table:table-cell table:style-name="ce12" table:formula="of:=[.K2]/([.K2]+[.L2])" office:value-type="percentage" office:value="0.344827586206897">
            <text:p>34.48%</text:p>
          </table:table-cell>
          <table:table-cell office:value-type="string">
            <text:p>PCA Ranking</text:p>
          </table:table-cell>
        </table:table-row>
        <table:table-row table:style-name="ro2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]/([.B3]+[.C3])" office:value-type="percentage" office:value="0.333333333333333">
            <text:p>33.33%</text:p>
          </table:table-cell>
          <table:table-cell table:style-name="ce11" office:value-type="float" office:value="0.56113903">
            <text:p>0.56113903</text:p>
          </table:table-cell>
          <table:table-cell table:style-name="ce11" office:value-type="float" office:value="0.56113903">
            <text:p>0.56113903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986">
            <text:p>1986</text:p>
          </table:table-cell>
          <table:table-cell table:style-name="ce11" table:formula="of:=[.J2]+[.H3]" office:value-type="float" office:value="2933">
            <text:p>2933</text:p>
          </table:table-cell>
          <table:table-cell table:style-name="ce11" table:formula="of:=[.K2]+[.B3]" office:value-type="float" office:value="20">
            <text:p>20</text:p>
          </table:table-cell>
          <table:table-cell table:style-name="ce11" table:formula="of:=[.L2]+[.C3]" office:value-type="float" office:value="39">
            <text:p>39</text:p>
          </table:table-cell>
          <table:table-cell table:style-name="ce12" table:formula="of:=[.K3]/([.K3]+[.L3])" office:value-type="percentage" office:value="0.338983050847458">
            <text:p>33.90%</text:p>
          </table:table-cell>
          <table:table-cell office:value-type="string">
            <text:p>PCA Ranking</text:p>
          </table:table-cell>
        </table:table-row>
        <table:table-row table:style-name="ro2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4]/([.B4]+[.C4])" office:value-type="percentage" office:value="0.966666666666667">
            <text:p>96.67%</text:p>
          </table:table-cell>
          <table:table-cell table:style-name="ce11" office:value-type="float" office:value="0.53014258">
            <text:p>0.53014258</text:p>
          </table:table-cell>
          <table:table-cell table:style-name="ce11" office:value-type="float" office:value="0.91785766">
            <text:p>0.91785766</text:p>
          </table:table-cell>
          <table:table-cell table:style-name="ce11" office:value-type="float" office:value="5158">
            <text:p>5158</text:p>
          </table:table-cell>
          <table:table-cell table:style-name="ce11" office:value-type="float" office:value="5158">
            <text:p>5158</text:p>
          </table:table-cell>
          <table:table-cell table:style-name="ce11" table:formula="of:=[.J3]+[.H4]" office:value-type="float" office:value="8091">
            <text:p>8091</text:p>
          </table:table-cell>
          <table:table-cell table:style-name="ce11" table:formula="of:=[.K3]+[.B4]" office:value-type="float" office:value="49">
            <text:p>49</text:p>
          </table:table-cell>
          <table:table-cell table:style-name="ce11" table:formula="of:=[.L3]+[.C4]" office:value-type="float" office:value="40">
            <text:p>40</text:p>
          </table:table-cell>
          <table:table-cell table:style-name="ce12" table:formula="of:=[.K4]/([.K4]+[.L4])" office:value-type="percentage" office:value="0.550561797752809">
            <text:p>55.06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.B5]/([.B5]+[.C5])" office:value-type="percentage" office:value="0.0333333333333333">
            <text:p>3.33%</text:p>
          </table:table-cell>
          <table:table-cell table:style-name="ce11" office:value-type="float" office:value="0.49827501">
            <text:p>0.49827501</text:p>
          </table:table-cell>
          <table:table-cell table:style-name="ce11" office:value-type="float" office:value="0.58676727">
            <text:p>0.58676727</text:p>
          </table:table-cell>
          <table:table-cell table:style-name="ce11" office:value-type="float" office:value="976">
            <text:p>976</text:p>
          </table:table-cell>
          <table:table-cell table:style-name="ce11" office:value-type="float" office:value="976">
            <text:p>976</text:p>
          </table:table-cell>
          <table:table-cell table:style-name="ce11" table:formula="of:=[.J4]+[.H5]" office:value-type="float" office:value="9067">
            <text:p>9067</text:p>
          </table:table-cell>
          <table:table-cell table:style-name="ce11" table:formula="of:=[.K4]+[.B5]" office:value-type="float" office:value="50">
            <text:p>50</text:p>
          </table:table-cell>
          <table:table-cell table:style-name="ce11" table:formula="of:=[.L4]+[.C5]" office:value-type="float" office:value="69">
            <text:p>69</text:p>
          </table:table-cell>
          <table:table-cell table:style-name="ce12" table:formula="of:=[.K5]/([.K5]+[.L5])" office:value-type="percentage" office:value="0.420168067226891">
            <text:p>42.02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6]/([.B6]+[.C6])" office:value-type="percentage" office:value="0.0344827586206897">
            <text:p>3.45%</text:p>
          </table:table-cell>
          <table:table-cell table:style-name="ce11" office:value-type="float" office:value="0.38285145">
            <text:p>0.38285145</text:p>
          </table:table-cell>
          <table:table-cell table:style-name="ce11" office:value-type="float" office:value="0.45229682">
            <text:p>0.45229682</text:p>
          </table:table-cell>
          <table:table-cell table:style-name="ce11" office:value-type="float" office:value="518">
            <text:p>518</text:p>
          </table:table-cell>
          <table:table-cell table:style-name="ce11" office:value-type="float" office:value="608">
            <text:p>608</text:p>
          </table:table-cell>
          <table:table-cell table:style-name="ce11" table:formula="of:=[.J5]+[.H6]" office:value-type="float" office:value="9585">
            <text:p>9585</text:p>
          </table:table-cell>
          <table:table-cell table:style-name="ce11" table:formula="of:=[.K5]+[.B6]" office:value-type="float" office:value="51">
            <text:p>51</text:p>
          </table:table-cell>
          <table:table-cell table:style-name="ce11" table:formula="of:=[.L5]+[.C6]" office:value-type="float" office:value="97">
            <text:p>97</text:p>
          </table:table-cell>
          <table:table-cell table:style-name="ce12" table:formula="of:=[.K6]/([.K6]+[.L6])" office:value-type="percentage" office:value="0.344594594594595">
            <text:p>34.46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table:formula="of:=[.B7]/([.B7]+[.C7])" office:value-type="percentage" office:value="0.75">
            <text:p>75.00%</text:p>
          </table:table-cell>
          <table:table-cell table:style-name="ce11" office:value-type="float" office:value="0.33705773">
            <text:p>0.33705773</text:p>
          </table:table-cell>
          <table:table-cell table:style-name="ce11" office:value-type="float" office:value="0.6988417">
            <text:p>0.6988417</text:p>
          </table:table-cell>
          <table:table-cell table:style-name="ce11" office:value-type="float" office:value="326">
            <text:p>326</text:p>
          </table:table-cell>
          <table:table-cell table:style-name="ce11" office:value-type="float" office:value="326">
            <text:p>326</text:p>
          </table:table-cell>
          <table:table-cell table:style-name="ce11" table:formula="of:=[.J6]+[.H7]" office:value-type="float" office:value="9911">
            <text:p>9911</text:p>
          </table:table-cell>
          <table:table-cell table:style-name="ce11" table:formula="of:=[.K6]+[.B7]" office:value-type="float" office:value="69">
            <text:p>69</text:p>
          </table:table-cell>
          <table:table-cell table:style-name="ce11" table:formula="of:=[.L6]+[.C7]" office:value-type="float" office:value="103">
            <text:p>103</text:p>
          </table:table-cell>
          <table:table-cell table:style-name="ce12" table:formula="of:=[.K7]/([.K7]+[.L7])" office:value-type="percentage" office:value="0.401162790697674">
            <text:p>40.12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B8]/([.B8]+[.C8])" office:value-type="percentage" office:value="0.2">
            <text:p>20.00%</text:p>
          </table:table-cell>
          <table:table-cell table:style-name="ce11" office:value-type="float" office:value="0.28194103">
            <text:p>0.28194103</text:p>
          </table:table-cell>
          <table:table-cell table:style-name="ce11" office:value-type="float" office:value="0.28194103">
            <text:p>0.28194103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style-name="ce11" table:formula="of:=[.J7]+[.H8]" office:value-type="float" office:value="9986">
            <text:p>9986</text:p>
          </table:table-cell>
          <table:table-cell table:style-name="ce11" table:formula="of:=[.K7]+[.B8]" office:value-type="float" office:value="75">
            <text:p>75</text:p>
          </table:table-cell>
          <table:table-cell table:style-name="ce11" table:formula="of:=[.L7]+[.C8]" office:value-type="float" office:value="127">
            <text:p>127</text:p>
          </table:table-cell>
          <table:table-cell table:style-name="ce12" table:formula="of:=[.K8]/([.K8]+[.L8])" office:value-type="percentage" office:value="0.371287128712871">
            <text:p>37.13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9]/([.B9]+[.C9])" office:value-type="percentage" office:value="1">
            <text:p>100.00%</text:p>
          </table:table-cell>
          <table:table-cell table:style-name="ce11" office:value-type="float" office:value="0.22807018">
            <text:p>0.22807018</text:p>
          </table:table-cell>
          <table:table-cell table:style-name="ce11" office:value-type="float" office:value="0.68421053">
            <text:p>0.68421053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542">
            <text:p>542</text:p>
          </table:table-cell>
          <table:table-cell table:style-name="ce11" table:formula="of:=[.J8]+[.H9]" office:value-type="float" office:value="10285">
            <text:p>10285</text:p>
          </table:table-cell>
          <table:table-cell table:style-name="ce11" table:formula="of:=[.K8]+[.B9]" office:value-type="float" office:value="99">
            <text:p>99</text:p>
          </table:table-cell>
          <table:table-cell table:style-name="ce11" table:formula="of:=[.L8]+[.C9]" office:value-type="float" office:value="127">
            <text:p>127</text:p>
          </table:table-cell>
          <table:table-cell table:style-name="ce12" table:formula="of:=[.K9]/([.K9]+[.L9])" office:value-type="percentage" office:value="0.438053097345133">
            <text:p>43.8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[.B10]/([.B10]+[.C10])" office:value-type="percentage" office:value="0.185185185185185">
            <text:p>18.52%</text:p>
          </table:table-cell>
          <table:table-cell table:style-name="ce11" office:value-type="float" office:value="0.20638086">
            <text:p>0.20638086</text:p>
          </table:table-cell>
          <table:table-cell table:style-name="ce11" office:value-type="float" office:value="0.38983051">
            <text:p>0.38983051</text:p>
          </table:table-cell>
          <table:table-cell table:style-name="ce11" office:value-type="float" office:value="790">
            <text:p>790</text:p>
          </table:table-cell>
          <table:table-cell table:style-name="ce11" office:value-type="float" office:value="790">
            <text:p>790</text:p>
          </table:table-cell>
          <table:table-cell table:style-name="ce11" table:formula="of:=[.J9]+[.H10]" office:value-type="float" office:value="11075">
            <text:p>11075</text:p>
          </table:table-cell>
          <table:table-cell table:style-name="ce11" table:formula="of:=[.K9]+[.B10]" office:value-type="float" office:value="104">
            <text:p>104</text:p>
          </table:table-cell>
          <table:table-cell table:style-name="ce11" table:formula="of:=[.L9]+[.C10]" office:value-type="float" office:value="149">
            <text:p>149</text:p>
          </table:table-cell>
          <table:table-cell table:style-name="ce12" table:formula="of:=[.K10]/([.K10]+[.L10])" office:value-type="percentage" office:value="0.411067193675889">
            <text:p>41.1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directed&gt; <text:s/>?b <text:s text:c="2"/>=&gt; ?a <text:s/>&lt;created&gt; <text:s/>?b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1]/([.B11]+[.C11])" office:value-type="percentage" office:value="0.241379310344828">
            <text:p>24.14%</text:p>
          </table:table-cell>
          <table:table-cell table:style-name="ce11" office:value-type="float" office:value="0.18752427">
            <text:p>0.18752427</text:p>
          </table:table-cell>
          <table:table-cell table:style-name="ce11" office:value-type="float" office:value="0.32464443">
            <text:p>0.32464443</text:p>
          </table:table-cell>
          <table:table-cell table:style-name="ce11" office:value-type="float" office:value="26980">
            <text:p>26980</text:p>
          </table:table-cell>
          <table:table-cell table:style-name="ce11" office:value-type="float" office:value="26980">
            <text:p>26980</text:p>
          </table:table-cell>
          <table:table-cell table:style-name="ce11" table:formula="of:=[.J10]+[.H11]" office:value-type="float" office:value="38055">
            <text:p>38055</text:p>
          </table:table-cell>
          <table:table-cell table:style-name="ce11" table:formula="of:=[.K10]+[.B11]" office:value-type="float" office:value="111">
            <text:p>111</text:p>
          </table:table-cell>
          <table:table-cell table:style-name="ce11" table:formula="of:=[.L10]+[.C11]" office:value-type="float" office:value="171">
            <text:p>171</text:p>
          </table:table-cell>
          <table:table-cell table:style-name="ce12" table:formula="of:=[.K11]/([.K11]+[.L11])" office:value-type="percentage" office:value="0.393617021276596">
            <text:p>39.36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[.B12]/([.B12]+[.C12])" office:value-type="percentage" office:value="0.185185185185185">
            <text:p>18.52%</text:p>
          </table:table-cell>
          <table:table-cell table:style-name="ce11" office:value-type="float" office:value="0.18533145">
            <text:p>0.18533145</text:p>
          </table:table-cell>
          <table:table-cell table:style-name="ce11" office:value-type="float" office:value="0.18533145">
            <text:p>0.18533145</text:p>
          </table:table-cell>
          <table:table-cell table:style-name="ce11" office:value-type="float" office:value="2851">
            <text:p>2851</text:p>
          </table:table-cell>
          <table:table-cell table:style-name="ce11" office:value-type="float" office:value="2852">
            <text:p>2852</text:p>
          </table:table-cell>
          <table:table-cell table:style-name="ce11" table:formula="of:=[.J11]+[.H12]" office:value-type="float" office:value="40906">
            <text:p>40906</text:p>
          </table:table-cell>
          <table:table-cell table:style-name="ce11" table:formula="of:=[.K11]+[.B12]" office:value-type="float" office:value="116">
            <text:p>116</text:p>
          </table:table-cell>
          <table:table-cell table:style-name="ce11" table:formula="of:=[.L11]+[.C12]" office:value-type="float" office:value="193">
            <text:p>193</text:p>
          </table:table-cell>
          <table:table-cell table:style-name="ce12" table:formula="of:=[.K12]/([.K12]+[.L12])" office:value-type="percentage" office:value="0.375404530744337">
            <text:p>37.54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3]/([.B13]+[.C13])" office:value-type="percentage" office:value="0.896551724137931">
            <text:p>89.66%</text:p>
          </table:table-cell>
          <table:table-cell table:style-name="ce11" office:value-type="float" office:value="0.1780224">
            <text:p>0.1780224</text:p>
          </table:table-cell>
          <table:table-cell table:style-name="ce11" office:value-type="float" office:value="0.1780224">
            <text:p>0.1780224</text:p>
          </table:table-cell>
          <table:table-cell table:style-name="ce11" office:value-type="float" office:value="4225">
            <text:p>4225</text:p>
          </table:table-cell>
          <table:table-cell table:style-name="ce11" office:value-type="float" office:value="4227">
            <text:p>4227</text:p>
          </table:table-cell>
          <table:table-cell table:style-name="ce11" table:formula="of:=[.J12]+[.H13]" office:value-type="float" office:value="45131">
            <text:p>45131</text:p>
          </table:table-cell>
          <table:table-cell table:style-name="ce11" table:formula="of:=[.K12]+[.B13]" office:value-type="float" office:value="142">
            <text:p>142</text:p>
          </table:table-cell>
          <table:table-cell table:style-name="ce11" table:formula="of:=[.L12]+[.C13]" office:value-type="float" office:value="196">
            <text:p>196</text:p>
          </table:table-cell>
          <table:table-cell table:style-name="ce12" table:formula="of:=[.K13]/([.K13]+[.L13])" office:value-type="percentage" office:value="0.420118343195266">
            <text:p>42.0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4]/([.B14]+[.C14])" office:value-type="percentage" office:value="0.766666666666667">
            <text:p>76.67%</text:p>
          </table:table-cell>
          <table:table-cell table:style-name="ce11" office:value-type="float" office:value="0.17321165">
            <text:p>0.17321165</text:p>
          </table:table-cell>
          <table:table-cell table:style-name="ce11" office:value-type="float" office:value="0.40981461">
            <text:p>0.40981461</text:p>
          </table:table-cell>
          <table:table-cell table:style-name="ce11" office:value-type="float" office:value="1170">
            <text:p>1170</text:p>
          </table:table-cell>
          <table:table-cell table:style-name="ce11" office:value-type="float" office:value="1720">
            <text:p>1720</text:p>
          </table:table-cell>
          <table:table-cell table:style-name="ce11" table:formula="of:=[.J13]+[.H14]" office:value-type="float" office:value="46301">
            <text:p>46301</text:p>
          </table:table-cell>
          <table:table-cell table:style-name="ce11" table:formula="of:=[.K13]+[.B14]" office:value-type="float" office:value="165">
            <text:p>165</text:p>
          </table:table-cell>
          <table:table-cell table:style-name="ce11" table:formula="of:=[.L13]+[.C14]" office:value-type="float" office:value="203">
            <text:p>203</text:p>
          </table:table-cell>
          <table:table-cell table:style-name="ce12" table:formula="of:=[.K14]/([.K14]+[.L14])" office:value-type="percentage" office:value="0.448369565217391">
            <text:p>44.84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formula="of:=[.B15]/([.B15]+[.C15])" office:value-type="percentage" office:value="0">
            <text:p>0.00%</text:p>
          </table:table-cell>
          <table:table-cell table:style-name="ce11" office:value-type="float" office:value="0.1610642">
            <text:p>0.1610642</text:p>
          </table:table-cell>
          <table:table-cell table:style-name="ce11" office:value-type="float" office:value="0.37472202">
            <text:p>0.37472202</text:p>
          </table:table-cell>
          <table:table-cell table:style-name="ce11" office:value-type="float" office:value="4973">
            <text:p>4973</text:p>
          </table:table-cell>
          <table:table-cell table:style-name="ce11" office:value-type="float" office:value="5258">
            <text:p>5258</text:p>
          </table:table-cell>
          <table:table-cell table:style-name="ce11" table:formula="of:=[.J14]+[.H15]" office:value-type="float" office:value="51274">
            <text:p>51274</text:p>
          </table:table-cell>
          <table:table-cell table:style-name="ce11" table:formula="of:=[.K14]+[.B15]" office:value-type="float" office:value="165">
            <text:p>165</text:p>
          </table:table-cell>
          <table:table-cell table:style-name="ce11" table:formula="of:=[.L14]+[.C15]" office:value-type="float" office:value="231">
            <text:p>231</text:p>
          </table:table-cell>
          <table:table-cell table:style-name="ce12" table:formula="of:=[.K15]/([.K15]+[.L15])" office:value-type="percentage" office:value="0.416666666666667">
            <text:p>41.67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B16]/([.B16]+[.C16])" office:value-type="percentage" office:value="0.464285714285714">
            <text:p>46.43%</text:p>
          </table:table-cell>
          <table:table-cell table:style-name="ce11" office:value-type="float" office:value="0.15442452">
            <text:p>0.15442452</text:p>
          </table:table-cell>
          <table:table-cell table:style-name="ce11" office:value-type="float" office:value="0.2177814">
            <text:p>0.2177814</text:p>
          </table:table-cell>
          <table:table-cell table:style-name="ce11" office:value-type="float" office:value="471">
            <text:p>471</text:p>
          </table:table-cell>
          <table:table-cell table:style-name="ce11" office:value-type="float" office:value="473">
            <text:p>473</text:p>
          </table:table-cell>
          <table:table-cell table:style-name="ce11" table:formula="of:=[.J15]+[.H16]" office:value-type="float" office:value="51745">
            <text:p>51745</text:p>
          </table:table-cell>
          <table:table-cell table:style-name="ce11" table:formula="of:=[.K15]+[.B16]" office:value-type="float" office:value="178">
            <text:p>178</text:p>
          </table:table-cell>
          <table:table-cell table:style-name="ce11" table:formula="of:=[.L15]+[.C16]" office:value-type="float" office:value="246">
            <text:p>246</text:p>
          </table:table-cell>
          <table:table-cell table:style-name="ce12" table:formula="of:=[.K16]/([.K16]+[.L16])" office:value-type="percentage" office:value="0.419811320754717">
            <text:p>41.98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7]/([.B17]+[.C17])" office:value-type="percentage" office:value="0.333333333333333">
            <text:p>33.33%</text:p>
          </table:table-cell>
          <table:table-cell table:style-name="ce11" office:value-type="float" office:value="0.14285714">
            <text:p>0.14285714</text:p>
          </table:table-cell>
          <table:table-cell table:style-name="ce11" office:value-type="float" office:value="0.64285714">
            <text:p>0.64285714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0">
            <text:p>100</text:p>
          </table:table-cell>
          <table:table-cell table:style-name="ce11" table:formula="of:=[.J16]+[.H17]" office:value-type="float" office:value="51845">
            <text:p>51845</text:p>
          </table:table-cell>
          <table:table-cell table:style-name="ce11" table:formula="of:=[.K16]+[.B17]" office:value-type="float" office:value="188">
            <text:p>188</text:p>
          </table:table-cell>
          <table:table-cell table:style-name="ce11" table:formula="of:=[.L16]+[.C17]" office:value-type="float" office:value="266">
            <text:p>266</text:p>
          </table:table-cell>
          <table:table-cell table:style-name="ce12" table:formula="of:=[.K17]/([.K17]+[.L17])" office:value-type="percentage" office:value="0.414096916299559">
            <text:p>41.4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18]/([.B18]+[.C18])" office:value-type="percentage" office:value="1">
            <text:p>100.00%</text:p>
          </table:table-cell>
          <table:table-cell table:style-name="ce11" office:value-type="float" office:value="0.13642961">
            <text:p>0.13642961</text:p>
          </table:table-cell>
          <table:table-cell table:style-name="ce11" office:value-type="float" office:value="0.18323587">
            <text:p>0.18323587</text:p>
          </table:table-cell>
          <table:table-cell table:style-name="ce11" office:value-type="float" office:value="152">
            <text:p>152</text:p>
          </table:table-cell>
          <table:table-cell table:style-name="ce11" office:value-type="float" office:value="219">
            <text:p>219</text:p>
          </table:table-cell>
          <table:table-cell table:style-name="ce11" table:formula="of:=[.J17]+[.H18]" office:value-type="float" office:value="51997">
            <text:p>51997</text:p>
          </table:table-cell>
          <table:table-cell table:style-name="ce11" table:formula="of:=[.K17]+[.B18]" office:value-type="float" office:value="218">
            <text:p>218</text:p>
          </table:table-cell>
          <table:table-cell table:style-name="ce11" table:formula="of:=[.L17]+[.C18]" office:value-type="float" office:value="266">
            <text:p>266</text:p>
          </table:table-cell>
          <table:table-cell table:style-name="ce12" table:formula="of:=[.K18]/([.K18]+[.L18])" office:value-type="percentage" office:value="0.450413223140496">
            <text:p>45.04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/([.B19]+[.C19])" office:value-type="percentage" office:value="0.482758620689655">
            <text:p>48.28%</text:p>
          </table:table-cell>
          <table:table-cell table:style-name="ce11" office:value-type="float" office:value="0.13490451">
            <text:p>0.13490451</text:p>
          </table:table-cell>
          <table:table-cell table:style-name="ce11" office:value-type="float" office:value="0.13490451">
            <text:p>0.13490451</text:p>
          </table:table-cell>
          <table:table-cell table:style-name="ce11" office:value-type="float" office:value="2856">
            <text:p>2856</text:p>
          </table:table-cell>
          <table:table-cell table:style-name="ce11" office:value-type="float" office:value="3209">
            <text:p>3209</text:p>
          </table:table-cell>
          <table:table-cell table:style-name="ce11" table:formula="of:=[.J18]+[.H19]" office:value-type="float" office:value="54853">
            <text:p>54853</text:p>
          </table:table-cell>
          <table:table-cell table:style-name="ce11" table:formula="of:=[.K18]+[.B19]" office:value-type="float" office:value="232">
            <text:p>232</text:p>
          </table:table-cell>
          <table:table-cell table:style-name="ce11" table:formula="of:=[.L18]+[.C19]" office:value-type="float" office:value="281">
            <text:p>281</text:p>
          </table:table-cell>
          <table:table-cell table:style-name="ce12" table:formula="of:=[.K19]/([.K19]+[.L19])" office:value-type="percentage" office:value="0.45224171539961">
            <text:p>45.22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20]/([.B20]+[.C20])" office:value-type="percentage" office:value="0.466666666666667">
            <text:p>46.67%</text:p>
          </table:table-cell>
          <table:table-cell table:style-name="ce11" office:value-type="float" office:value="0.13444109">
            <text:p>0.13444109</text:p>
          </table:table-cell>
          <table:table-cell table:style-name="ce11" office:value-type="float" office:value="0.39035088">
            <text:p>0.39035088</text:p>
          </table:table-cell>
          <table:table-cell table:style-name="ce11" office:value-type="float" office:value="552">
            <text:p>552</text:p>
          </table:table-cell>
          <table:table-cell table:style-name="ce11" office:value-type="float" office:value="552">
            <text:p>552</text:p>
          </table:table-cell>
          <table:table-cell table:style-name="ce11" table:formula="of:=[.J19]+[.H20]" office:value-type="float" office:value="55405">
            <text:p>55405</text:p>
          </table:table-cell>
          <table:table-cell table:style-name="ce11" table:formula="of:=[.K19]+[.B20]" office:value-type="float" office:value="246">
            <text:p>246</text:p>
          </table:table-cell>
          <table:table-cell table:style-name="ce11" table:formula="of:=[.L19]+[.C20]" office:value-type="float" office:value="297">
            <text:p>297</text:p>
          </table:table-cell>
          <table:table-cell table:style-name="ce12" table:formula="of:=[.K20]/([.K20]+[.L20])" office:value-type="percentage" office:value="0.453038674033149">
            <text:p>45.30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imports&gt; <text:s/>?b <text:s text:c="2"/>=&gt; ?a <text:s/>&lt;exports&gt; <text:s/>?b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.B21]/([.B21]+[.C21])" office:value-type="percentage" office:value="0.0333333333333333">
            <text:p>3.33%</text:p>
          </table:table-cell>
          <table:table-cell table:style-name="ce11" office:value-type="float" office:value="0.13095238">
            <text:p>0.13095238</text:p>
          </table:table-cell>
          <table:table-cell table:style-name="ce11" office:value-type="float" office:value="0.14473684">
            <text:p>0.14473684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4">
            <text:p>94</text:p>
          </table:table-cell>
          <table:table-cell table:style-name="ce11" table:formula="of:=[.J20]+[.H21]" office:value-type="float" office:value="55499">
            <text:p>55499</text:p>
          </table:table-cell>
          <table:table-cell table:style-name="ce11" table:formula="of:=[.K20]+[.B21]" office:value-type="float" office:value="247">
            <text:p>247</text:p>
          </table:table-cell>
          <table:table-cell table:style-name="ce11" table:formula="of:=[.L20]+[.C21]" office:value-type="float" office:value="326">
            <text:p>326</text:p>
          </table:table-cell>
          <table:table-cell table:style-name="ce12" table:formula="of:=[.K21]/([.K21]+[.L21])" office:value-type="percentage" office:value="0.431064572425829">
            <text:p>43.1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produced&gt; <text:s/>?b <text:s text:c="2"/>=&gt; ?a <text:s/>&lt;directed&gt; <text:s/>?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B22]/([.B22]+[.C22])" office:value-type="percentage" office:value="0">
            <text:p>0.00%</text:p>
          </table:table-cell>
          <table:table-cell table:style-name="ce11" office:value-type="float" office:value="0.11255948">
            <text:p>0.11255948</text:p>
          </table:table-cell>
          <table:table-cell table:style-name="ce11" office:value-type="float" office:value="0.13395069">
            <text:p>0.13395069</text:p>
          </table:table-cell>
          <table:table-cell table:style-name="ce11" office:value-type="float" office:value="16262">
            <text:p>16262</text:p>
          </table:table-cell>
          <table:table-cell table:style-name="ce11" office:value-type="float" office:value="17188">
            <text:p>17188</text:p>
          </table:table-cell>
          <table:table-cell table:style-name="ce11" table:formula="of:=[.J21]+[.H22]" office:value-type="float" office:value="71761">
            <text:p>71761</text:p>
          </table:table-cell>
          <table:table-cell table:style-name="ce11" table:formula="of:=[.K21]+[.B22]" office:value-type="float" office:value="247">
            <text:p>247</text:p>
          </table:table-cell>
          <table:table-cell table:style-name="ce11" table:formula="of:=[.L21]+[.C22]" office:value-type="float" office:value="356">
            <text:p>356</text:p>
          </table:table-cell>
          <table:table-cell table:style-name="ce12" table:formula="of:=[.K22]/([.K22]+[.L22])" office:value-type="percentage" office:value="0.409618573797678">
            <text:p>40.96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B23]/([.B23]+[.C23])" office:value-type="percentage" office:value="0.464285714285714">
            <text:p>46.43%</text:p>
          </table:table-cell>
          <table:table-cell table:style-name="ce11" office:value-type="float" office:value="0.10581506">
            <text:p>0.10581506</text:p>
          </table:table-cell>
          <table:table-cell table:style-name="ce11" office:value-type="float" office:value="0.14879357">
            <text:p>0.14879357</text:p>
          </table:table-cell>
          <table:table-cell table:style-name="ce11" office:value-type="float" office:value="438">
            <text:p>438</text:p>
          </table:table-cell>
          <table:table-cell table:style-name="ce11" office:value-type="float" office:value="438">
            <text:p>438</text:p>
          </table:table-cell>
          <table:table-cell table:style-name="ce11" table:formula="of:=[.J22]+[.H23]" office:value-type="float" office:value="72199">
            <text:p>72199</text:p>
          </table:table-cell>
          <table:table-cell table:style-name="ce11" table:formula="of:=[.K22]+[.B23]" office:value-type="float" office:value="260">
            <text:p>260</text:p>
          </table:table-cell>
          <table:table-cell table:style-name="ce11" table:formula="of:=[.L22]+[.C23]" office:value-type="float" office:value="371">
            <text:p>371</text:p>
          </table:table-cell>
          <table:table-cell table:style-name="ce12" table:formula="of:=[.K23]/([.K23]+[.L23])" office:value-type="percentage" office:value="0.412044374009509">
            <text:p>41.20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4]/([.B24]+[.C24])" office:value-type="percentage" office:value="0.3">
            <text:p>30.00%</text:p>
          </table:table-cell>
          <table:table-cell table:style-name="ce11" office:value-type="float" office:value="0.10564399">
            <text:p>0.10564399</text:p>
          </table:table-cell>
          <table:table-cell table:style-name="ce11" office:value-type="float" office:value="0.51957295">
            <text:p>0.51957295</text:p>
          </table:table-cell>
          <table:table-cell table:style-name="ce11" office:value-type="float" office:value="1199">
            <text:p>1199</text:p>
          </table:table-cell>
          <table:table-cell table:style-name="ce11" office:value-type="float" office:value="1199">
            <text:p>1199</text:p>
          </table:table-cell>
          <table:table-cell table:style-name="ce11" table:formula="of:=[.J23]+[.H24]" office:value-type="float" office:value="73398">
            <text:p>73398</text:p>
          </table:table-cell>
          <table:table-cell table:style-name="ce11" table:formula="of:=[.K23]+[.B24]" office:value-type="float" office:value="269">
            <text:p>269</text:p>
          </table:table-cell>
          <table:table-cell table:style-name="ce11" table:formula="of:=[.L23]+[.C24]" office:value-type="float" office:value="392">
            <text:p>392</text:p>
          </table:table-cell>
          <table:table-cell table:style-name="ce12" table:formula="of:=[.K24]/([.K24]+[.L24])" office:value-type="percentage" office:value="0.40695915279879">
            <text:p>40.70%</text:p>
          </table:table-cell>
          <table:table-cell office:value-type="string">
            <text:p>PCA Ranking</text:p>
          </table:table-cell>
        </table:table-row>
        <table:table-row table:style-name="ro2">
          <table:table-cell office:value-type="string">
            <text:p>?a <text:s/>&lt;produced&gt; <text:s/>?b <text:s text:c="2"/>=&gt; ?a <text:s/>&lt;created&gt; <text:s/>?b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5]/([.B25]+[.C25])" office:value-type="percentage" office:value="0.103448275862069">
            <text:p>10.34%</text:p>
          </table:table-cell>
          <table:table-cell table:style-name="ce11" office:value-type="float" office:value="0.10056503">
            <text:p>0.10056503</text:p>
          </table:table-cell>
          <table:table-cell table:style-name="ce11" office:value-type="float" office:value="0.15689762">
            <text:p>0.15689762</text:p>
          </table:table-cell>
          <table:table-cell table:style-name="ce11" office:value-type="float" office:value="16272">
            <text:p>16272</text:p>
          </table:table-cell>
          <table:table-cell table:style-name="ce11" office:value-type="float" office:value="17463">
            <text:p>17463</text:p>
          </table:table-cell>
          <table:table-cell table:style-name="ce11" table:formula="of:=[.J24]+[.H25]" office:value-type="float" office:value="89670">
            <text:p>89670</text:p>
          </table:table-cell>
          <table:table-cell table:style-name="ce11" table:formula="of:=[.K24]+[.B25]" office:value-type="float" office:value="272">
            <text:p>272</text:p>
          </table:table-cell>
          <table:table-cell table:style-name="ce11" table:formula="of:=[.L24]+[.C25]" office:value-type="float" office:value="418">
            <text:p>418</text:p>
          </table:table-cell>
          <table:table-cell table:style-name="ce12" table:formula="of:=[.K25]/([.K25]+[.L25])" office:value-type="percentage" office:value="0.394202898550725">
            <text:p>39.42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B26]/([.B26]+[.C26])" office:value-type="percentage" office:value="0.266666666666667">
            <text:p>26.67%</text:p>
          </table:table-cell>
          <table:table-cell table:style-name="ce11" office:value-type="float" office:value="0.09282178">
            <text:p>0.09282178</text:p>
          </table:table-cell>
          <table:table-cell table:style-name="ce11" office:value-type="float" office:value="0.14097744">
            <text:p>0.14097744</text:p>
          </table:table-cell>
          <table:table-cell table:style-name="ce11" office:value-type="float" office:value="271">
            <text:p>271</text:p>
          </table:table-cell>
          <table:table-cell table:style-name="ce11" office:value-type="float" office:value="355">
            <text:p>355</text:p>
          </table:table-cell>
          <table:table-cell table:style-name="ce11" table:formula="of:=[.J25]+[.H26]" office:value-type="float" office:value="89941">
            <text:p>89941</text:p>
          </table:table-cell>
          <table:table-cell table:style-name="ce11" table:formula="of:=[.K25]+[.B26]" office:value-type="float" office:value="280">
            <text:p>280</text:p>
          </table:table-cell>
          <table:table-cell table:style-name="ce11" table:formula="of:=[.L25]+[.C26]" office:value-type="float" office:value="440">
            <text:p>440</text:p>
          </table:table-cell>
          <table:table-cell table:style-name="ce12" table:formula="of:=[.K26]/([.K26]+[.L26])" office:value-type="percentage" office:value="0.388888888888889">
            <text:p>38.89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worksAt&gt; <text:s/>?b <text:s text:c="2"/>=&gt; ?a <text:s/>&lt;graduatedFrom&gt; <text:s/>?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formula="of:=[.B27]/([.B27]+[.C27])" office:value-type="percentage" office:value="0.0740740740740741">
            <text:p>7.41%</text:p>
          </table:table-cell>
          <table:table-cell table:style-name="ce11" office:value-type="float" office:value="0.08990148">
            <text:p>0.08990148</text:p>
          </table:table-cell>
          <table:table-cell table:style-name="ce11" office:value-type="float" office:value="0.16246291">
            <text:p>0.16246291</text:p>
          </table:table-cell>
          <table:table-cell table:style-name="ce11" office:value-type="float" office:value="2217">
            <text:p>2217</text:p>
          </table:table-cell>
          <table:table-cell table:style-name="ce11" office:value-type="float" office:value="2217">
            <text:p>2217</text:p>
          </table:table-cell>
          <table:table-cell table:style-name="ce11" table:formula="of:=[.J26]+[.H27]" office:value-type="float" office:value="92158">
            <text:p>92158</text:p>
          </table:table-cell>
          <table:table-cell table:style-name="ce11" table:formula="of:=[.K26]+[.B27]" office:value-type="float" office:value="282">
            <text:p>282</text:p>
          </table:table-cell>
          <table:table-cell table:style-name="ce11" table:formula="of:=[.L26]+[.C27]" office:value-type="float" office:value="465">
            <text:p>465</text:p>
          </table:table-cell>
          <table:table-cell table:style-name="ce12" table:formula="of:=[.K27]/([.K27]+[.L27])" office:value-type="percentage" office:value="0.377510040160643">
            <text:p>37.75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diedIn&gt; <text:s/>?b <text:s text:c="2"/>=&gt; ?a <text:s/>&lt;wasBornIn&gt; <text:s/>?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B28]/([.B28]+[.C28])" office:value-type="percentage" office:value="0">
            <text:p>0.00%</text:p>
          </table:table-cell>
          <table:table-cell table:style-name="ce11" office:value-type="float" office:value="0.08846362">
            <text:p>0.08846362</text:p>
          </table:table-cell>
          <table:table-cell table:style-name="ce11" office:value-type="float" office:value="0.22531325">
            <text:p>0.22531325</text:p>
          </table:table-cell>
          <table:table-cell table:style-name="ce11" office:value-type="float" office:value="20196">
            <text:p>20196</text:p>
          </table:table-cell>
          <table:table-cell table:style-name="ce11" office:value-type="float" office:value="20196">
            <text:p>20196</text:p>
          </table:table-cell>
          <table:table-cell table:style-name="ce11" table:formula="of:=[.J27]+[.H28]" office:value-type="float" office:value="112354">
            <text:p>112354</text:p>
          </table:table-cell>
          <table:table-cell table:style-name="ce11" table:formula="of:=[.K27]+[.B28]" office:value-type="float" office:value="282">
            <text:p>282</text:p>
          </table:table-cell>
          <table:table-cell table:style-name="ce11" table:formula="of:=[.L27]+[.C28]" office:value-type="float" office:value="495">
            <text:p>495</text:p>
          </table:table-cell>
          <table:table-cell table:style-name="ce12" table:formula="of:=[.K28]/([.K28]+[.L28])" office:value-type="percentage" office:value="0.362934362934363">
            <text:p>36.29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exports&gt; <text:s/>?b <text:s text:c="2"/>=&gt; ?a <text:s/>&lt;imports&gt; <text:s/>?b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9]/([.B29]+[.C29])" office:value-type="percentage" office:value="0.0344827586206897">
            <text:p>3.45%</text:p>
          </table:table-cell>
          <table:table-cell table:style-name="ce11" office:value-type="float" office:value="0.08678501">
            <text:p>0.08678501</text:p>
          </table:table-cell>
          <table:table-cell table:style-name="ce11" office:value-type="float" office:value="0.10328638">
            <text:p>0.10328638</text:p>
          </table:table-cell>
          <table:table-cell table:style-name="ce11" office:value-type="float" office:value="380">
            <text:p>380</text:p>
          </table:table-cell>
          <table:table-cell table:style-name="ce11" office:value-type="float" office:value="393">
            <text:p>393</text:p>
          </table:table-cell>
          <table:table-cell table:style-name="ce11" table:formula="of:=[.J28]+[.H29]" office:value-type="float" office:value="112734">
            <text:p>112734</text:p>
          </table:table-cell>
          <table:table-cell table:style-name="ce11" table:formula="of:=[.K28]+[.B29]" office:value-type="float" office:value="283">
            <text:p>283</text:p>
          </table:table-cell>
          <table:table-cell table:style-name="ce11" table:formula="of:=[.L28]+[.C29]" office:value-type="float" office:value="523">
            <text:p>523</text:p>
          </table:table-cell>
          <table:table-cell table:style-name="ce12" table:formula="of:=[.K29]/([.K29]+[.L29])" office:value-type="percentage" office:value="0.351116625310174">
            <text:p>35.1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0]/([.B30]+[.C30])" office:value-type="percentage" office:value="0.4">
            <text:p>40.00%</text:p>
          </table:table-cell>
          <table:table-cell table:style-name="ce11" office:value-type="float" office:value="0.08655617">
            <text:p>0.08655617</text:p>
          </table:table-cell>
          <table:table-cell table:style-name="ce11" office:value-type="float" office:value="0.21860465">
            <text:p>0.21860465</text:p>
          </table:table-cell>
          <table:table-cell table:style-name="ce11" office:value-type="float" office:value="430">
            <text:p>430</text:p>
          </table:table-cell>
          <table:table-cell table:style-name="ce11" office:value-type="float" office:value="486">
            <text:p>486</text:p>
          </table:table-cell>
          <table:table-cell table:style-name="ce11" table:formula="of:=[.J29]+[.H30]" office:value-type="float" office:value="113164">
            <text:p>113164</text:p>
          </table:table-cell>
          <table:table-cell table:style-name="ce11" table:formula="of:=[.K29]+[.B30]" office:value-type="float" office:value="295">
            <text:p>295</text:p>
          </table:table-cell>
          <table:table-cell table:style-name="ce11" table:formula="of:=[.L29]+[.C30]" office:value-type="float" office:value="541">
            <text:p>541</text:p>
          </table:table-cell>
          <table:table-cell table:style-name="ce12" table:formula="of:=[.K30]/([.K30]+[.L30])" office:value-type="percentage" office:value="0.352870813397129">
            <text:p>35.29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[.B31]/([.B31]+[.C31])" office:value-type="percentage" office:value="0.0967741935483871">
            <text:p>9.68%</text:p>
          </table:table-cell>
          <table:table-cell table:style-name="ce11" office:value-type="float" office:value="0.07784431">
            <text:p>0.07784431</text:p>
          </table:table-cell>
          <table:table-cell table:style-name="ce11" office:value-type="float" office:value="0.09647495">
            <text:p>0.0964749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75">
            <text:p>275</text:p>
          </table:table-cell>
          <table:table-cell table:style-name="ce11" table:formula="of:=[.J30]+[.H31]" office:value-type="float" office:value="113439">
            <text:p>113439</text:p>
          </table:table-cell>
          <table:table-cell table:style-name="ce11" table:formula="of:=[.K30]+[.B31]" office:value-type="float" office:value="298">
            <text:p>298</text:p>
          </table:table-cell>
          <table:table-cell table:style-name="ce11" table:formula="of:=[.L30]+[.C31]" office:value-type="float" office:value="569">
            <text:p>569</text:p>
          </table:table-cell>
          <table:table-cell table:style-name="ce12" table:formula="of:=[.K31]/([.K31]+[.L31])" office:value-type="percentage" office:value="0.343713956170704">
            <text:p>34.37%</text:p>
          </table:table-cell>
          <table:table-cell office:value-type="string">
            <text:p>Std. Ranking</text:p>
          </table:table-cell>
        </table:table-row>
        <table:table-row table:style-name="ro2">
          <table:table-cell table:style-name="ce4" office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B32]/([.B32]+[.C32])" office:value-type="percentage" office:value="0.1">
            <text:p>10.00%</text:p>
          </table:table-cell>
          <table:table-cell table:style-name="ce11" office:value-type="float" office:value="0.07163829">
            <text:p>0.07163829</text:p>
          </table:table-cell>
          <table:table-cell table:style-name="ce11" office:value-type="float" office:value="0.26872247">
            <text:p>0.26872247</text:p>
          </table:table-cell>
          <table:table-cell table:style-name="ce11" office:value-type="float" office:value="12070">
            <text:p>12070</text:p>
          </table:table-cell>
          <table:table-cell table:style-name="ce11" office:value-type="float" office:value="12648">
            <text:p>12648</text:p>
          </table:table-cell>
          <table:table-cell table:style-name="ce11" table:formula="of:=[.J31]+[.H32]" office:value-type="float" office:value="125509">
            <text:p>125509</text:p>
          </table:table-cell>
          <table:table-cell table:style-name="ce11" table:formula="of:=[.K31]+[.B32]" office:value-type="float" office:value="300">
            <text:p>300</text:p>
          </table:table-cell>
          <table:table-cell table:style-name="ce11" table:formula="of:=[.L31]+[.C32]" office:value-type="float" office:value="587">
            <text:p>587</text:p>
          </table:table-cell>
          <table:table-cell table:style-name="ce12" table:formula="of:=[.K32]/([.K32]+[.L32])" office:value-type="percentage" office:value="0.338218714768884">
            <text:p>33.82%</text:p>
          </table:table-cell>
          <table:table-cell office:value-type="string">
            <text:p>PCA Ranking</text:p>
          </table:table-cell>
        </table:table-row>
        <table:table-row table:style-name="ro2">
          <table:table-cell office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[.B33]/([.B33]+[.C33])" office:value-type="percentage" office:value="0.0666666666666667">
            <text:p>6.67%</text:p>
          </table:table-cell>
          <table:table-cell table:style-name="ce11" office:value-type="float" office:value="0.06982544">
            <text:p>0.06982544</text:p>
          </table:table-cell>
          <table:table-cell table:style-name="ce11" office:value-type="float" office:value="0.08695652">
            <text:p>0.08695652</text:p>
          </table:table-cell>
          <table:table-cell table:style-name="ce11" office:value-type="float" office:value="333">
            <text:p>333</text:p>
          </table:table-cell>
          <table:table-cell table:style-name="ce11" office:value-type="float" office:value="392">
            <text:p>392</text:p>
          </table:table-cell>
          <table:table-cell table:style-name="ce11" table:formula="of:=[.J32]+[.H33]" office:value-type="float" office:value="125842">
            <text:p>125842</text:p>
          </table:table-cell>
          <table:table-cell table:style-name="ce11" table:formula="of:=[.K32]+[.B33]" office:value-type="float" office:value="302">
            <text:p>302</text:p>
          </table:table-cell>
          <table:table-cell table:style-name="ce11" table:formula="of:=[.L32]+[.C33]" office:value-type="float" office:value="615">
            <text:p>615</text:p>
          </table:table-cell>
          <table:table-cell table:style-name="ce12" table:formula="of:=[.K33]/([.K33]+[.L33])" office:value-type="percentage" office:value="0.329334787350054">
            <text:p>32.93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B34]/([.B34]+[.C34])" office:value-type="percentage" office:value="0.448275862068966">
            <text:p>44.83%</text:p>
          </table:table-cell>
          <table:table-cell table:style-name="ce11" office:value-type="float" office:value="0.06868132">
            <text:p>0.06868132</text:p>
          </table:table-cell>
          <table:table-cell table:style-name="ce11" office:value-type="float" office:value="0.22727273">
            <text:p>0.22727273</text:p>
          </table:table-cell>
          <table:table-cell table:style-name="ce11" office:value-type="float" office:value="663">
            <text:p>663</text:p>
          </table:table-cell>
          <table:table-cell table:style-name="ce11" office:value-type="float" office:value="676">
            <text:p>676</text:p>
          </table:table-cell>
          <table:table-cell table:style-name="ce11" table:formula="of:=[.J33]+[.H34]" office:value-type="float" office:value="126505">
            <text:p>126505</text:p>
          </table:table-cell>
          <table:table-cell table:style-name="ce11" table:formula="of:=[.K33]+[.B34]" office:value-type="float" office:value="315">
            <text:p>315</text:p>
          </table:table-cell>
          <table:table-cell table:style-name="ce11" table:formula="of:=[.L33]+[.C34]" office:value-type="float" office:value="631">
            <text:p>631</text:p>
          </table:table-cell>
          <table:table-cell table:style-name="ce12" table:formula="of:=[.K34]/([.K34]+[.L34])" office:value-type="percentage" office:value="0.332980972515856">
            <text:p>33.30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35]/([.B35]+[.C35])" office:value-type="percentage" office:value="0.1">
            <text:p>10.00%</text:p>
          </table:table-cell>
          <table:table-cell table:style-name="ce11" office:value-type="float" office:value="0.0681445">
            <text:p>0.0681445</text:p>
          </table:table-cell>
          <table:table-cell table:style-name="ce15" office:value-type="float" office:value="0.09181416">
            <text:p>0.09181416</text:p>
          </table:table-cell>
          <table:table-cell table:style-name="ce11" office:value-type="float" office:value="355">
            <text:p>355</text:p>
          </table:table-cell>
          <table:table-cell table:style-name="ce11" office:value-type="float" office:value="518">
            <text:p>518</text:p>
          </table:table-cell>
          <table:table-cell table:style-name="ce11" table:formula="of:=[.J34]+[.H35]" office:value-type="float" office:value="126860">
            <text:p>126860</text:p>
          </table:table-cell>
          <table:table-cell table:style-name="ce11" table:formula="of:=[.K34]+[.B35]" office:value-type="float" office:value="318">
            <text:p>318</text:p>
          </table:table-cell>
          <table:table-cell table:style-name="ce11" table:formula="of:=[.L34]+[.C35]" office:value-type="float" office:value="658">
            <text:p>658</text:p>
          </table:table-cell>
          <table:table-cell table:style-name="ce12" table:formula="of:=[.K35]/([.K35]+[.L35])" office:value-type="percentage" office:value="0.325819672131148">
            <text:p>32.58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B36]/([.B36]+[.C36])" office:value-type="percentage" office:value="0">
            <text:p>0.00%</text:p>
          </table:table-cell>
          <table:table-cell table:style-name="ce11" office:value-type="float" office:value="0.06798867">
            <text:p>0.06798867</text:p>
          </table:table-cell>
          <table:table-cell table:style-name="ce15" office:value-type="float" office:value="0.07272727">
            <text:p>0.07272727</text:p>
          </table:table-cell>
          <table:table-cell table:style-name="ce11" office:value-type="float" office:value="194">
            <text:p>194</text:p>
          </table:table-cell>
          <table:table-cell table:style-name="ce11" office:value-type="float" office:value="194">
            <text:p>194</text:p>
          </table:table-cell>
          <table:table-cell table:style-name="ce11" table:formula="of:=[.J35]+[.H36]" office:value-type="float" office:value="127054">
            <text:p>127054</text:p>
          </table:table-cell>
          <table:table-cell table:style-name="ce11" table:formula="of:=[.K35]+[.B36]" office:value-type="float" office:value="318">
            <text:p>318</text:p>
          </table:table-cell>
          <table:table-cell table:style-name="ce11" table:formula="of:=[.L35]+[.C36]" office:value-type="float" office:value="688">
            <text:p>688</text:p>
          </table:table-cell>
          <table:table-cell table:style-name="ce12" table:formula="of:=[.K36]/([.K36]+[.L36])" office:value-type="percentage" office:value="0.31610337972167">
            <text:p>31.6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directed&gt; <text:s/>?b <text:s text:c="2"/>=&gt; ?a <text:s/>&lt;produced&gt; <text:s/>?b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37]/([.B37]+[.C37])" office:value-type="percentage" office:value="0.1">
            <text:p>10.00%</text:p>
          </table:table-cell>
          <table:table-cell table:style-name="ce11" office:value-type="float" office:value="0.06784573">
            <text:p>0.06784573</text:p>
          </table:table-cell>
          <table:table-cell table:style-name="ce15" office:value-type="float" office:value="0.1618905">
            <text:p>0.1618905</text:p>
          </table:table-cell>
          <table:table-cell table:style-name="ce11" office:value-type="float" office:value="25774">
            <text:p>25774</text:p>
          </table:table-cell>
          <table:table-cell table:style-name="ce11" office:value-type="float" office:value="31017">
            <text:p>31017</text:p>
          </table:table-cell>
          <table:table-cell table:style-name="ce11" table:formula="of:=[.J36]+[.H37]" office:value-type="float" office:value="152828">
            <text:p>152828</text:p>
          </table:table-cell>
          <table:table-cell table:style-name="ce11" table:formula="of:=[.K36]+[.B37]" office:value-type="float" office:value="321">
            <text:p>321</text:p>
          </table:table-cell>
          <table:table-cell table:style-name="ce11" table:formula="of:=[.L36]+[.C37]" office:value-type="float" office:value="715">
            <text:p>715</text:p>
          </table:table-cell>
          <table:table-cell table:style-name="ce12" table:formula="of:=[.K37]/([.K37]+[.L37])" office:value-type="percentage" office:value="0.30984555984556">
            <text:p>30.98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B38]/([.B38]+[.C38])" office:value-type="percentage" office:value="0">
            <text:p>0.00%</text:p>
          </table:table-cell>
          <table:table-cell table:style-name="ce11" office:value-type="float" office:value="0.06013746">
            <text:p>0.06013746</text:p>
          </table:table-cell>
          <table:table-cell table:style-name="ce15" office:value-type="float" office:value="0.06410256">
            <text:p>0.06410256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15">
            <text:p>115</text:p>
          </table:table-cell>
          <table:table-cell table:style-name="ce11" table:formula="of:=[.J37]+[.H38]" office:value-type="float" office:value="152935">
            <text:p>152935</text:p>
          </table:table-cell>
          <table:table-cell table:style-name="ce11" table:formula="of:=[.K37]+[.B38]" office:value-type="float" office:value="321">
            <text:p>321</text:p>
          </table:table-cell>
          <table:table-cell table:style-name="ce11" table:formula="of:=[.L37]+[.C38]" office:value-type="float" office:value="745">
            <text:p>745</text:p>
          </table:table-cell>
          <table:table-cell table:style-name="ce12" table:formula="of:=[.K38]/([.K38]+[.L38])" office:value-type="percentage" office:value="0.301125703564728">
            <text:p>30.1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.B39]/([.B39]+[.C39])" office:value-type="percentage" office:value="0.0333333333333333">
            <text:p>3.33%</text:p>
          </table:table-cell>
          <table:table-cell table:style-name="ce11" office:value-type="float" office:value="0.05858311">
            <text:p>0.05858311</text:p>
          </table:table-cell>
          <table:table-cell table:style-name="ce15" office:value-type="float" office:value="0.06574924">
            <text:p>0.0657492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135">
            <text:p>135</text:p>
          </table:table-cell>
          <table:table-cell table:style-name="ce11" table:formula="of:=[.J38]+[.H39]" office:value-type="float" office:value="153053">
            <text:p>153053</text:p>
          </table:table-cell>
          <table:table-cell table:style-name="ce11" table:formula="of:=[.K38]+[.B39]" office:value-type="float" office:value="322">
            <text:p>322</text:p>
          </table:table-cell>
          <table:table-cell table:style-name="ce11" table:formula="of:=[.L38]+[.C39]" office:value-type="float" office:value="774">
            <text:p>774</text:p>
          </table:table-cell>
          <table:table-cell table:style-name="ce12" table:formula="of:=[.K39]/([.K39]+[.L39])" office:value-type="percentage" office:value="0.293795620437956">
            <text:p>29.38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40]/([.B40]+[.C40])" office:value-type="percentage" office:value="0.214285714285714">
            <text:p>21.43%</text:p>
          </table:table-cell>
          <table:table-cell table:style-name="ce11" office:value-type="float" office:value="0.05569307">
            <text:p>0.05569307</text:p>
          </table:table-cell>
          <table:table-cell table:style-name="ce15" office:value-type="float" office:value="0.0647482">
            <text:p>0.0647482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94">
            <text:p>394</text:p>
          </table:table-cell>
          <table:table-cell table:style-name="ce11" table:formula="of:=[.J39]+[.H40]" office:value-type="float" office:value="153442">
            <text:p>153442</text:p>
          </table:table-cell>
          <table:table-cell table:style-name="ce11" table:formula="of:=[.K39]+[.B40]" office:value-type="float" office:value="328">
            <text:p>328</text:p>
          </table:table-cell>
          <table:table-cell table:style-name="ce11" table:formula="of:=[.L39]+[.C40]" office:value-type="float" office:value="796">
            <text:p>796</text:p>
          </table:table-cell>
          <table:table-cell table:style-name="ce12" table:formula="of:=[.K40]/([.K40]+[.L40])" office:value-type="percentage" office:value="0.291814946619217">
            <text:p>29.18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livesIn&gt; <text:s/>?b <text:s text:c="2"/>=&gt; ?a <text:s/>&lt;wasBornIn&gt; <text:s/>?b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41]/([.B41]+[.C41])" office:value-type="percentage" office:value="0.137931034482759">
            <text:p>13.79%</text:p>
          </table:table-cell>
          <table:table-cell table:style-name="ce11" office:value-type="float" office:value="0.0529706">
            <text:p>0.0529706</text:p>
          </table:table-cell>
          <table:table-cell table:style-name="ce15" office:value-type="float" office:value="0.17116918">
            <text:p>0.17116918</text:p>
          </table:table-cell>
          <table:table-cell table:style-name="ce11" office:value-type="float" office:value="13120">
            <text:p>13120</text:p>
          </table:table-cell>
          <table:table-cell table:style-name="ce11" office:value-type="float" office:value="13493">
            <text:p>13493</text:p>
          </table:table-cell>
          <table:table-cell table:style-name="ce11" table:formula="of:=[.J40]+[.H41]" office:value-type="float" office:value="166562">
            <text:p>166562</text:p>
          </table:table-cell>
          <table:table-cell table:style-name="ce11" table:formula="of:=[.K40]+[.B41]" office:value-type="float" office:value="332">
            <text:p>332</text:p>
          </table:table-cell>
          <table:table-cell table:style-name="ce11" table:formula="of:=[.L40]+[.C41]" office:value-type="float" office:value="821">
            <text:p>821</text:p>
          </table:table-cell>
          <table:table-cell table:style-name="ce12" table:formula="of:=[.K41]/([.K41]+[.L41])" office:value-type="percentage" office:value="0.287944492627927">
            <text:p>28.79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[.B42]/([.B42]+[.C42])" office:value-type="percentage" office:value="0.0434782608695652">
            <text:p>4.35%</text:p>
          </table:table-cell>
          <table:table-cell table:style-name="ce11" office:value-type="float" office:value="0.05049912">
            <text:p>0.05049912</text:p>
          </table:table-cell>
          <table:table-cell table:style-name="ce15" office:value-type="float" office:value="0.38457239">
            <text:p>0.38457239</text:p>
          </table:table-cell>
          <table:table-cell table:style-name="ce11" office:value-type="float" office:value="12936">
            <text:p>12936</text:p>
          </table:table-cell>
          <table:table-cell table:style-name="ce11" office:value-type="float" office:value="12936">
            <text:p>12936</text:p>
          </table:table-cell>
          <table:table-cell table:style-name="ce11" table:formula="of:=[.J41]+[.H42]" office:value-type="float" office:value="179498">
            <text:p>179498</text:p>
          </table:table-cell>
          <table:table-cell table:style-name="ce11" table:formula="of:=[.K41]+[.B42]" office:value-type="float" office:value="333">
            <text:p>333</text:p>
          </table:table-cell>
          <table:table-cell table:style-name="ce11" table:formula="of:=[.L41]+[.C42]" office:value-type="float" office:value="843">
            <text:p>843</text:p>
          </table:table-cell>
          <table:table-cell table:style-name="ce12" table:formula="of:=[.K42]/([.K42]+[.L42])" office:value-type="percentage" office:value="0.283163265306122">
            <text:p>28.32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B43]/([.B43]+[.C43])" office:value-type="percentage" office:value="0.2">
            <text:p>20.00%</text:p>
          </table:table-cell>
          <table:table-cell table:style-name="ce11" office:value-type="float" office:value="0.04995837">
            <text:p>0.04995837</text:p>
          </table:table-cell>
          <table:table-cell table:style-name="ce15" office:value-type="float" office:value="0.06413683">
            <text:p>0.06413683</text:p>
          </table:table-cell>
          <table:table-cell table:style-name="ce11" office:value-type="float" office:value="797">
            <text:p>797</text:p>
          </table:table-cell>
          <table:table-cell table:style-name="ce11" office:value-type="float" office:value="833">
            <text:p>833</text:p>
          </table:table-cell>
          <table:table-cell table:style-name="ce11" table:formula="of:=[.J42]+[.H43]" office:value-type="float" office:value="180295">
            <text:p>180295</text:p>
          </table:table-cell>
          <table:table-cell table:style-name="ce11" table:formula="of:=[.K42]+[.B43]" office:value-type="float" office:value="339">
            <text:p>339</text:p>
          </table:table-cell>
          <table:table-cell table:style-name="ce11" table:formula="of:=[.L42]+[.C43]" office:value-type="float" office:value="867">
            <text:p>867</text:p>
          </table:table-cell>
          <table:table-cell table:style-name="ce12" table:formula="of:=[.K43]/([.K43]+[.L43])" office:value-type="percentage" office:value="0.281094527363184">
            <text:p>28.1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B44]/([.B44]+[.C44])" office:value-type="percentage" office:value="0.2">
            <text:p>20.00%</text:p>
          </table:table-cell>
          <table:table-cell table:style-name="ce11" office:value-type="float" office:value="0.04957102">
            <text:p>0.04957102</text:p>
          </table:table-cell>
          <table:table-cell table:style-name="ce15" office:value-type="float" office:value="0.05450734">
            <text:p>0.05450734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309">
            <text:p>309</text:p>
          </table:table-cell>
          <table:table-cell table:style-name="ce11" table:formula="of:=[.J43]+[.H44]" office:value-type="float" office:value="180541">
            <text:p>180541</text:p>
          </table:table-cell>
          <table:table-cell table:style-name="ce11" table:formula="of:=[.K43]+[.B44]" office:value-type="float" office:value="345">
            <text:p>345</text:p>
          </table:table-cell>
          <table:table-cell table:style-name="ce11" table:formula="of:=[.L43]+[.C44]" office:value-type="float" office:value="891">
            <text:p>891</text:p>
          </table:table-cell>
          <table:table-cell table:style-name="ce12" table:formula="of:=[.K44]/([.K44]+[.L44])" office:value-type="percentage" office:value="0.279126213592233">
            <text:p>27.91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.B45]/([.B45]+[.C45])" office:value-type="percentage" office:value="0.0333333333333333">
            <text:p>3.33%</text:p>
          </table:table-cell>
          <table:table-cell table:style-name="ce11" office:value-type="float" office:value="0.0490391">
            <text:p>0.0490391</text:p>
          </table:table-cell>
          <table:table-cell table:style-name="ce15" office:value-type="float" office:value="0.0490391">
            <text:p>0.0490391</text:p>
          </table:table-cell>
          <table:table-cell table:style-name="ce11" office:value-type="float" office:value="750">
            <text:p>750</text:p>
          </table:table-cell>
          <table:table-cell table:style-name="ce11" office:value-type="float" office:value="833">
            <text:p>833</text:p>
          </table:table-cell>
          <table:table-cell table:style-name="ce11" table:formula="of:=[.J44]+[.H45]" office:value-type="float" office:value="181291">
            <text:p>181291</text:p>
          </table:table-cell>
          <table:table-cell table:style-name="ce11" table:formula="of:=[.K44]+[.B45]" office:value-type="float" office:value="346">
            <text:p>346</text:p>
          </table:table-cell>
          <table:table-cell table:style-name="ce11" table:formula="of:=[.L44]+[.C45]" office:value-type="float" office:value="920">
            <text:p>920</text:p>
          </table:table-cell>
          <table:table-cell table:style-name="ce12" table:formula="of:=[.K45]/([.K45]+[.L45])" office:value-type="percentage" office:value="0.273301737756714">
            <text:p>27.33%</text:p>
          </table:table-cell>
          <table:table-cell office:value-type="string">
            <text:p>Std. Ranking</text:p>
          </table:table-cell>
        </table:table-row>
        <table:table-row table:style-name="ro2">
          <table:table-cell office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[.B46]/([.B46]+[.C46])" office:value-type="percentage" office:value="0.0666666666666667">
            <text:p>6.67%</text:p>
          </table:table-cell>
          <table:table-cell table:style-name="ce11" office:value-type="float" office:value="0.04769526">
            <text:p>0.04769526</text:p>
          </table:table-cell>
          <table:table-cell table:style-name="ce11" office:value-type="float" office:value="0.04769526">
            <text:p>0.04769526</text:p>
          </table:table-cell>
          <table:table-cell table:style-name="ce11" office:value-type="float" office:value="6758">
            <text:p>6758</text:p>
          </table:table-cell>
          <table:table-cell table:style-name="ce11" table:formula="of:=9372-447" office:value-type="float" office:value="8925">
            <text:p>8925</text:p>
          </table:table-cell>
          <table:table-cell table:style-name="ce11" table:formula="of:=[.J45]+[.H46]" office:value-type="float" office:value="188049">
            <text:p>188049</text:p>
          </table:table-cell>
          <table:table-cell table:style-name="ce11" table:formula="of:=[.K45]+[.B46]" office:value-type="float" office:value="348">
            <text:p>348</text:p>
          </table:table-cell>
          <table:table-cell table:style-name="ce11" table:formula="of:=[.L45]+[.C46]" office:value-type="float" office:value="948">
            <text:p>948</text:p>
          </table:table-cell>
          <table:table-cell table:style-name="ce12" table:formula="of:=[.K46]/([.K46]+[.L46])" office:value-type="percentage" office:value="0.268518518518519">
            <text:p>26.85%</text:p>
          </table:table-cell>
          <table:table-cell office:value-type="string">
            <text:p>Std. Ranking</text:p>
          </table:table-cell>
        </table:table-row>
        <table:table-row table:style-name="ro2">
          <table:table-cell table:style-name="ce1" office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3" table:number-rows-repeated="5">
          <table:table-cell table:number-columns-repeated="14"/>
        </table:table-row>
        <table:table-row table:style-name="ro3">
          <table:table-cell table:number-columns-repeated="4"/>
          <table:table-cell>
            <draw:frame table:end-cell-address="Charts.N21" table:end-x="0.1098in" table:end-y="0.128in" draw:z-index="1" draw:style-name="gr1" svg:width="7.8425in" svg:height="2.6197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g table:end-cell-address="Charts.P9" table:end-x="0.3878in" table:end-y="0.1319in" draw:z-index="0">
              <draw:custom-shape draw:style-name="gr2" draw:text-style-name="P1" svg:width="2.1689in" svg:height="0.1949in" svg:x="0.0004in" svg:y="0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0484in" svg:x="0.235in" svg:y="0.0252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048in" svg:x="0.235in" svg:y="0.1217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646in" svg:height="0.8461in" svg:x="0.487in" svg:y="0.0173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516in" svg:height="0.8461in" svg:x="0.487in" svg:y="0.1012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</table:table>
      <table:table table:name="yago2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>
            <text:p>Support</text:p>
          </table:table-cell>
          <table:table-cell table:style-name="ce7" office:value-type="string">
            <text:p>Head coverage</text:p>
          </table:table-cell>
          <table:table-cell table:style-name="ce7" office:value-type="string">
            <text:p>Confidence</text:p>
          </table:table-cell>
          <table:table-cell table:style-name="ce7" office:value-type="string">
            <text:p>PCA Confidence</text:p>
          </table:table-cell>
          <table:table-cell table:style-name="ce7" office:value-type="string">
            <text:p>Cardinality</text:p>
          </table:table-cell>
          <table:table-cell table:style-name="ce7" office:value-type="string">
            <text:p>Body size</text:p>
          </table:table-cell>
          <table:table-cell table:style-name="ce7" office:value-type="string">
            <text:p>Functional variable</text:p>
          </table:table-cell>
          <table:table-cell table:style-name="ce7" office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>
            <text:p>0.00388062</text:p>
          </table:table-cell>
          <table:table-cell office:value-type="float" office:value="0.31839031">
            <text:p>0.31839031</text:p>
          </table:table-cell>
          <table:table-cell table:number-columns-repeated="2" office:value-type="float" office:value="0.57565326">
            <text:p>0.57565326</text:p>
          </table:table-cell>
          <table:table-cell office:value-type="float" office:value="3679">
            <text:p>3679</text:p>
          </table:table-cell>
          <table:table-cell office:value-type="float" office:value="6391">
            <text:p>6391</text:p>
          </table:table-cell>
          <table:table-cell office:value-type="string">
            <text:p>?b</text:p>
          </table:table-cell>
          <table:table-cell office:value-type="float" office:value="2712">
            <text:p>2712</text:p>
          </table:table-cell>
          <table:table-cell table:number-columns-repeated="2"/>
        </table:table-row>
        <table:table-row table:style-name="ro2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>
            <text:p>0.00388695</text:p>
          </table:table-cell>
          <table:table-cell office:value-type="float" office:value="0.31890956">
            <text:p>0.31890956</text:p>
          </table:table-cell>
          <table:table-cell table:number-columns-repeated="2" office:value-type="float" office:value="0.56113903">
            <text:p>0.56113903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office:value-type="string">
            <text:p>?b</text:p>
          </table:table-cell>
          <table:table-cell office:value-type="float" office:value="2882">
            <text:p>2882</text:p>
          </table:table-cell>
          <table:table-cell table:number-columns-repeated="2"/>
        </table:table-row>
        <table:table-row table:style-name="ro2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0.00670644">
            <text:p>0.00670644</text:p>
          </table:table-cell>
          <table:table-cell table:number-columns-repeated="2" office:value-type="float" office:value="0.53014258">
            <text:p>0.53014258</text:p>
          </table:table-cell>
          <table:table-cell office:value-type="float" office:value="0.91785766">
            <text:p>0.91785766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office:value-type="string">
            <text:p>?b</text:p>
          </table:table-cell>
          <table:table-cell office:value-type="float" office:value="5635">
            <text:p>5635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>
            <text:p>0.00106641</text:p>
          </table:table-cell>
          <table:table-cell office:value-type="float" office:value="0.03020345">
            <text:p>0.03020345</text:p>
          </table:table-cell>
          <table:table-cell office:value-type="float" office:value="0.49827501">
            <text:p>0.49827501</text:p>
          </table:table-cell>
          <table:table-cell office:value-type="float" office:value="0.58676727">
            <text:p>0.58676727</text:p>
          </table:table-cell>
          <table:table-cell office:value-type="float" office:value="1011">
            <text:p>1011</text:p>
          </table:table-cell>
          <table:table-cell office:value-type="float" office:value="2029">
            <text:p>2029</text:p>
          </table:table-cell>
          <table:table-cell office:value-type="string">
            <text:p>?b</text:p>
          </table:table-cell>
          <table:table-cell office:value-type="float" office:value="1018">
            <text:p>1018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>
            <text:p>0.00040504</text:p>
          </table:table-cell>
          <table:table-cell office:value-type="float" office:value="0.01147193">
            <text:p>0.01147193</text:p>
          </table:table-cell>
          <table:table-cell office:value-type="float" office:value="0.38285145">
            <text:p>0.38285145</text:p>
          </table:table-cell>
          <table:table-cell office:value-type="float" office:value="0.45229682">
            <text:p>0.45229682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  <table:table-cell office:value-type="string">
            <text:p>?b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2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>
            <text:p>0.00019092</text:p>
          </table:table-cell>
          <table:table-cell office:value-type="float" office:value="0.01240321">
            <text:p>0.01240321</text:p>
          </table:table-cell>
          <table:table-cell office:value-type="float" office:value="0.33705773">
            <text:p>0.33705773</text:p>
          </table:table-cell>
          <table:table-cell office:value-type="float" office:value="0.6988417">
            <text:p>0.6988417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office:value-type="string">
            <text:p>?a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>
            <text:p>0.00048415</text:p>
          </table:table-cell>
          <table:table-cell office:value-type="float" office:value="0.66618287">
            <text:p>0.66618287</text:p>
          </table:table-cell>
          <table:table-cell table:number-columns-repeated="2" office:value-type="float" office:value="0.28194103">
            <text:p>0.28194103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office:value-type="float" office:value="1169">
            <text:p>1169</text:p>
          </table:table-cell>
          <table:table-cell table:number-columns-repeated="2"/>
        </table:table-row>
        <table:table-row table:style-name="ro2">
          <table:table-cell office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>
            <text:p>0.00048415</text:p>
          </table:table-cell>
          <table:table-cell office:value-type="float" office:value="0.66618287">
            <text:p>0.66618287</text:p>
          </table:table-cell>
          <table:table-cell table:number-columns-repeated="2" office:value-type="float" office:value="0.28194103">
            <text:p>0.28194103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office:value-type="float" office:value="1169">
            <text:p>1169</text:p>
          </table:table-cell>
          <table:table-cell table:number-columns-repeated="2"/>
        </table:table-row>
        <table:table-row table:style-name="ro2">
          <table:table-cell office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>
            <text:p>0.00017826</text:p>
          </table:table-cell>
          <table:table-cell office:value-type="float" office:value="0.01158089">
            <text:p>0.01158089</text:p>
          </table:table-cell>
          <table:table-cell office:value-type="float" office:value="0.22807018">
            <text:p>0.22807018</text:p>
          </table:table-cell>
          <table:table-cell office:value-type="float" office:value="0.68421053">
            <text:p>0.68421053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office:value-type="string">
            <text:p>?a</text:p>
          </table:table-cell>
          <table:table-cell office:value-type="float" office:value="572">
            <text:p>572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>
            <text:p>0.00021834</text:p>
          </table:table-cell>
          <table:table-cell office:value-type="float" office:value="0.01025971">
            <text:p>0.01025971</text:p>
          </table:table-cell>
          <table:table-cell office:value-type="float" office:value="0.20638086">
            <text:p>0.20638086</text:p>
          </table:table-cell>
          <table:table-cell office:value-type="float" office:value="0.38983051">
            <text:p>0.38983051</text:p>
          </table:table-cell>
          <table:table-cell office:value-type="float" office:value="207">
            <text:p>207</text:p>
          </table:table-cell>
          <table:table-cell office:value-type="float" office:value="1003">
            <text:p>1003</text:p>
          </table:table-cell>
          <table:table-cell office:value-type="string">
            <text:p>?b</text:p>
          </table:table-cell>
          <table:table-cell office:value-type="float" office:value="796">
            <text:p>796</text:p>
          </table:table-cell>
          <table:table-cell table:number-columns-repeated="2"/>
        </table:table-row>
        <table:table-row table:style-name="ro2">
          <table:table-cell office:value-type="string">
            <text:p>?a <text:s/>&lt;directed&gt; <text:s/>?b <text:s text:c="2"/>=&gt; ?a <text:s/>&lt;created&gt; <text:s/>?b</text:p>
          </table:table-cell>
          <table:table-cell office:value-type="float" office:value="0.006621">
            <text:p>0.006621</text:p>
          </table:table-cell>
          <table:table-cell office:value-type="float" office:value="0.03136023">
            <text:p>0.03136023</text:p>
          </table:table-cell>
          <table:table-cell office:value-type="float" office:value="0.18752427">
            <text:p>0.18752427</text:p>
          </table:table-cell>
          <table:table-cell office:value-type="float" office:value="0.32464443">
            <text:p>0.32464443</text:p>
          </table:table-cell>
          <table:table-cell office:value-type="float" office:value="6277">
            <text:p>6277</text:p>
          </table:table-cell>
          <table:table-cell office:value-type="float" office:value="33473">
            <text:p>33473</text:p>
          </table:table-cell>
          <table:table-cell office:value-type="string">
            <text:p>?b</text:p>
          </table:table-cell>
          <table:table-cell office:value-type="float" office:value="27196">
            <text:p>27196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>
            <text:p>0.00069301</text:p>
          </table:table-cell>
          <table:table-cell office:value-type="float" office:value="0.04502159">
            <text:p>0.04502159</text:p>
          </table:table-cell>
          <table:table-cell table:number-columns-repeated="2" office:value-type="float" office:value="0.18533145">
            <text:p>0.18533145</text:p>
          </table:table-cell>
          <table:table-cell office:value-type="float" office:value="657">
            <text:p>657</text:p>
          </table:table-cell>
          <table:table-cell office:value-type="float" office:value="3545">
            <text:p>3545</text:p>
          </table:table-cell>
          <table:table-cell office:value-type="string">
            <text:p>?a</text:p>
          </table:table-cell>
          <table:table-cell office:value-type="float" office:value="2888">
            <text:p>2888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>
            <text:p>0.00098941</text:p>
          </table:table-cell>
          <table:table-cell office:value-type="float" office:value="0.06427739">
            <text:p>0.06427739</text:p>
          </table:table-cell>
          <table:table-cell table:number-columns-repeated="2" office:value-type="float" office:value="0.1780224">
            <text:p>0.178022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office:value-type="float" office:value="4331">
            <text:p>4331</text:p>
          </table:table-cell>
          <table:table-cell table:number-columns-repeated="2"/>
        </table:table-row>
        <table:table-row table:style-name="ro2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>
            <text:p>0.00198198</text:p>
          </table:table-cell>
          <table:table-cell office:value-type="float" office:value="0.15667473">
            <text:p>0.15667473</text:p>
          </table:table-cell>
          <table:table-cell office:value-type="float" office:value="0.17321165">
            <text:p>0.17321165</text:p>
          </table:table-cell>
          <table:table-cell office:value-type="float" office:value="0.40981461">
            <text:p>0.40981461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office:value-type="string">
            <text:p>?b</text:p>
          </table:table-cell>
          <table:table-cell office:value-type="float" office:value="8969">
            <text:p>8969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>
            <text:p>0.00106641</text:p>
          </table:table-cell>
          <table:table-cell office:value-type="float" office:value="0.05010904">
            <text:p>0.05010904</text:p>
          </table:table-cell>
          <table:table-cell office:value-type="float" office:value="0.1610642">
            <text:p>0.1610642</text:p>
          </table:table-cell>
          <table:table-cell office:value-type="float" office:value="0.37472202">
            <text:p>0.37472202</text:p>
          </table:table-cell>
          <table:table-cell office:value-type="float" office:value="1011">
            <text:p>1011</text:p>
          </table:table-cell>
          <table:table-cell office:value-type="float" office:value="6277">
            <text:p>6277</text:p>
          </table:table-cell>
          <table:table-cell office:value-type="string">
            <text:p>?b</text:p>
          </table:table-cell>
          <table:table-cell office:value-type="float" office:value="5266">
            <text:p>5266</text:p>
          </table:table-cell>
          <table:table-cell table:number-columns-repeated="2"/>
        </table:table-row>
        <table:table-row table:style-name="ro2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>
            <text:p>0.00028163</text:p>
          </table:table-cell>
          <table:table-cell office:value-type="float" office:value="0.38751814">
            <text:p>0.38751814</text:p>
          </table:table-cell>
          <table:table-cell office:value-type="float" office:value="0.15442452">
            <text:p>0.15442452</text:p>
          </table:table-cell>
          <table:table-cell office:value-type="float" office:value="0.2177814">
            <text:p>0.2177814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office:value-type="string">
            <text:p>?a</text:p>
          </table:table-cell>
          <table:table-cell office:value-type="float" office:value="1462">
            <text:p>1462</text:p>
          </table:table-cell>
          <table:table-cell table:number-columns-repeated="2"/>
        </table:table-row>
        <table:table-row table:style-name="ro2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>
            <text:p>0.00001899</text:p>
          </table:table-cell>
          <table:table-cell office:value-type="float" office:value="0.02241594">
            <text:p>0.02241594</text:p>
          </table:table-cell>
          <table:table-cell office:value-type="float" office:value="0.14285714">
            <text:p>0.14285714</text:p>
          </table:table-cell>
          <table:table-cell office:value-type="float" office:value="0.64285714">
            <text:p>0.64285714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0.00009915">
            <text:p>0.00009915</text:p>
          </table:table-cell>
          <table:table-cell table:number-columns-repeated="2" office:value-type="float" office:value="0.13642961">
            <text:p>0.13642961</text:p>
          </table:table-cell>
          <table:table-cell office:value-type="float" office:value="0.18323587">
            <text:p>0.18323587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office:value-type="string">
            <text:p>?a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2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>
            <text:p>0.00070039</text:p>
          </table:table-cell>
          <table:table-cell office:value-type="float" office:value="0.04550127">
            <text:p>0.04550127</text:p>
          </table:table-cell>
          <table:table-cell table:number-columns-repeated="2" office:value-type="float" office:value="0.13490451">
            <text:p>0.13490451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office:value-type="string">
            <text:p>?a</text:p>
          </table:table-cell>
          <table:table-cell office:value-type="float" office:value="4258">
            <text:p>4258</text:p>
          </table:table-cell>
          <table:table-cell table:number-columns-repeated="2"/>
        </table:table-row>
        <table:table-row table:style-name="ro2">
          <table:table-cell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>
            <text:p>0.00009388</text:p>
          </table:table-cell>
          <table:table-cell office:value-type="float" office:value="0.0365353">
            <text:p>0.0365353</text:p>
          </table:table-cell>
          <table:table-cell office:value-type="float" office:value="0.13444109">
            <text:p>0.13444109</text:p>
          </table:table-cell>
          <table:table-cell office:value-type="float" office:value="0.39035088">
            <text:p>0.39035088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office:value-type="string">
            <text:p>?a</text:p>
          </table:table-cell>
          <table:table-cell office:value-type="float" office:value="573">
            <text:p>573</text:p>
          </table:table-cell>
          <table:table-cell table:number-columns-repeated="2"/>
        </table:table-row>
        <table:table-row table:style-name="ro2">
          <table:table-cell office:value-type="string">
            <text:p>?a <text:s/>&lt;imports&gt; <text:s/>?b <text:s text:c="2"/>=&gt; ?a <text:s/>&lt;exports&gt; <text:s/>?b</text:p>
          </table:table-cell>
          <table:table-cell office:value-type="float" office:value="0.00004641">
            <text:p>0.00004641</text:p>
          </table:table-cell>
          <table:table-cell office:value-type="float" office:value="0.08678501">
            <text:p>0.08678501</text:p>
          </table:table-cell>
          <table:table-cell office:value-type="float" office:value="0.13095238">
            <text:p>0.13095238</text:p>
          </table:table-cell>
          <table:table-cell office:value-type="float" office:value="0.14473684">
            <text:p>0.14473684</text:p>
          </table:table-cell>
          <table:table-cell office:value-type="float" office:value="44">
            <text:p>44</text:p>
          </table:table-cell>
          <table:table-cell office:value-type="float" office:value="336">
            <text:p>336</text:p>
          </table:table-cell>
          <table:table-cell office:value-type="string">
            <text:p>?b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2">
          <table:table-cell office:value-type="string">
            <text:p>?a <text:s/>&lt;produced&gt; <text:s/>?b <text:s text:c="2"/>=&gt; ?a <text:s/>&lt;directed&gt; <text:s/>?b</text:p>
          </table:table-cell>
          <table:table-cell office:value-type="float" office:value="0.00239546">
            <text:p>0.00239546</text:p>
          </table:table-cell>
          <table:table-cell office:value-type="float" office:value="0.06784573">
            <text:p>0.06784573</text:p>
          </table:table-cell>
          <table:table-cell office:value-type="float" office:value="0.11255948">
            <text:p>0.11255948</text:p>
          </table:table-cell>
          <table:table-cell office:value-type="float" office:value="0.13395069">
            <text:p>0.13395069</text:p>
          </table:table-cell>
          <table:table-cell office:value-type="float" office:value="2271">
            <text:p>2271</text:p>
          </table:table-cell>
          <table:table-cell office:value-type="float" office:value="20176">
            <text:p>20176</text:p>
          </table:table-cell>
          <table:table-cell office:value-type="string">
            <text:p>?b</text:p>
          </table:table-cell>
          <table:table-cell office:value-type="float" office:value="17905">
            <text:p>17905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>
            <text:p>0.00011708</text:p>
          </table:table-cell>
          <table:table-cell office:value-type="float" office:value="0.33035714">
            <text:p>0.33035714</text:p>
          </table:table-cell>
          <table:table-cell office:value-type="float" office:value="0.10581506">
            <text:p>0.10581506</text:p>
          </table:table-cell>
          <table:table-cell office:value-type="float" office:value="0.14879357">
            <text:p>0.14879357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  <table:table-cell office:value-type="string">
            <text:p>?a</text:p>
          </table:table-cell>
          <table:table-cell office:value-type="float" office:value="938">
            <text:p>938</text:p>
          </table:table-cell>
          <table:table-cell table:number-columns-repeated="2"/>
        </table:table-row>
        <table:table-row table:style-name="ro2">
          <table:table-cell office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>
            <text:p>0.000154</text:p>
          </table:table-cell>
          <table:table-cell office:value-type="float" office:value="0.01002059">
            <text:p>0.01002059</text:p>
          </table:table-cell>
          <table:table-cell office:value-type="float" office:value="0.10564399">
            <text:p>0.10564399</text:p>
          </table:table-cell>
          <table:table-cell office:value-type="float" office:value="0.51957295">
            <text:p>0.51957295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office:value-type="string">
            <text:p>?a</text:p>
          </table:table-cell>
          <table:table-cell office:value-type="float" office:value="1236">
            <text:p>1236</text:p>
          </table:table-cell>
          <table:table-cell table:number-columns-repeated="2"/>
        </table:table-row>
        <table:table-row table:style-name="ro2">
          <table:table-cell office:value-type="string">
            <text:p>?a <text:s/>&lt;produced&gt; <text:s/>?b <text:s text:c="2"/>=&gt; ?a <text:s/>&lt;created&gt; <text:s/>?b</text:p>
          </table:table-cell>
          <table:table-cell office:value-type="float" office:value="0.0021402">
            <text:p>0.0021402</text:p>
          </table:table-cell>
          <table:table-cell office:value-type="float" office:value="0.01013699">
            <text:p>0.01013699</text:p>
          </table:table-cell>
          <table:table-cell office:value-type="float" office:value="0.10056503">
            <text:p>0.10056503</text:p>
          </table:table-cell>
          <table:table-cell office:value-type="float" office:value="0.15689762">
            <text:p>0.15689762</text:p>
          </table:table-cell>
          <table:table-cell office:value-type="float" office:value="2029">
            <text:p>2029</text:p>
          </table:table-cell>
          <table:table-cell office:value-type="float" office:value="20176">
            <text:p>20176</text:p>
          </table:table-cell>
          <table:table-cell office:value-type="string">
            <text:p>?b</text:p>
          </table:table-cell>
          <table:table-cell office:value-type="float" office:value="18147">
            <text:p>18147</text:p>
          </table:table-cell>
          <table:table-cell table:number-columns-repeated="2"/>
        </table:table-row>
        <table:table-row table:style-name="ro2">
          <table:table-cell office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>
            <text:p>0.00007911</text:p>
          </table:table-cell>
          <table:table-cell office:value-type="float" office:value="0.22321429">
            <text:p>0.22321429</text:p>
          </table:table-cell>
          <table:table-cell office:value-type="float" office:value="0.09282178">
            <text:p>0.09282178</text:p>
          </table:table-cell>
          <table:table-cell office:value-type="float" office:value="0.14097744">
            <text:p>0.14097744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  <table:table-cell office:value-type="string">
            <text:p>?a</text:p>
          </table:table-cell>
          <table:table-cell office:value-type="float" office:value="733">
            <text:p>733</text:p>
          </table:table-cell>
          <table:table-cell table:number-columns-repeated="2"/>
        </table:table-row>
        <table:table-row table:style-name="ro2">
          <table:table-cell office:value-type="string">
            <text:p>?a <text:s/>&lt;worksAt&gt; <text:s/>?b <text:s text:c="2"/>=&gt; ?a <text:s/>&lt;graduatedFrom&gt; <text:s/>?b</text:p>
          </table:table-cell>
          <table:table-cell office:value-type="float" office:value="0.000231">
            <text:p>0.000231</text:p>
          </table:table-cell>
          <table:table-cell office:value-type="float" office:value="0.01844211">
            <text:p>0.01844211</text:p>
          </table:table-cell>
          <table:table-cell office:value-type="float" office:value="0.08990148">
            <text:p>0.08990148</text:p>
          </table:table-cell>
          <table:table-cell office:value-type="float" office:value="0.16246291">
            <text:p>0.16246291</text:p>
          </table:table-cell>
          <table:table-cell office:value-type="float" office:value="219">
            <text:p>219</text:p>
          </table:table-cell>
          <table:table-cell office:value-type="float" office:value="2436">
            <text:p>2436</text:p>
          </table:table-cell>
          <table:table-cell office:value-type="string">
            <text:p>?a</text:p>
          </table:table-cell>
          <table:table-cell office:value-type="float" office:value="2217">
            <text:p>2217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b <text:s text:c="2"/>=&gt; ?a <text:s/>&lt;wasBornIn&gt; <text:s/>?b</text:p>
          </table:table-cell>
          <table:table-cell office:value-type="float" office:value="0.00206741">
            <text:p>0.00206741</text:p>
          </table:table-cell>
          <table:table-cell office:value-type="float" office:value="0.03502314">
            <text:p>0.03502314</text:p>
          </table:table-cell>
          <table:table-cell office:value-type="float" office:value="0.08846362">
            <text:p>0.08846362</text:p>
          </table:table-cell>
          <table:table-cell office:value-type="float" office:value="0.22531325">
            <text:p>0.22531325</text:p>
          </table:table-cell>
          <table:table-cell office:value-type="float" office:value="1960">
            <text:p>1960</text:p>
          </table:table-cell>
          <table:table-cell office:value-type="float" office:value="22156">
            <text:p>22156</text:p>
          </table:table-cell>
          <table:table-cell office:value-type="string">
            <text:p>?a</text:p>
          </table:table-cell>
          <table:table-cell office:value-type="float" office:value="20196">
            <text:p>20196</text:p>
          </table:table-cell>
          <table:table-cell table:number-columns-repeated="2"/>
        </table:table-row>
        <table:table-row table:style-name="ro2">
          <table:table-cell office:value-type="string">
            <text:p>?a <text:s/>&lt;exports&gt; <text:s/>?b <text:s text:c="2"/>=&gt; ?a <text:s/>&lt;imports&gt; <text:s/>?b</text:p>
          </table:table-cell>
          <table:table-cell office:value-type="float" office:value="0.00004641">
            <text:p>0.00004641</text:p>
          </table:table-cell>
          <table:table-cell office:value-type="float" office:value="0.13095238">
            <text:p>0.13095238</text:p>
          </table:table-cell>
          <table:table-cell office:value-type="float" office:value="0.08678501">
            <text:p>0.08678501</text:p>
          </table:table-cell>
          <table:table-cell office:value-type="float" office:value="0.10328638">
            <text:p>0.10328638</text:p>
          </table:table-cell>
          <table:table-cell office:value-type="float" office:value="44">
            <text:p>44</text:p>
          </table:table-cell>
          <table:table-cell office:value-type="float" office:value="507">
            <text:p>507</text:p>
          </table:table-cell>
          <table:table-cell office:value-type="string">
            <text:p>?a</text:p>
          </table:table-cell>
          <table:table-cell office:value-type="float" office:value="463">
            <text:p>463</text:p>
          </table:table-cell>
          <table:table-cell table:number-columns-repeated="2"/>
        </table:table-row>
        <table:table-row table:style-name="ro2">
          <table:table-cell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>
            <text:p>0.00004958</text:p>
          </table:table-cell>
          <table:table-cell office:value-type="float" office:value="0.01929392">
            <text:p>0.01929392</text:p>
          </table:table-cell>
          <table:table-cell office:value-type="float" office:value="0.08655617">
            <text:p>0.08655617</text:p>
          </table:table-cell>
          <table:table-cell office:value-type="float" office:value="0.21860465">
            <text:p>0.21860465</text:p>
          </table:table-cell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  <table:table-cell office:value-type="string">
            <text:p>?a</text:p>
          </table:table-cell>
          <table:table-cell office:value-type="float" office:value="496">
            <text:p>496</text:p>
          </table:table-cell>
          <table:table-cell table:number-columns-repeated="2"/>
        </table:table-row>
        <table:table-row table:style-name="ro2">
          <table:table-cell office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>
            <text:p>0.00005485</text:p>
          </table:table-cell>
          <table:table-cell office:value-type="float" office:value="0.06475716">
            <text:p>0.06475716</text:p>
          </table:table-cell>
          <table:table-cell office:value-type="float" office:value="0.07784431">
            <text:p>0.07784431</text:p>
          </table:table-cell>
          <table:table-cell office:value-type="float" office:value="0.09647495">
            <text:p>0.09647495</text:p>
          </table:table-cell>
          <table:table-cell office:value-type="float" office:value="52">
            <text:p>52</text:p>
          </table:table-cell>
          <table:table-cell office:value-type="float" office:value="668">
            <text:p>668</text:p>
          </table:table-cell>
          <table:table-cell office:value-type="string">
            <text:p>?a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>
            <text:p>0.00009388</text:p>
          </table:table-cell>
          <table:table-cell office:value-type="float" office:value="0.17554241">
            <text:p>0.17554241</text:p>
          </table:table-cell>
          <table:table-cell table:number-columns-repeated="2" office:value-type="float" office:value="0.07307061">
            <text:p>0.07307061</text:p>
          </table:table-cell>
          <table:table-cell office:value-type="float" office:value="89">
            <text:p>89</text:p>
          </table:table-cell>
          <table:table-cell office:value-type="float" office:value="1218">
            <text:p>1218</text:p>
          </table:table-cell>
          <table:table-cell office:value-type="string">
            <text:p>?b</text:p>
          </table:table-cell>
          <table:table-cell office:value-type="float" office:value="1129">
            <text:p>1129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>
            <text:p>0.00102949</text:p>
          </table:table-cell>
          <table:table-cell office:value-type="float" office:value="0.01744009">
            <text:p>0.01744009</text:p>
          </table:table-cell>
          <table:table-cell office:value-type="float" office:value="0.07163829">
            <text:p>0.07163829</text:p>
          </table:table-cell>
          <table:table-cell office:value-type="float" office:value="0.26872247">
            <text:p>0.26872247</text:p>
          </table:table-cell>
          <table:table-cell office:value-type="float" office:value="976">
            <text:p>976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office:value-type="float" office:value="12648">
            <text:p>12648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>
            <text:p>0.00005907</text:p>
          </table:table-cell>
          <table:table-cell office:value-type="float" office:value="0.06973848">
            <text:p>0.06973848</text:p>
          </table:table-cell>
          <table:table-cell office:value-type="float" office:value="0.06982544">
            <text:p>0.06982544</text:p>
          </table:table-cell>
          <table:table-cell office:value-type="float" office:value="0.08695652">
            <text:p>0.08695652</text:p>
          </table:table-cell>
          <table:table-cell office:value-type="float" office:value="56">
            <text:p>56</text:p>
          </table:table-cell>
          <table:table-cell office:value-type="float" office:value="802">
            <text:p>802</text:p>
          </table:table-cell>
          <table:table-cell office:value-type="string">
            <text:p>?a</text:p>
          </table:table-cell>
          <table:table-cell office:value-type="float" office:value="746">
            <text:p>746</text:p>
          </table:table-cell>
          <table:table-cell table:number-columns-repeated="2"/>
        </table:table-row>
        <table:table-row table:style-name="ro2">
          <table:table-cell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>
            <text:p>0.00005274</text:p>
          </table:table-cell>
          <table:table-cell office:value-type="float" office:value="0.02052545">
            <text:p>0.02052545</text:p>
          </table:table-cell>
          <table:table-cell office:value-type="float" office:value="0.06868132">
            <text:p>0.06868132</text:p>
          </table:table-cell>
          <table:table-cell office:value-type="float" office:value="0.22727273">
            <text:p>0.22727273</text:p>
          </table:table-cell>
          <table:table-cell office:value-type="float" office:value="50">
            <text:p>50</text:p>
          </table:table-cell>
          <table:table-cell office:value-type="float" office:value="728">
            <text:p>728</text:p>
          </table:table-cell>
          <table:table-cell office:value-type="string">
            <text:p>?a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>
            <text:p>0.00008755</text:p>
          </table:table-cell>
          <table:table-cell office:value-type="float" office:value="0.24702381">
            <text:p>0.24702381</text:p>
          </table:table-cell>
          <table:table-cell office:value-type="float" office:value="0.0681445">
            <text:p>0.0681445</text:p>
          </table:table-cell>
          <table:table-cell office:value-type="float" office:value="0.09181416">
            <text:p>0.09181416</text:p>
          </table:table-cell>
          <table:table-cell office:value-type="float" office:value="83">
            <text:p>83</text:p>
          </table:table-cell>
          <table:table-cell office:value-type="float" office:value="1218">
            <text:p>1218</text:p>
          </table:table-cell>
          <table:table-cell office:value-type="string">
            <text:p>?a</text:p>
          </table:table-cell>
          <table:table-cell office:value-type="float" office:value="1135">
            <text:p>1135</text:p>
          </table:table-cell>
          <table:table-cell table:number-columns-repeated="2"/>
        </table:table-row>
        <table:table-row table:style-name="ro2">
          <table:table-cell office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>
            <text:p>0.00005063</text:p>
          </table:table-cell>
          <table:table-cell office:value-type="float" office:value="0.02265219">
            <text:p>0.02265219</text:p>
          </table:table-cell>
          <table:table-cell office:value-type="float" office:value="0.06798867">
            <text:p>0.06798867</text:p>
          </table:table-cell>
          <table:table-cell office:value-type="float" office:value="0.07272727">
            <text:p>0.07272727</text:p>
          </table:table-cell>
          <table:table-cell office:value-type="float" office:value="48">
            <text:p>48</text:p>
          </table:table-cell>
          <table:table-cell office:value-type="float" office:value="706">
            <text:p>706</text:p>
          </table:table-cell>
          <table:table-cell office:value-type="string">
            <text:p>?a</text:p>
          </table:table-cell>
          <table:table-cell office:value-type="float" office:value="658">
            <text:p>658</text:p>
          </table:table-cell>
          <table:table-cell table:number-columns-repeated="2"/>
        </table:table-row>
        <table:table-row table:style-name="ro2">
          <table:table-cell office:value-type="string">
            <text:p>?a <text:s/>&lt;directed&gt; <text:s/>?b <text:s text:c="2"/>=&gt; ?a <text:s/>&lt;produced&gt; <text:s/>?b</text:p>
          </table:table-cell>
          <table:table-cell office:value-type="float" office:value="0.00239546">
            <text:p>0.00239546</text:p>
          </table:table-cell>
          <table:table-cell office:value-type="float" office:value="0.11255948">
            <text:p>0.11255948</text:p>
          </table:table-cell>
          <table:table-cell office:value-type="float" office:value="0.06784573">
            <text:p>0.06784573</text:p>
          </table:table-cell>
          <table:table-cell office:value-type="float" office:value="0.1618905">
            <text:p>0.1618905</text:p>
          </table:table-cell>
          <table:table-cell office:value-type="float" office:value="2271">
            <text:p>2271</text:p>
          </table:table-cell>
          <table:table-cell office:value-type="float" office:value="33473">
            <text:p>33473</text:p>
          </table:table-cell>
          <table:table-cell office:value-type="string">
            <text:p>?b</text:p>
          </table:table-cell>
          <table:table-cell office:value-type="float" office:value="31202">
            <text:p>31202</text:p>
          </table:table-cell>
          <table:table-cell table:number-columns-repeated="2"/>
        </table:table-row>
        <table:table-row table:style-name="ro2">
          <table:table-cell office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>
            <text:p>0.00003692</text:p>
          </table:table-cell>
          <table:table-cell office:value-type="float" office:value="0.01651723">
            <text:p>0.01651723</text:p>
          </table:table-cell>
          <table:table-cell office:value-type="float" office:value="0.06013746">
            <text:p>0.06013746</text:p>
          </table:table-cell>
          <table:table-cell office:value-type="float" office:value="0.06410256">
            <text:p>0.06410256</text:p>
          </table:table-cell>
          <table:table-cell office:value-type="float" office:value="35">
            <text:p>35</text:p>
          </table:table-cell>
          <table:table-cell office:value-type="float" office:value="582">
            <text:p>582</text:p>
          </table:table-cell>
          <table:table-cell office:value-type="string">
            <text:p>?a</text:p>
          </table:table-cell>
          <table:table-cell office:value-type="float" office:value="547">
            <text:p>547</text:p>
          </table:table-cell>
          <table:table-cell table:number-columns-repeated="2"/>
        </table:table-row>
        <table:table-row table:style-name="ro2">
          <table:table-cell office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>
            <text:p>0.00004536</text:p>
          </table:table-cell>
          <table:table-cell office:value-type="float" office:value="0.02029259">
            <text:p>0.02029259</text:p>
          </table:table-cell>
          <table:table-cell office:value-type="float" office:value="0.05858311">
            <text:p>0.05858311</text:p>
          </table:table-cell>
          <table:table-cell office:value-type="float" office:value="0.06574924">
            <text:p>0.06574924</text:p>
          </table:table-cell>
          <table:table-cell office:value-type="float" office:value="43">
            <text:p>43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2">
          <table:table-cell office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>
            <text:p>0.00004747</text:p>
          </table:table-cell>
          <table:table-cell office:value-type="float" office:value="0.0887574">
            <text:p>0.0887574</text:p>
          </table:table-cell>
          <table:table-cell office:value-type="float" office:value="0.05569307">
            <text:p>0.05569307</text:p>
          </table:table-cell>
          <table:table-cell office:value-type="float" office:value="0.0647482">
            <text:p>0.0647482</text:p>
          </table:table-cell>
          <table:table-cell office:value-type="float" office:value="45">
            <text:p>45</text:p>
          </table:table-cell>
          <table:table-cell office:value-type="float" office:value="808">
            <text:p>808</text:p>
          </table:table-cell>
          <table:table-cell office:value-type="string">
            <text:p>?b</text:p>
          </table:table-cell>
          <table:table-cell office:value-type="float" office:value="763">
            <text:p>763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wasBornIn&gt; <text:s/>?b</text:p>
          </table:table-cell>
          <table:table-cell office:value-type="float" office:value="0.00081536">
            <text:p>0.00081536</text:p>
          </table:table-cell>
          <table:table-cell office:value-type="float" office:value="0.0138127">
            <text:p>0.0138127</text:p>
          </table:table-cell>
          <table:table-cell office:value-type="float" office:value="0.0529706">
            <text:p>0.0529706</text:p>
          </table:table-cell>
          <table:table-cell office:value-type="float" office:value="0.17116918">
            <text:p>0.17116918</text:p>
          </table:table-cell>
          <table:table-cell office:value-type="float" office:value="773">
            <text:p>773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office:value-type="float" office:value="13820">
            <text:p>13820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>
            <text:p>0.0007257</text:p>
          </table:table-cell>
          <table:table-cell office:value-type="float" office:value="0.03105254">
            <text:p>0.03105254</text:p>
          </table:table-cell>
          <table:table-cell office:value-type="float" office:value="0.05049912">
            <text:p>0.05049912</text:p>
          </table:table-cell>
          <table:table-cell office:value-type="float" office:value="0.38457239">
            <text:p>0.38457239</text:p>
          </table:table-cell>
          <table:table-cell office:value-type="float" office:value="688">
            <text:p>688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office:value-type="float" office:value="12936">
            <text:p>12936</text:p>
          </table:table-cell>
          <table:table-cell table:number-columns-repeated="2"/>
        </table:table-row>
        <table:table-row table:style-name="ro2">
          <table:table-cell office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>
            <text:p>0.00012658</text:p>
          </table:table-cell>
          <table:table-cell office:value-type="float" office:value="0.17416546">
            <text:p>0.17416546</text:p>
          </table:table-cell>
          <table:table-cell office:value-type="float" office:value="0.04995837">
            <text:p>0.04995837</text:p>
          </table:table-cell>
          <table:table-cell office:value-type="float" office:value="0.06413683">
            <text:p>0.06413683</text:p>
          </table:table-cell>
          <table:table-cell office:value-type="float" office:value="120">
            <text:p>120</text:p>
          </table:table-cell>
          <table:table-cell office:value-type="float" office:value="2402">
            <text:p>2402</text:p>
          </table:table-cell>
          <table:table-cell office:value-type="string">
            <text:p>?a</text:p>
          </table:table-cell>
          <table:table-cell office:value-type="float" office:value="2282">
            <text:p>2282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>
            <text:p>0.00005485</text:p>
          </table:table-cell>
          <table:table-cell office:value-type="float" office:value="0.1025641">
            <text:p>0.1025641</text:p>
          </table:table-cell>
          <table:table-cell office:value-type="float" office:value="0.04957102">
            <text:p>0.04957102</text:p>
          </table:table-cell>
          <table:table-cell office:value-type="float" office:value="0.05450734">
            <text:p>0.05450734</text:p>
          </table:table-cell>
          <table:table-cell office:value-type="float" office:value="52">
            <text:p>52</text:p>
          </table:table-cell>
          <table:table-cell office:value-type="float" office:value="1049">
            <text:p>1049</text:p>
          </table:table-cell>
          <table:table-cell office:value-type="string">
            <text:p>?b</text:p>
          </table:table-cell>
          <table:table-cell office:value-type="float" office:value="997">
            <text:p>997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>
            <text:p>0.00007806</text:p>
          </table:table-cell>
          <table:table-cell office:value-type="float" office:value="0.14595661">
            <text:p>0.14595661</text:p>
          </table:table-cell>
          <table:table-cell table:number-columns-repeated="2" office:value-type="float" office:value="0.0490391">
            <text:p>0.0490391</text:p>
          </table:table-cell>
          <table:table-cell office:value-type="float" office:value="74">
            <text:p>74</text:p>
          </table:table-cell>
          <table:table-cell office:value-type="float" office:value="1509">
            <text:p>1509</text:p>
          </table:table-cell>
          <table:table-cell office:value-type="string">
            <text:p>?b</text:p>
          </table:table-cell>
          <table:table-cell table:formula="of:=[.G47]-[.F47]" office:value-type="float" office:value="1435">
            <text:p>1435</text:p>
          </table:table-cell>
          <table:table-cell table:number-columns-repeated="2"/>
        </table:table-row>
        <table:table-row table:style-name="ro2">
          <table:table-cell office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>
            <text:p>0.0004715</text:p>
          </table:table-cell>
          <table:table-cell office:value-type="float" office:value="0.64876633">
            <text:p>0.64876633</text:p>
          </table:table-cell>
          <table:table-cell table:number-columns-repeated="2" office:value-type="float" office:value="0.04769526">
            <text:p>0.04769526</text:p>
          </table:table-cell>
          <table:table-cell office:value-type="float" office:value="447">
            <text:p>447</text:p>
          </table:table-cell>
          <table:table-cell office:value-type="float" office:value="9372">
            <text:p>9372</text:p>
          </table:table-cell>
          <table:table-cell office:value-type="string">
            <text:p>?a</text:p>
          </table:table-cell>
          <table:table-cell office:value-type="float" office:value="6758">
            <text:p>6758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>
            <text:p>0.00063816</text:p>
          </table:table-cell>
          <table:table-cell office:value-type="float" office:value="0.04152368">
            <text:p>0.04152368</text:p>
          </table:table-cell>
          <table:table-cell office:value-type="float" office:value="0.04514925">
            <text:p>0.04514925</text:p>
          </table:table-cell>
          <table:table-cell office:value-type="float" office:value="0.48130469">
            <text:p>0.48130469</text:p>
          </table:table-cell>
          <table:table-cell office:value-type="float" office:value="605">
            <text:p>605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49]-[.F49]" office:value-type="float" office:value="12795">
            <text:p>12795</text:p>
          </table:table-cell>
          <table:table-cell table:number-columns-repeated="2"/>
        </table:table-row>
        <table:table-row table:style-name="ro2">
          <table:table-cell office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>
            <text:p>0.00006856</text:p>
          </table:table-cell>
          <table:table-cell office:value-type="float" office:value="0.03067485">
            <text:p>0.03067485</text:p>
          </table:table-cell>
          <table:table-cell office:value-type="float" office:value="0.04513889">
            <text:p>0.04513889</text:p>
          </table:table-cell>
          <table:table-cell office:value-type="float" office:value="0.04772394">
            <text:p>0.04772394</text:p>
          </table:table-cell>
          <table:table-cell office:value-type="float" office:value="65">
            <text:p>65</text:p>
          </table:table-cell>
          <table:table-cell office:value-type="float" office:value="1440">
            <text:p>1440</text:p>
          </table:table-cell>
          <table:table-cell office:value-type="string">
            <text:p>?a</text:p>
          </table:table-cell>
          <table:table-cell table:formula="of:=[.G50]-[.F50]" office:value-type="float" office:value="1375">
            <text:p>1375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0.0006909">
            <text:p>0.0006909</text:p>
          </table:table-cell>
          <table:table-cell office:value-type="float" office:value="0.04488453">
            <text:p>0.04488453</text:p>
          </table:table-cell>
          <table:table-cell office:value-type="float" office:value="0.04495539">
            <text:p>0.04495539</text:p>
          </table:table-cell>
          <table:table-cell office:value-type="float" office:value="0.52358114">
            <text:p>0.52358114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office:value-type="string">
            <text:p>?a</text:p>
          </table:table-cell>
          <table:table-cell table:formula="of:=[.G51]-[.F51]" office:value-type="float" office:value="13915">
            <text:p>13915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isCitizenOf&gt; <text:s/>?b</text:p>
          </table:table-cell>
          <table:table-cell office:value-type="float" office:value="0.0006909">
            <text:p>0.0006909</text:p>
          </table:table-cell>
          <table:table-cell office:value-type="float" office:value="0.04495539">
            <text:p>0.04495539</text:p>
          </table:table-cell>
          <table:table-cell office:value-type="float" office:value="0.04488453">
            <text:p>0.04488453</text:p>
          </table:table-cell>
          <table:table-cell office:value-type="float" office:value="0.36571748">
            <text:p>0.36571748</text:p>
          </table:table-cell>
          <table:table-cell office:value-type="float" office:value="655">
            <text:p>655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52]-[.F52]" office:value-type="float" office:value="13938">
            <text:p>13938</text:p>
          </table:table-cell>
          <table:table-cell table:number-columns-repeated="2"/>
        </table:table-row>
        <table:table-row table:style-name="ro2">
          <table:table-cell office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>
            <text:p>0.00007489</text:p>
          </table:table-cell>
          <table:table-cell office:value-type="float" office:value="0.1030479">
            <text:p>0.1030479</text:p>
          </table:table-cell>
          <table:table-cell office:value-type="float" office:value="0.04361179">
            <text:p>0.04361179</text:p>
          </table:table-cell>
          <table:table-cell office:value-type="float" office:value="0.05577376">
            <text:p>0.05577376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53]-[.F53]" office:value-type="float" office:value="1557">
            <text:p>1557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>
            <text:p>0.00007489</text:p>
          </table:table-cell>
          <table:table-cell office:value-type="float" office:value="0.1030479">
            <text:p>0.1030479</text:p>
          </table:table-cell>
          <table:table-cell office:value-type="float" office:value="0.04361179">
            <text:p>0.04361179</text:p>
          </table:table-cell>
          <table:table-cell office:value-type="float" office:value="0.05577376">
            <text:p>0.05577376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54]-[.F54]" office:value-type="float" office:value="1557">
            <text:p>1557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>
            <text:p>0.00002637</text:p>
          </table:table-cell>
          <table:table-cell office:value-type="float" office:value="0.01179802">
            <text:p>0.01179802</text:p>
          </table:table-cell>
          <table:table-cell office:value-type="float" office:value="0.04266212">
            <text:p>0.04266212</text:p>
          </table:table-cell>
          <table:table-cell office:value-type="float" office:value="0.15923567">
            <text:p>0.15923567</text:p>
          </table:table-cell>
          <table:table-cell office:value-type="float" office:value="25">
            <text:p>25</text:p>
          </table:table-cell>
          <table:table-cell office:value-type="float" office:value="586">
            <text:p>586</text:p>
          </table:table-cell>
          <table:table-cell office:value-type="string">
            <text:p>?a</text:p>
          </table:table-cell>
          <table:table-cell table:formula="of:=[.G55]-[.F55]" office:value-type="float" office:value="561">
            <text:p>561</text:p>
          </table:table-cell>
          <table:table-cell table:number-columns-repeated="2"/>
        </table:table-row>
        <table:table-row table:style-name="ro2">
          <table:table-cell office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>
            <text:p>0.00261064</text:p>
          </table:table-cell>
          <table:table-cell office:value-type="float" office:value="0.17741935">
            <text:p>0.17741935</text:p>
          </table:table-cell>
          <table:table-cell table:number-columns-repeated="2" office:value-type="float" office:value="0.04255502">
            <text:p>0.04255502</text:p>
          </table:table-cell>
          <table:table-cell office:value-type="float" office:value="2475">
            <text:p>2475</text:p>
          </table:table-cell>
          <table:table-cell office:value-type="float" office:value="58160">
            <text:p>58160</text:p>
          </table:table-cell>
          <table:table-cell office:value-type="string">
            <text:p>?b</text:p>
          </table:table-cell>
          <table:table-cell table:formula="of:=[.G56]-[.F56]" office:value-type="float" office:value="55685">
            <text:p>55685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>
            <text:p>0.00021202</text:p>
          </table:table-cell>
          <table:table-cell office:value-type="float" office:value="0.01379547">
            <text:p>0.01379547</text:p>
          </table:table-cell>
          <table:table-cell office:value-type="float" office:value="0.04083706">
            <text:p>0.04083706</text:p>
          </table:table-cell>
          <table:table-cell office:value-type="float" office:value="0.20700309">
            <text:p>0.20700309</text:p>
          </table:table-cell>
          <table:table-cell office:value-type="float" office:value="201">
            <text:p>201</text:p>
          </table:table-cell>
          <table:table-cell office:value-type="float" office:value="4922">
            <text:p>4922</text:p>
          </table:table-cell>
          <table:table-cell office:value-type="string">
            <text:p>?a</text:p>
          </table:table-cell>
          <table:table-cell table:formula="of:=[.G57]-[.F57]" office:value-type="float" office:value="4721">
            <text:p>4721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>
            <text:p>0.00021729</text:p>
          </table:table-cell>
          <table:table-cell office:value-type="float" office:value="0.01413864">
            <text:p>0.01413864</text:p>
          </table:table-cell>
          <table:table-cell office:value-type="float" office:value="0.0390966">
            <text:p>0.0390966</text:p>
          </table:table-cell>
          <table:table-cell office:value-type="float" office:value="0.48130841">
            <text:p>0.48130841</text:p>
          </table:table-cell>
          <table:table-cell office:value-type="float" office:value="206">
            <text:p>206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58]-[.F58]" office:value-type="float" office:value="5063">
            <text:p>5063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>
            <text:p>0.00086283</text:p>
          </table:table-cell>
          <table:table-cell office:value-type="float" office:value="0.05837437">
            <text:p>0.05837437</text:p>
          </table:table-cell>
          <table:table-cell table:number-columns-repeated="2" office:value-type="float" office:value="0.03884325">
            <text:p>0.03884325</text:p>
          </table:table-cell>
          <table:table-cell office:value-type="float" office:value="818">
            <text:p>818</text:p>
          </table:table-cell>
          <table:table-cell office:value-type="float" office:value="21059">
            <text:p>21059</text:p>
          </table:table-cell>
          <table:table-cell office:value-type="string">
            <text:p>?b</text:p>
          </table:table-cell>
          <table:table-cell table:formula="of:=[.G59]-[.F59]" office:value-type="float" office:value="20241">
            <text:p>20241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>
            <text:p>0.00133433</text:p>
          </table:table-cell>
          <table:table-cell office:value-type="float" office:value="0.08682224">
            <text:p>0.08682224</text:p>
          </table:table-cell>
          <table:table-cell office:value-type="float" office:value="0.03745041">
            <text:p>0.03745041</text:p>
          </table:table-cell>
          <table:table-cell office:value-type="float" office:value="0.57421698">
            <text:p>0.57421698</text:p>
          </table:table-cell>
          <table:table-cell office:value-type="float" office:value="1265">
            <text:p>1265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60]-[.F60]" office:value-type="float" office:value="32513">
            <text:p>32513</text:p>
          </table:table-cell>
          <table:table-cell table:number-columns-repeated="2"/>
        </table:table-row>
        <table:table-row table:style-name="ro2">
          <table:table-cell office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>
            <text:p>0.00008966</text:p>
          </table:table-cell>
          <table:table-cell office:value-type="float" office:value="0.1233672">
            <text:p>0.1233672</text:p>
          </table:table-cell>
          <table:table-cell office:value-type="float" office:value="0.03538718">
            <text:p>0.03538718</text:p>
          </table:table-cell>
          <table:table-cell office:value-type="float" office:value="0.04214179">
            <text:p>0.04214179</text:p>
          </table:table-cell>
          <table:table-cell office:value-type="float" office:value="85">
            <text:p>85</text:p>
          </table:table-cell>
          <table:table-cell office:value-type="float" office:value="2402">
            <text:p>2402</text:p>
          </table:table-cell>
          <table:table-cell office:value-type="string">
            <text:p>?a</text:p>
          </table:table-cell>
          <table:table-cell table:formula="of:=[.G61]-[.F61]" office:value-type="float" office:value="2317">
            <text:p>2317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b <text:s text:c="2"/>=&gt; ?a <text:s/>&lt;diedIn&gt; <text:s/>?b</text:p>
          </table:table-cell>
          <table:table-cell office:value-type="float" office:value="0.00206741">
            <text:p>0.00206741</text:p>
          </table:table-cell>
          <table:table-cell office:value-type="float" office:value="0.08846362">
            <text:p>0.08846362</text:p>
          </table:table-cell>
          <table:table-cell office:value-type="float" office:value="0.03502314">
            <text:p>0.03502314</text:p>
          </table:table-cell>
          <table:table-cell office:value-type="float" office:value="0.22531325">
            <text:p>0.22531325</text:p>
          </table:table-cell>
          <table:table-cell office:value-type="float" office:value="1960">
            <text:p>1960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62]-[.F62]" office:value-type="float" office:value="54003">
            <text:p>54003</text:p>
          </table:table-cell>
          <table:table-cell table:number-columns-repeated="2"/>
        </table:table-row>
        <table:table-row table:style-name="ro2">
          <table:table-cell office:value-type="string">
            <text:p>?a <text:s/>&lt;isLeaderOf&gt; <text:s/>?b <text:s text:c="2"/>=&gt; ?a <text:s/>&lt;livesIn&gt; <text:s/>?b</text:p>
          </table:table-cell>
          <table:table-cell office:value-type="float" office:value="0.00022678">
            <text:p>0.00022678</text:p>
          </table:table-cell>
          <table:table-cell office:value-type="float" office:value="0.01473309">
            <text:p>0.01473309</text:p>
          </table:table-cell>
          <table:table-cell office:value-type="float" office:value="0.03370434">
            <text:p>0.03370434</text:p>
          </table:table-cell>
          <table:table-cell office:value-type="float" office:value="0.14448925">
            <text:p>0.14448925</text:p>
          </table:table-cell>
          <table:table-cell office:value-type="float" office:value="215">
            <text:p>215</text:p>
          </table:table-cell>
          <table:table-cell office:value-type="float" office:value="6379">
            <text:p>6379</text:p>
          </table:table-cell>
          <table:table-cell office:value-type="string">
            <text:p>?a</text:p>
          </table:table-cell>
          <table:table-cell table:formula="of:=[.G63]-[.F63]" office:value-type="float" office:value="6164">
            <text:p>6164</text:p>
          </table:table-cell>
          <table:table-cell table:number-columns-repeated="2"/>
        </table:table-row>
        <table:table-row table:style-name="ro2">
          <table:table-cell office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>
            <text:p>0.00010654</text:p>
          </table:table-cell>
          <table:table-cell office:value-type="float" office:value="0.14658926">
            <text:p>0.14658926</text:p>
          </table:table-cell>
          <table:table-cell office:value-type="float" office:value="0.03208386">
            <text:p>0.03208386</text:p>
          </table:table-cell>
          <table:table-cell office:value-type="float" office:value="0.04211843">
            <text:p>0.04211843</text:p>
          </table:table-cell>
          <table:table-cell office:value-type="float" office:value="101">
            <text:p>101</text:p>
          </table:table-cell>
          <table:table-cell office:value-type="float" office:value="3148">
            <text:p>3148</text:p>
          </table:table-cell>
          <table:table-cell office:value-type="string">
            <text:p>?a</text:p>
          </table:table-cell>
          <table:table-cell table:formula="of:=[.G64]-[.F64]" office:value-type="float" office:value="3047">
            <text:p>3047</text:p>
          </table:table-cell>
          <table:table-cell table:number-columns-repeated="2"/>
        </table:table-row>
        <table:table-row table:style-name="ro2">
          <table:table-cell office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>
            <text:p>0.00018143</text:p>
          </table:table-cell>
          <table:table-cell office:value-type="float" office:value="0.24963716">
            <text:p>0.24963716</text:p>
          </table:table-cell>
          <table:table-cell office:value-type="float" office:value="0.03193465">
            <text:p>0.03193465</text:p>
          </table:table-cell>
          <table:table-cell office:value-type="float" office:value="0.04154589">
            <text:p>0.04154589</text:p>
          </table:table-cell>
          <table:table-cell office:value-type="float" office:value="172">
            <text:p>172</text:p>
          </table:table-cell>
          <table:table-cell office:value-type="float" office:value="5386">
            <text:p>5386</text:p>
          </table:table-cell>
          <table:table-cell office:value-type="string">
            <text:p>?a</text:p>
          </table:table-cell>
          <table:table-cell table:formula="of:=[.G65]-[.F65]" office:value-type="float" office:value="5214">
            <text:p>5214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b <text:s text:c="2"/>=&gt; ?a <text:s/>&lt;directed&gt; <text:s/>?b</text:p>
          </table:table-cell>
          <table:table-cell office:value-type="float" office:value="0.006621">
            <text:p>0.006621</text:p>
          </table:table-cell>
          <table:table-cell office:value-type="float" office:value="0.18752427">
            <text:p>0.18752427</text:p>
          </table:table-cell>
          <table:table-cell office:value-type="float" office:value="0.03136023">
            <text:p>0.03136023</text:p>
          </table:table-cell>
          <table:table-cell office:value-type="float" office:value="0.22802238">
            <text:p>0.22802238</text:p>
          </table:table-cell>
          <table:table-cell office:value-type="float" office:value="6277">
            <text:p>6277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66]-[.F66]" office:value-type="float" office:value="193881">
            <text:p>193881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>
            <text:p>0.00002426</text:p>
          </table:table-cell>
          <table:table-cell office:value-type="float" office:value="0.03338171">
            <text:p>0.03338171</text:p>
          </table:table-cell>
          <table:table-cell office:value-type="float" office:value="0.03133515">
            <text:p>0.03133515</text:p>
          </table:table-cell>
          <table:table-cell office:value-type="float" office:value="0.04144144">
            <text:p>0.04144144</text:p>
          </table:table-cell>
          <table:table-cell office:value-type="float" office:value="23">
            <text:p>23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67]-[.F67]" office:value-type="float" office:value="711">
            <text:p>711</text:p>
          </table:table-cell>
          <table:table-cell table:number-columns-repeated="2"/>
        </table:table-row>
        <table:table-row table:style-name="ro2">
          <table:table-cell office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>
            <text:p>0.00199041</text:p>
          </table:table-cell>
          <table:table-cell office:value-type="float" office:value="0.13526882">
            <text:p>0.13526882</text:p>
          </table:table-cell>
          <table:table-cell office:value-type="float" office:value="0.02812262">
            <text:p>0.02812262</text:p>
          </table:table-cell>
          <table:table-cell office:value-type="float" office:value="0.04357666">
            <text:p>0.04357666</text:p>
          </table:table-cell>
          <table:table-cell office:value-type="float" office:value="1887">
            <text:p>1887</text:p>
          </table:table-cell>
          <table:table-cell office:value-type="float" office:value="67099">
            <text:p>67099</text:p>
          </table:table-cell>
          <table:table-cell office:value-type="string">
            <text:p>?b</text:p>
          </table:table-cell>
          <table:table-cell table:formula="of:=[.G68]-[.F68]" office:value-type="float" office:value="65212">
            <text:p>65212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>
            <text:p>0.0007257</text:p>
          </table:table-cell>
          <table:table-cell office:value-type="float" office:value="0.04722032">
            <text:p>0.04722032</text:p>
          </table:table-cell>
          <table:table-cell office:value-type="float" office:value="0.02769949">
            <text:p>0.02769949</text:p>
          </table:table-cell>
          <table:table-cell office:value-type="float" office:value="0.18057743">
            <text:p>0.18057743</text:p>
          </table:table-cell>
          <table:table-cell office:value-type="float" office:value="688">
            <text:p>688</text:p>
          </table:table-cell>
          <table:table-cell office:value-type="float" office:value="24838">
            <text:p>24838</text:p>
          </table:table-cell>
          <table:table-cell office:value-type="string">
            <text:p>?a</text:p>
          </table:table-cell>
          <table:table-cell table:formula="of:=[.G69]-[.F69]" office:value-type="float" office:value="24150">
            <text:p>24150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>
            <text:p>0.00000844</text:p>
          </table:table-cell>
          <table:table-cell office:value-type="float" office:value="0.02139037">
            <text:p>0.02139037</text:p>
          </table:table-cell>
          <table:table-cell office:value-type="float" office:value="0.02749141">
            <text:p>0.02749141</text:p>
          </table:table-cell>
          <table:table-cell office:value-type="float" office:value="0.05970149">
            <text:p>0.05970149</text:p>
          </table:table-cell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office:value-type="string">
            <text:p>?a</text:p>
          </table:table-cell>
          <table:table-cell table:formula="of:=[.G70]-[.F70]"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>
            <text:p>0.00038184</text:p>
          </table:table-cell>
          <table:table-cell office:value-type="float" office:value="0.24794521">
            <text:p>0.24794521</text:p>
          </table:table-cell>
          <table:table-cell office:value-type="float" office:value="0.02701493">
            <text:p>0.02701493</text:p>
          </table:table-cell>
          <table:table-cell office:value-type="float" office:value="0.85377358">
            <text:p>0.85377358</text:p>
          </table:table-cell>
          <table:table-cell office:value-type="float" office:value="362">
            <text:p>362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71]-[.F71]" office:value-type="float" office:value="13038">
            <text:p>13038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>
            <text:p>0.00004219</text:p>
          </table:table-cell>
          <table:table-cell office:value-type="float" office:value="0.11904762">
            <text:p>0.11904762</text:p>
          </table:table-cell>
          <table:table-cell office:value-type="float" office:value="0.02650762">
            <text:p>0.02650762</text:p>
          </table:table-cell>
          <table:table-cell office:value-type="float" office:value="0.03831418">
            <text:p>0.03831418</text:p>
          </table:table-cell>
          <table:table-cell office:value-type="float" office:value="40">
            <text:p>40</text:p>
          </table:table-cell>
          <table:table-cell office:value-type="float" office:value="1509">
            <text:p>1509</text:p>
          </table:table-cell>
          <table:table-cell office:value-type="string">
            <text:p>?a</text:p>
          </table:table-cell>
          <table:table-cell table:formula="of:=[.G72]-[.F72]" office:value-type="float" office:value="1469">
            <text:p>1469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>
            <text:p>0.00102949</text:p>
          </table:table-cell>
          <table:table-cell office:value-type="float" office:value="0.06698696">
            <text:p>0.06698696</text:p>
          </table:table-cell>
          <table:table-cell office:value-type="float" office:value="0.02492657">
            <text:p>0.02492657</text:p>
          </table:table-cell>
          <table:table-cell office:value-type="float" office:value="0.19817259">
            <text:p>0.19817259</text:p>
          </table:table-cell>
          <table:table-cell office:value-type="float" office:value="976">
            <text:p>976</text:p>
          </table:table-cell>
          <table:table-cell office:value-type="float" office:value="39155">
            <text:p>39155</text:p>
          </table:table-cell>
          <table:table-cell office:value-type="string">
            <text:p>?a</text:p>
          </table:table-cell>
          <table:table-cell table:formula="of:=[.G73]-[.F73]" office:value-type="float" office:value="38179">
            <text:p>38179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>
            <text:p>0.00013712</text:p>
          </table:table-cell>
          <table:table-cell office:value-type="float" office:value="0.0890411">
            <text:p>0.0890411</text:p>
          </table:table-cell>
          <table:table-cell office:value-type="float" office:value="0.02467261">
            <text:p>0.02467261</text:p>
          </table:table-cell>
          <table:table-cell office:value-type="float" office:value="0.83333333">
            <text:p>0.83333333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74]-[.F74]" office:value-type="float" office:value="5139">
            <text:p>5139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>
            <text:p>0.00001899</text:p>
          </table:table-cell>
          <table:table-cell office:value-type="float" office:value="0.02612482">
            <text:p>0.02612482</text:p>
          </table:table-cell>
          <table:table-cell office:value-type="float" office:value="0.02452316">
            <text:p>0.02452316</text:p>
          </table:table-cell>
          <table:table-cell office:value-type="float" office:value="0.16071429">
            <text:p>0.16071429</text:p>
          </table:table-cell>
          <table:table-cell office:value-type="float" office:value="18">
            <text:p>18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75]-[.F75]" office:value-type="float" office:value="716">
            <text:p>716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>
            <text:p>0.00000738</text:p>
          </table:table-cell>
          <table:table-cell office:value-type="float" office:value="0.01871658">
            <text:p>0.01871658</text:p>
          </table:table-cell>
          <table:table-cell office:value-type="float" office:value="0.02389078">
            <text:p>0.02389078</text:p>
          </table:table-cell>
          <table:table-cell office:value-type="float" office:value="0.05035971">
            <text:p>0.05035971</text:p>
          </table:table-cell>
          <table:table-cell office:value-type="float" office:value="7">
            <text:p>7</text:p>
          </table:table-cell>
          <table:table-cell office:value-type="float" office:value="293">
            <text:p>293</text:p>
          </table:table-cell>
          <table:table-cell office:value-type="string">
            <text:p>?a</text:p>
          </table:table-cell>
          <table:table-cell table:formula="of:=[.G76]-[.F76]"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>
            <text:p>0.00002426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02226525">
            <text:p>0.02226525</text:p>
          </table:table-cell>
          <table:table-cell office:value-type="float" office:value="23">
            <text:p>23</text:p>
          </table:table-cell>
          <table:table-cell office:value-type="float" office:value="1033">
            <text:p>1033</text:p>
          </table:table-cell>
          <table:table-cell office:value-type="string">
            <text:p>?b</text:p>
          </table:table-cell>
          <table:table-cell table:formula="of:=[.G77]-[.F77]" office:value-type="float" office:value="1010">
            <text:p>1010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>
            <text:p>0.0009546</text:p>
          </table:table-cell>
          <table:table-cell office:value-type="float" office:value="0.06458289">
            <text:p>0.06458289</text:p>
          </table:table-cell>
          <table:table-cell table:number-columns-repeated="2" office:value-type="float" office:value="0.02056958">
            <text:p>0.02056958</text:p>
          </table:table-cell>
          <table:table-cell office:value-type="float" office:value="905">
            <text:p>905</text:p>
          </table:table-cell>
          <table:table-cell office:value-type="float" office:value="43997">
            <text:p>43997</text:p>
          </table:table-cell>
          <table:table-cell office:value-type="string">
            <text:p>?b</text:p>
          </table:table-cell>
          <table:table-cell table:formula="of:=[.G78]-[.F78]" office:value-type="float" office:value="43092">
            <text:p>43092</text:p>
          </table:table-cell>
          <table:table-cell table:number-columns-repeated="2"/>
        </table:table-row>
        <table:table-row table:style-name="ro2">
          <table:table-cell office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>
            <text:p>0.00002532</text:p>
          </table:table-cell>
          <table:table-cell office:value-type="float" office:value="0.0113261">
            <text:p>0.0113261</text:p>
          </table:table-cell>
          <table:table-cell office:value-type="float" office:value="0.01959184">
            <text:p>0.01959184</text:p>
          </table:table-cell>
          <table:table-cell office:value-type="float" office:value="0.24">
            <text:p>0.24</text:p>
          </table:table-cell>
          <table:table-cell office:value-type="float" office:value="24">
            <text:p>24</text:p>
          </table:table-cell>
          <table:table-cell office:value-type="float" office:value="1225">
            <text:p>1225</text:p>
          </table:table-cell>
          <table:table-cell office:value-type="string">
            <text:p>?a</text:p>
          </table:table-cell>
          <table:table-cell table:formula="of:=[.G79]-[.F79]" office:value-type="float" office:value="1201">
            <text:p>1201</text:p>
          </table:table-cell>
          <table:table-cell table:number-columns-repeated="2"/>
        </table:table-row>
        <table:table-row table:style-name="ro2">
          <table:table-cell office:value-type="string">
            <text:p>?a <text:s/>&lt;graduatedFrom&gt; <text:s/>?b <text:s text:c="2"/>=&gt; ?a <text:s/>&lt;worksAt&gt; <text:s/>?b</text:p>
          </table:table-cell>
          <table:table-cell office:value-type="float" office:value="0.000231">
            <text:p>0.000231</text:p>
          </table:table-cell>
          <table:table-cell office:value-type="float" office:value="0.08990148">
            <text:p>0.08990148</text:p>
          </table:table-cell>
          <table:table-cell office:value-type="float" office:value="0.01844211">
            <text:p>0.01844211</text:p>
          </table:table-cell>
          <table:table-cell office:value-type="float" office:value="0.16246291">
            <text:p>0.16246291</text:p>
          </table:table-cell>
          <table:table-cell office:value-type="float" office:value="219">
            <text:p>219</text:p>
          </table:table-cell>
          <table:table-cell office:value-type="float" office:value="11875">
            <text:p>11875</text:p>
          </table:table-cell>
          <table:table-cell office:value-type="string">
            <text:p>?a</text:p>
          </table:table-cell>
          <table:table-cell table:formula="of:=[.G80]-[.F80]" office:value-type="float" office:value="11656">
            <text:p>11656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diedIn&gt; <text:s/>?b</text:p>
          </table:table-cell>
          <table:table-cell office:value-type="float" office:value="0.00028163">
            <text:p>0.00028163</text:p>
          </table:table-cell>
          <table:table-cell office:value-type="float" office:value="0.01205091">
            <text:p>0.01205091</text:p>
          </table:table-cell>
          <table:table-cell office:value-type="float" office:value="0.01829644">
            <text:p>0.01829644</text:p>
          </table:table-cell>
          <table:table-cell office:value-type="float" office:value="0.29053319">
            <text:p>0.29053319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81]-[.F81]" office:value-type="float" office:value="14326">
            <text:p>14326</text:p>
          </table:table-cell>
          <table:table-cell table:number-columns-repeated="2"/>
        </table:table-row>
        <table:table-row table:style-name="ro2">
          <table:table-cell office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>
            <text:p>0.00265494</text:p>
          </table:table-cell>
          <table:table-cell office:value-type="float" office:value="0.18043011">
            <text:p>0.18043011</text:p>
          </table:table-cell>
          <table:table-cell table:number-columns-repeated="2" office:value-type="float" office:value="0.01573932">
            <text:p>0.01573932</text:p>
          </table:table-cell>
          <table:table-cell office:value-type="float" office:value="2517">
            <text:p>2517</text:p>
          </table:table-cell>
          <table:table-cell office:value-type="float" office:value="159918">
            <text:p>159918</text:p>
          </table:table-cell>
          <table:table-cell office:value-type="string">
            <text:p>?b</text:p>
          </table:table-cell>
          <table:table-cell table:formula="of:=[.G82]-[.F82]" office:value-type="float" office:value="157401">
            <text:p>157401</text:p>
          </table:table-cell>
          <table:table-cell table:number-columns-repeated="2"/>
        </table:table-row>
        <table:table-row table:style-name="ro2">
          <table:table-cell office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>
            <text:p>0.00021202</text:p>
          </table:table-cell>
          <table:table-cell office:value-type="float" office:value="0.01377373">
            <text:p>0.01377373</text:p>
          </table:table-cell>
          <table:table-cell office:value-type="float" office:value="0.01475338">
            <text:p>0.01475338</text:p>
          </table:table-cell>
          <table:table-cell office:value-type="float" office:value="0.17693662">
            <text:p>0.17693662</text:p>
          </table:table-cell>
          <table:table-cell office:value-type="float" office:value="201">
            <text:p>201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table:formula="of:=[.G83]-[.F83]" office:value-type="float" office:value="13423">
            <text:p>13423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isLeaderOf&gt; <text:s/>?b</text:p>
          </table:table-cell>
          <table:table-cell office:value-type="float" office:value="0.00022678">
            <text:p>0.00022678</text:p>
          </table:table-cell>
          <table:table-cell office:value-type="float" office:value="0.03370434">
            <text:p>0.03370434</text:p>
          </table:table-cell>
          <table:table-cell office:value-type="float" office:value="0.01473309">
            <text:p>0.01473309</text:p>
          </table:table-cell>
          <table:table-cell office:value-type="float" office:value="0.31386861">
            <text:p>0.31386861</text:p>
          </table:table-cell>
          <table:table-cell office:value-type="float" office:value="215">
            <text:p>215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84]-[.F84]" office:value-type="float" office:value="14378">
            <text:p>14378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b <text:s text:c="2"/>=&gt; ?a <text:s/>&lt;livesIn&gt; <text:s/>?b</text:p>
          </table:table-cell>
          <table:table-cell office:value-type="float" office:value="0.00081536">
            <text:p>0.00081536</text:p>
          </table:table-cell>
          <table:table-cell office:value-type="float" office:value="0.0529706">
            <text:p>0.0529706</text:p>
          </table:table-cell>
          <table:table-cell office:value-type="float" office:value="0.0138127">
            <text:p>0.0138127</text:p>
          </table:table-cell>
          <table:table-cell office:value-type="float" office:value="0.22695244">
            <text:p>0.22695244</text:p>
          </table:table-cell>
          <table:table-cell office:value-type="float" office:value="773">
            <text:p>773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85]-[.F85]" office:value-type="float" office:value="55190">
            <text:p>55190</text:p>
          </table:table-cell>
          <table:table-cell table:number-columns-repeated="2"/>
        </table:table-row>
        <table:table-row table:style-name="ro2">
          <table:table-cell office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>
            <text:p>0.00002637</text:p>
          </table:table-cell>
          <table:table-cell office:value-type="float" office:value="0.13586957">
            <text:p>0.13586957</text:p>
          </table:table-cell>
          <table:table-cell table:number-columns-repeated="2" office:value-type="float" office:value="0.01327669">
            <text:p>0.01327669</text:p>
          </table:table-cell>
          <table:table-cell office:value-type="float" office:value="25">
            <text:p>25</text:p>
          </table:table-cell>
          <table:table-cell office:value-type="float" office:value="1883">
            <text:p>1883</text:p>
          </table:table-cell>
          <table:table-cell office:value-type="string">
            <text:p>?b</text:p>
          </table:table-cell>
          <table:table-cell table:formula="of:=[.G86]-[.F86]" office:value-type="float" office:value="1858">
            <text:p>1858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>
            <text:p>0.00018459</text:p>
          </table:table-cell>
          <table:table-cell office:value-type="float" office:value="0.01199205">
            <text:p>0.01199205</text:p>
          </table:table-cell>
          <table:table-cell office:value-type="float" office:value="0.0130597">
            <text:p>0.0130597</text:p>
          </table:table-cell>
          <table:table-cell office:value-type="float" office:value="0.38546256">
            <text:p>0.3854625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87]-[.F87]" office:value-type="float" office:value="13225">
            <text:p>13225</text:p>
          </table:table-cell>
          <table:table-cell table:number-columns-repeated="2"/>
        </table:table-row>
        <table:table-row table:style-name="ro2">
          <table:table-cell office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>
            <text:p>0.00025632</text:p>
          </table:table-cell>
          <table:table-cell office:value-type="float" office:value="0.35268505">
            <text:p>0.35268505</text:p>
          </table:table-cell>
          <table:table-cell office:value-type="float" office:value="0.01290974">
            <text:p>0.01290974</text:p>
          </table:table-cell>
          <table:table-cell office:value-type="float" office:value="0.05834334">
            <text:p>0.05834334</text:p>
          </table:table-cell>
          <table:table-cell office:value-type="float" office:value="243">
            <text:p>243</text:p>
          </table:table-cell>
          <table:table-cell office:value-type="float" office:value="18823">
            <text:p>18823</text:p>
          </table:table-cell>
          <table:table-cell office:value-type="string">
            <text:p>?a</text:p>
          </table:table-cell>
          <table:table-cell table:formula="of:=[.G88]-[.F88]" office:value-type="float" office:value="18580">
            <text:p>18580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0.00028163">
            <text:p>0.00028163</text:p>
          </table:table-cell>
          <table:table-cell office:value-type="float" office:value="0.01829644">
            <text:p>0.01829644</text:p>
          </table:table-cell>
          <table:table-cell office:value-type="float" office:value="0.01205091">
            <text:p>0.01205091</text:p>
          </table:table-cell>
          <table:table-cell office:value-type="float" office:value="0.43414634">
            <text:p>0.43414634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office:value-type="string">
            <text:p>?a</text:p>
          </table:table-cell>
          <table:table-cell table:formula="of:=[.G89]-[.F89]" office:value-type="float" office:value="21889">
            <text:p>21889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>
            <text:p>0.00004536</text:p>
          </table:table-cell>
          <table:table-cell office:value-type="float" office:value="0.02029259">
            <text:p>0.02029259</text:p>
          </table:table-cell>
          <table:table-cell office:value-type="float" office:value="0.01147279">
            <text:p>0.01147279</text:p>
          </table:table-cell>
          <table:table-cell office:value-type="float" office:value="0.0625">
            <text:p>0.0625</text:p>
          </table:table-cell>
          <table:table-cell office:value-type="float" office:value="43">
            <text:p>43</text:p>
          </table:table-cell>
          <table:table-cell office:value-type="float" office:value="3748">
            <text:p>3748</text:p>
          </table:table-cell>
          <table:table-cell office:value-type="string">
            <text:p>?a</text:p>
          </table:table-cell>
          <table:table-cell table:formula="of:=[.G90]-[.F90]" office:value-type="float" office:value="3705">
            <text:p>3705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>
            <text:p>0.00010443</text:p>
          </table:table-cell>
          <table:table-cell office:value-type="float" office:value="0.04672015">
            <text:p>0.04672015</text:p>
          </table:table-cell>
          <table:table-cell office:value-type="float" office:value="0.01074335">
            <text:p>0.01074335</text:p>
          </table:table-cell>
          <table:table-cell office:value-type="float" office:value="0.06436931">
            <text:p>0.06436931</text:p>
          </table:table-cell>
          <table:table-cell office:value-type="float" office:value="99">
            <text:p>99</text:p>
          </table:table-cell>
          <table:table-cell office:value-type="float" office:value="9215">
            <text:p>9215</text:p>
          </table:table-cell>
          <table:table-cell office:value-type="string">
            <text:p>?a</text:p>
          </table:table-cell>
          <table:table-cell table:formula="of:=[.G91]-[.F91]" office:value-type="float" office:value="9116">
            <text:p>9116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>
            <text:p>0.00036707</text:p>
          </table:table-cell>
          <table:table-cell office:value-type="float" office:value="0.02384705">
            <text:p>0.02384705</text:p>
          </table:table-cell>
          <table:table-cell office:value-type="float" office:value="0.01030256">
            <text:p>0.01030256</text:p>
          </table:table-cell>
          <table:table-cell office:value-type="float" office:value="0.15330396">
            <text:p>0.15330396</text:p>
          </table:table-cell>
          <table:table-cell office:value-type="float" office:value="348">
            <text:p>348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92]-[.F92]" office:value-type="float" office:value="33430">
            <text:p>33430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b <text:s text:c="2"/>=&gt; ?a <text:s/>&lt;produced&gt; <text:s/>?b</text:p>
          </table:table-cell>
          <table:table-cell office:value-type="float" office:value="0.0021402">
            <text:p>0.0021402</text:p>
          </table:table-cell>
          <table:table-cell office:value-type="float" office:value="0.10056503">
            <text:p>0.10056503</text:p>
          </table:table-cell>
          <table:table-cell office:value-type="float" office:value="0.01013699">
            <text:p>0.01013699</text:p>
          </table:table-cell>
          <table:table-cell office:value-type="float" office:value="0.12969829">
            <text:p>0.12969829</text:p>
          </table:table-cell>
          <table:table-cell office:value-type="float" office:value="2029">
            <text:p>2029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93]-[.F93]" office:value-type="float" office:value="198129">
            <text:p>198129</text:p>
          </table:table-cell>
          <table:table-cell table:number-columns-repeated="2"/>
        </table:table-row>
        <table:table-row table:style-name="ro2">
          <table:table-cell office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>
            <text:p>0.0003734</text:p>
          </table:table-cell>
          <table:table-cell office:value-type="float" office:value="0.01057569">
            <text:p>0.01057569</text:p>
          </table:table-cell>
          <table:table-cell office:value-type="float" office:value="0.00967398">
            <text:p>0.00967398</text:p>
          </table:table-cell>
          <table:table-cell office:value-type="float" office:value="0.01162333">
            <text:p>0.01162333</text:p>
          </table:table-cell>
          <table:table-cell office:value-type="float" office:value="354">
            <text:p>354</text:p>
          </table:table-cell>
          <table:table-cell office:value-type="float" office:value="36593">
            <text:p>36593</text:p>
          </table:table-cell>
          <table:table-cell office:value-type="string">
            <text:p>?b</text:p>
          </table:table-cell>
          <table:table-cell table:formula="of:=[.G94]-[.F94]" office:value-type="float" office:value="36239">
            <text:p>36239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b <text:s text:c="2"/>=&gt; ?a <text:s/>&lt;directed&gt; <text:s/>?b</text:p>
          </table:table-cell>
          <table:table-cell office:value-type="float" office:value="0.00100523">
            <text:p>0.00100523</text:p>
          </table:table-cell>
          <table:table-cell office:value-type="float" office:value="0.02847071">
            <text:p>0.02847071</text:p>
          </table:table-cell>
          <table:table-cell office:value-type="float" office:value="0.00885894">
            <text:p>0.00885894</text:p>
          </table:table-cell>
          <table:table-cell office:value-type="float" office:value="0.01167635">
            <text:p>0.01167635</text:p>
          </table:table-cell>
          <table:table-cell office:value-type="float" office:value="953">
            <text:p>953</text:p>
          </table:table-cell>
          <table:table-cell office:value-type="float" office:value="107575">
            <text:p>107575</text:p>
          </table:table-cell>
          <table:table-cell office:value-type="string">
            <text:p>?b</text:p>
          </table:table-cell>
          <table:table-cell table:formula="of:=[.G95]-[.F95]" office:value-type="float" office:value="106622">
            <text:p>106622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b <text:s text:c="2"/>=&gt; ?a <text:s/>&lt;produced&gt; <text:s/>?b</text:p>
          </table:table-cell>
          <table:table-cell office:value-type="float" office:value="0.00091979">
            <text:p>0.00091979</text:p>
          </table:table-cell>
          <table:table-cell office:value-type="float" office:value="0.04321967">
            <text:p>0.04321967</text:p>
          </table:table-cell>
          <table:table-cell office:value-type="float" office:value="0.00810597">
            <text:p>0.00810597</text:p>
          </table:table-cell>
          <table:table-cell office:value-type="float" office:value="0.01812588">
            <text:p>0.01812588</text:p>
          </table:table-cell>
          <table:table-cell office:value-type="float" office:value="872">
            <text:p>872</text:p>
          </table:table-cell>
          <table:table-cell office:value-type="float" office:value="107575">
            <text:p>107575</text:p>
          </table:table-cell>
          <table:table-cell office:value-type="string">
            <text:p>?b</text:p>
          </table:table-cell>
          <table:table-cell table:formula="of:=[.G96]-[.F96]" office:value-type="float" office:value="106703">
            <text:p>106703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>
            <text:p>0.000231</text:p>
          </table:table-cell>
          <table:table-cell office:value-type="float" office:value="0.15">
            <text:p>0.15</text:p>
          </table:table-cell>
          <table:table-cell office:value-type="float" office:value="0.00648351">
            <text:p>0.00648351</text:p>
          </table:table-cell>
          <table:table-cell office:value-type="float" office:value="0.57180157">
            <text:p>0.57180157</text:p>
          </table:table-cell>
          <table:table-cell office:value-type="float" office:value="219">
            <text:p>219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97]-[.F97]" office:value-type="float" office:value="33559">
            <text:p>33559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isPoliticianOf&gt; <text:s/>?b</text:p>
          </table:table-cell>
          <table:table-cell office:value-type="float" office:value="0.00008227">
            <text:p>0.00008227</text:p>
          </table:table-cell>
          <table:table-cell office:value-type="float" office:value="0.05342466">
            <text:p>0.05342466</text:p>
          </table:table-cell>
          <table:table-cell office:value-type="float" office:value="0.00534503">
            <text:p>0.00534503</text:p>
          </table:table-cell>
          <table:table-cell office:value-type="float" office:value="0.28782288">
            <text:p>0.28782288</text:p>
          </table:table-cell>
          <table:table-cell office:value-type="float" office:value="78">
            <text:p>78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98]-[.F98]" office:value-type="float" office:value="14515">
            <text:p>14515</text:p>
          </table:table-cell>
          <table:table-cell table:number-columns-repeated="2"/>
        </table:table-row>
        <table:table-row table:style-name="ro2">
          <table:table-cell office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>
            <text:p>0.00000949</text:p>
          </table:table-cell>
          <table:table-cell office:value-type="float" office:value="0.01306241">
            <text:p>0.01306241</text:p>
          </table:table-cell>
          <table:table-cell office:value-type="float" office:value="0.00485699">
            <text:p>0.00485699</text:p>
          </table:table-cell>
          <table:table-cell office:value-type="float" office:value="0.03061224">
            <text:p>0.03061224</text:p>
          </table:table-cell>
          <table:table-cell office:value-type="float" office:value="9">
            <text:p>9</text:p>
          </table:table-cell>
          <table:table-cell office:value-type="float" office:value="1853">
            <text:p>1853</text:p>
          </table:table-cell>
          <table:table-cell office:value-type="string">
            <text:p>?a</text:p>
          </table:table-cell>
          <table:table-cell table:formula="of:=[.G99]-[.F99]" office:value-type="float" office:value="1844">
            <text:p>1844</text:p>
          </table:table-cell>
          <table:table-cell table:number-columns-repeated="2"/>
        </table:table-row>
        <table:table-row table:style-name="ro2">
          <table:table-cell office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>
            <text:p>0.00022256</text:p>
          </table:table-cell>
          <table:table-cell office:value-type="float" office:value="0.01448181">
            <text:p>0.01448181</text:p>
          </table:table-cell>
          <table:table-cell office:value-type="float" office:value="0.00401278">
            <text:p>0.00401278</text:p>
          </table:table-cell>
          <table:table-cell office:value-type="float" office:value="0.54241645">
            <text:p>0.54241645</text:p>
          </table:table-cell>
          <table:table-cell office:value-type="float" office:value="211">
            <text:p>211</text:p>
          </table:table-cell>
          <table:table-cell office:value-type="float" office:value="52582">
            <text:p>52582</text:p>
          </table:table-cell>
          <table:table-cell office:value-type="string">
            <text:p>?a</text:p>
          </table:table-cell>
          <table:table-cell table:formula="of:=[.G100]-[.F100]" office:value-type="float" office:value="52371">
            <text:p>52371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>
            <text:p>0.00003797</text:p>
          </table:table-cell>
          <table:table-cell office:value-type="float" office:value="0.05224964">
            <text:p>0.05224964</text:p>
          </table:table-cell>
          <table:table-cell office:value-type="float" office:value="0.00390667">
            <text:p>0.00390667</text:p>
          </table:table-cell>
          <table:table-cell office:value-type="float" office:value="0.04528302">
            <text:p>0.04528302</text:p>
          </table:table-cell>
          <table:table-cell office:value-type="float" office:value="36">
            <text:p>36</text:p>
          </table:table-cell>
          <table:table-cell office:value-type="float" office:value="9215">
            <text:p>9215</text:p>
          </table:table-cell>
          <table:table-cell office:value-type="string">
            <text:p>?a</text:p>
          </table:table-cell>
          <table:table-cell table:formula="of:=[.G101]-[.F101]" office:value-type="float" office:value="9179">
            <text:p>9179</text:p>
          </table:table-cell>
          <table:table-cell table:number-columns-repeated="2"/>
        </table:table-row>
        <table:table-row table:style-name="ro2">
          <table:table-cell office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>
            <text:p>0.00008438</text:p>
          </table:table-cell>
          <table:table-cell office:value-type="float" office:value="0.1161103">
            <text:p>0.1161103</text:p>
          </table:table-cell>
          <table:table-cell office:value-type="float" office:value="0.0027591">
            <text:p>0.0027591</text:p>
          </table:table-cell>
          <table:table-cell office:value-type="float" office:value="0.02179837">
            <text:p>0.02179837</text:p>
          </table:table-cell>
          <table:table-cell office:value-type="float" office:value="80">
            <text:p>80</text:p>
          </table:table-cell>
          <table:table-cell office:value-type="float" office:value="28995">
            <text:p>28995</text:p>
          </table:table-cell>
          <table:table-cell office:value-type="string">
            <text:p>?a</text:p>
          </table:table-cell>
          <table:table-cell table:formula="of:=[.G102]-[.F102]" office:value-type="float" office:value="28915">
            <text:p>28915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>
            <text:p>0.00016771</text:p>
          </table:table-cell>
          <table:table-cell office:value-type="float" office:value="0.01325773">
            <text:p>0.01325773</text:p>
          </table:table-cell>
          <table:table-cell office:value-type="float" office:value="0.00214144">
            <text:p>0.00214144</text:p>
          </table:table-cell>
          <table:table-cell office:value-type="float" office:value="0.01458849">
            <text:p>0.01458849</text:p>
          </table:table-cell>
          <table:table-cell office:value-type="float" office:value="159">
            <text:p>159</text:p>
          </table:table-cell>
          <table:table-cell office:value-type="float" office:value="74249">
            <text:p>74249</text:p>
          </table:table-cell>
          <table:table-cell office:value-type="string">
            <text:p>?b</text:p>
          </table:table-cell>
          <table:table-cell table:formula="of:=[.G103]-[.F103]" office:value-type="float" office:value="74090">
            <text:p>74090</text:p>
          </table:table-cell>
          <table:table-cell table:number-columns-repeated="2"/>
        </table:table-row>
        <table:table-row table:style-name="ro2">
          <table:table-cell office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>
            <text:p>0.00003059</text:p>
          </table:table-cell>
          <table:table-cell office:value-type="float" office:value="0.01489471">
            <text:p>0.01489471</text:p>
          </table:table-cell>
          <table:table-cell office:value-type="float" office:value="0.00207885">
            <text:p>0.00207885</text:p>
          </table:table-cell>
          <table:table-cell office:value-type="float" office:value="0.11372549">
            <text:p>0.11372549</text:p>
          </table:table-cell>
          <table:table-cell office:value-type="float" office:value="29">
            <text:p>29</text:p>
          </table:table-cell>
          <table:table-cell office:value-type="float" office:value="13950">
            <text:p>13950</text:p>
          </table:table-cell>
          <table:table-cell office:value-type="string">
            <text:p>?a</text:p>
          </table:table-cell>
          <table:table-cell table:formula="of:=[.G104]-[.F104]" office:value-type="float" office:value="13921">
            <text:p>13921</text:p>
          </table:table-cell>
          <table:table-cell table:number-columns-repeated="2"/>
        </table:table-row>
        <table:table-row table:style-name="ro2">
          <table:table-cell office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>
            <text:p>0.00015189</text:p>
          </table:table-cell>
          <table:table-cell office:value-type="float" office:value="0.012007">
            <text:p>0.012007</text:p>
          </table:table-cell>
          <table:table-cell office:value-type="float" office:value="0.00193942">
            <text:p>0.00193942</text:p>
          </table:table-cell>
          <table:table-cell office:value-type="float" office:value="0.00816419">
            <text:p>0.00816419</text:p>
          </table:table-cell>
          <table:table-cell office:value-type="float" office:value="144">
            <text:p>144</text:p>
          </table:table-cell>
          <table:table-cell office:value-type="float" office:value="74249">
            <text:p>74249</text:p>
          </table:table-cell>
          <table:table-cell office:value-type="string">
            <text:p>?b</text:p>
          </table:table-cell>
          <table:table-cell table:formula="of:=[.G105]-[.F105]" office:value-type="float" office:value="74105">
            <text:p>74105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b <text:s text:c="2"/>=&gt; ?a <text:s/>&lt;isLeaderOf&gt; <text:s/>?b</text:p>
          </table:table-cell>
          <table:table-cell office:value-type="float" office:value="0.00010443">
            <text:p>0.00010443</text:p>
          </table:table-cell>
          <table:table-cell office:value-type="float" office:value="0.01551967">
            <text:p>0.01551967</text:p>
          </table:table-cell>
          <table:table-cell office:value-type="float" office:value="0.00176903">
            <text:p>0.00176903</text:p>
          </table:table-cell>
          <table:table-cell office:value-type="float" office:value="0.16923077">
            <text:p>0.16923077</text:p>
          </table:table-cell>
          <table:table-cell office:value-type="float" office:value="99">
            <text:p>99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106]-[.F106]" office:value-type="float" office:value="55864">
            <text:p>55864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>
            <text:p>0.00004219</text:p>
          </table:table-cell>
          <table:table-cell office:value-type="float" office:value="0.02739726">
            <text:p>0.02739726</text:p>
          </table:table-cell>
          <table:table-cell office:value-type="float" office:value="0.00161044">
            <text:p>0.00161044</text:p>
          </table:table-cell>
          <table:table-cell office:value-type="float" office:value="0.3960396">
            <text:p>0.3960396</text:p>
          </table:table-cell>
          <table:table-cell office:value-type="float" office:value="40">
            <text:p>40</text:p>
          </table:table-cell>
          <table:table-cell office:value-type="float" office:value="24838">
            <text:p>24838</text:p>
          </table:table-cell>
          <table:table-cell office:value-type="string">
            <text:p>?a</text:p>
          </table:table-cell>
          <table:table-cell table:formula="of:=[.G107]-[.F107]" office:value-type="float" office:value="24798">
            <text:p>24798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b <text:s text:c="2"/>=&gt; ?a <text:s/>&lt;isKnownFor&gt; <text:s/>?b</text:p>
          </table:table-cell>
          <table:table-cell office:value-type="float" office:value="0.00031855">
            <text:p>0.00031855</text:p>
          </table:table-cell>
          <table:table-cell office:value-type="float" office:value="0.05137802">
            <text:p>0.05137802</text:p>
          </table:table-cell>
          <table:table-cell office:value-type="float" office:value="0.00150881">
            <text:p>0.00150881</text:p>
          </table:table-cell>
          <table:table-cell office:value-type="float" office:value="0.38131313">
            <text:p>0.38131313</text:p>
          </table:table-cell>
          <table:table-cell office:value-type="float" office:value="302">
            <text:p>302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108]-[.F108]" office:value-type="float" office:value="199856">
            <text:p>199856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>
            <text:p>0.00053373</text:p>
          </table:table-cell>
          <table:table-cell office:value-type="float" office:value="0.04219128">
            <text:p>0.04219128</text:p>
          </table:table-cell>
          <table:table-cell office:value-type="float" office:value="0.0013577">
            <text:p>0.0013577</text:p>
          </table:table-cell>
          <table:table-cell office:value-type="float" office:value="0.00637529">
            <text:p>0.00637529</text:p>
          </table:table-cell>
          <table:table-cell office:value-type="float" office:value="506">
            <text:p>506</text:p>
          </table:table-cell>
          <table:table-cell office:value-type="float" office:value="372690">
            <text:p>372690</text:p>
          </table:table-cell>
          <table:table-cell office:value-type="string">
            <text:p>?b</text:p>
          </table:table-cell>
          <table:table-cell table:formula="of:=[.G109]-[.F109]" office:value-type="float" office:value="372184">
            <text:p>372184</text:p>
          </table:table-cell>
          <table:table-cell table:number-columns-repeated="2"/>
        </table:table-row>
        <table:table-row table:style-name="ro2">
          <table:table-cell office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>
            <text:p>0.00005379</text:p>
          </table:table-cell>
          <table:table-cell office:value-type="float" office:value="0.02619414">
            <text:p>0.02619414</text:p>
          </table:table-cell>
          <table:table-cell office:value-type="float" office:value="0.00119148">
            <text:p>0.00119148</text:p>
          </table:table-cell>
          <table:table-cell office:value-type="float" office:value="0.00446585">
            <text:p>0.00446585</text:p>
          </table:table-cell>
          <table:table-cell office:value-type="float" office:value="51">
            <text:p>51</text:p>
          </table:table-cell>
          <table:table-cell office:value-type="float" office:value="42804">
            <text:p>42804</text:p>
          </table:table-cell>
          <table:table-cell office:value-type="string">
            <text:p>?a</text:p>
          </table:table-cell>
          <table:table-cell table:formula="of:=[.G110]-[.F110]" office:value-type="float" office:value="42753">
            <text:p>42753</text:p>
          </table:table-cell>
          <table:table-cell table:number-columns-repeated="2"/>
        </table:table-row>
        <table:table-row table:style-name="ro2">
          <table:table-cell office:value-type="string">
            <text:p>?a <text:s/>&lt;isLocatedIn&gt; <text:s/>?b <text:s text:c="2"/>=&gt; ?a <text:s/>&lt;diedIn&gt; <text:s/>?b</text:p>
          </table:table-cell>
          <table:table-cell office:value-type="float" office:value="0.00025315">
            <text:p>0.00025315</text:p>
          </table:table-cell>
          <table:table-cell office:value-type="float" office:value="0.01083228">
            <text:p>0.01083228</text:p>
          </table:table-cell>
          <table:table-cell office:value-type="float" office:value="0.00112631">
            <text:p>0.00112631</text:p>
          </table:table-cell>
          <table:table-cell office:value-type="float" office:value="0.16985138">
            <text:p>0.16985138</text:p>
          </table:table-cell>
          <table:table-cell office:value-type="float" office:value="240">
            <text:p>240</text:p>
          </table:table-cell>
          <table:table-cell office:value-type="float" office:value="213085">
            <text:p>213085</text:p>
          </table:table-cell>
          <table:table-cell office:value-type="string">
            <text:p>?a</text:p>
          </table:table-cell>
          <table:table-cell table:formula="of:=[.G111]-[.F111]" office:value-type="float" office:value="212845">
            <text:p>212845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>
            <text:p>0.00014978</text:p>
          </table:table-cell>
          <table:table-cell office:value-type="float" office:value="0.01184024">
            <text:p>0.01184024</text:p>
          </table:table-cell>
          <table:table-cell office:value-type="float" office:value="0.00102797">
            <text:p>0.00102797</text:p>
          </table:table-cell>
          <table:table-cell office:value-type="float" office:value="0.02368245">
            <text:p>0.02368245</text:p>
          </table:table-cell>
          <table:table-cell office:value-type="float" office:value="142">
            <text:p>142</text:p>
          </table:table-cell>
          <table:table-cell office:value-type="float" office:value="138136">
            <text:p>138136</text:p>
          </table:table-cell>
          <table:table-cell office:value-type="string">
            <text:p>?b</text:p>
          </table:table-cell>
          <table:table-cell table:formula="of:=[.G112]-[.F112]" office:value-type="float" office:value="137994">
            <text:p>137994</text:p>
          </table:table-cell>
          <table:table-cell table:number-columns-repeated="2"/>
        </table:table-row>
        <table:table-row table:style-name="ro2">
          <table:table-cell office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>
            <text:p>0.00010548</text:p>
          </table:table-cell>
          <table:table-cell office:value-type="float" office:value="0.05136107">
            <text:p>0.05136107</text:p>
          </table:table-cell>
          <table:table-cell office:value-type="float" office:value="0.00081271">
            <text:p>0.00081271</text:p>
          </table:table-cell>
          <table:table-cell office:value-type="float" office:value="0.00761557">
            <text:p>0.00761557</text:p>
          </table:table-cell>
          <table:table-cell office:value-type="float" office:value="100">
            <text:p>100</text:p>
          </table:table-cell>
          <table:table-cell office:value-type="float" office:value="123045">
            <text:p>123045</text:p>
          </table:table-cell>
          <table:table-cell office:value-type="string">
            <text:p>?a</text:p>
          </table:table-cell>
          <table:table-cell table:formula="of:=[.G113]-[.F113]" office:value-type="float" office:value="122945">
            <text:p>122945</text:p>
          </table:table-cell>
          <table:table-cell table:number-columns-repeated="2"/>
        </table:table-row>
        <table:table-row table:style-name="ro2">
          <table:table-cell office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>
            <text:p>0.00005274</text:p>
          </table:table-cell>
          <table:table-cell office:value-type="float" office:value="0.0622665">
            <text:p>0.0622665</text:p>
          </table:table-cell>
          <table:table-cell office:value-type="float" office:value="0.00066107">
            <text:p>0.00066107</text:p>
          </table:table-cell>
          <table:table-cell office:value-type="float" office:value="0.83333333">
            <text:p>0.83333333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office:value-type="string">
            <text:p>?a</text:p>
          </table:table-cell>
          <table:table-cell table:formula="of:=[.G114]-[.F114]" office:value-type="float" office:value="75585">
            <text:p>75585</text:p>
          </table:table-cell>
          <table:table-cell table:number-columns-repeated="2"/>
        </table:table-row>
        <table:table-row table:style-name="ro2">
          <table:table-cell office:value-type="string">
            <text:p>?b <text:s/>&lt;isLocatedIn&gt; <text:s/>?a <text:s text:c="2"/>=&gt; ?a <text:s/>&lt;hasCapital&gt; <text:s/>?b</text:p>
          </table:table-cell>
          <table:table-cell office:value-type="float" office:value="0.00011181">
            <text:p>0.00011181</text:p>
          </table:table-cell>
          <table:table-cell office:value-type="float" office:value="0.0500236">
            <text:p>0.0500236</text:p>
          </table:table-cell>
          <table:table-cell office:value-type="float" office:value="0.00049745">
            <text:p>0.00049745</text:p>
          </table:table-cell>
          <table:table-cell office:value-type="float" office:value="0.00208703">
            <text:p>0.00208703</text:p>
          </table:table-cell>
          <table:table-cell office:value-type="float" office:value="106">
            <text:p>106</text:p>
          </table:table-cell>
          <table:table-cell office:value-type="float" office:value="213085">
            <text:p>213085</text:p>
          </table:table-cell>
          <table:table-cell office:value-type="string">
            <text:p>?a</text:p>
          </table:table-cell>
          <table:table-cell table:formula="of:=[.G115]-[.F115]" office:value-type="float" office:value="212979">
            <text:p>212979</text:p>
          </table:table-cell>
          <table:table-cell table:number-columns-repeated="2"/>
        </table:table-row>
        <table:table-row table:style-name="ro2">
          <table:table-cell office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>
            <text:p>0.00038184</text:p>
          </table:table-cell>
          <table:table-cell office:value-type="float" office:value="0.01633869">
            <text:p>0.01633869</text:p>
          </table:table-cell>
          <table:table-cell office:value-type="float" office:value="0.0004068">
            <text:p>0.0004068</text:p>
          </table:table-cell>
          <table:table-cell office:value-type="float" office:value="0.0012178">
            <text:p>0.0012178</text:p>
          </table:table-cell>
          <table:table-cell office:value-type="float" office:value="362">
            <text:p>362</text:p>
          </table:table-cell>
          <table:table-cell office:value-type="float" office:value="889862">
            <text:p>889862</text:p>
          </table:table-cell>
          <table:table-cell office:value-type="string">
            <text:p>?a</text:p>
          </table:table-cell>
          <table:table-cell table:formula="of:=[.G116]-[.F116]" office:value-type="float" office:value="889500">
            <text:p>889500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>
            <text:p>0.00099679</text:p>
          </table:table-cell>
          <table:table-cell office:value-type="float" office:value="0.06475708">
            <text:p>0.06475708</text:p>
          </table:table-cell>
          <table:table-cell table:number-columns-repeated="2" office:value-type="float" office:value="0.00029783">
            <text:p>0.00029783</text:p>
          </table:table-cell>
          <table:table-cell office:value-type="float" office:value="945">
            <text:p>945</text:p>
          </table:table-cell>
          <table:table-cell office:value-type="float" office:value="3172924">
            <text:p>3172924</text:p>
          </table:table-cell>
          <table:table-cell office:value-type="string">
            <text:p>?a</text:p>
          </table:table-cell>
          <table:table-cell table:formula="of:=[.G117]-[.F117]" office:value-type="float" office:value="3171979">
            <text:p>3171979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>
            <text:p>0.00133433</text:p>
          </table:table-cell>
          <table:table-cell office:value-type="float" office:value="0.02260422">
            <text:p>0.02260422</text:p>
          </table:table-cell>
          <table:table-cell office:value-type="float" office:value="0.00026544">
            <text:p>0.00026544</text:p>
          </table:table-cell>
          <table:table-cell office:value-type="float" office:value="0.00083455">
            <text:p>0.00083455</text:p>
          </table:table-cell>
          <table:table-cell office:value-type="float" office:value="1265">
            <text:p>1265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118]-[.F118]" office:value-type="float" office:value="4764349">
            <text:p>4764349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>
            <text:p>0.00016138</text:p>
          </table:table-cell>
          <table:table-cell office:value-type="float" office:value="0.01275744">
            <text:p>0.01275744</text:p>
          </table:table-cell>
          <table:table-cell office:value-type="float" office:value="0.00023529">
            <text:p>0.00023529</text:p>
          </table:table-cell>
          <table:table-cell office:value-type="float" office:value="0.00811757">
            <text:p>0.00811757</text:p>
          </table:table-cell>
          <table:table-cell office:value-type="float" office:value="153">
            <text:p>153</text:p>
          </table:table-cell>
          <table:table-cell office:value-type="float" office:value="650262">
            <text:p>650262</text:p>
          </table:table-cell>
          <table:table-cell office:value-type="string">
            <text:p>?b</text:p>
          </table:table-cell>
          <table:table-cell table:formula="of:=[.G119]-[.F119]" office:value-type="float" office:value="650109">
            <text:p>650109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>
            <text:p>0.00013923</text:p>
          </table:table-cell>
          <table:table-cell office:value-type="float" office:value="0.01142363">
            <text:p>0.01142363</text:p>
          </table:table-cell>
          <table:table-cell office:value-type="float" office:value="0.000203">
            <text:p>0.000203</text:p>
          </table:table-cell>
          <table:table-cell office:value-type="float" office:value="0.00722417">
            <text:p>0.00722417</text:p>
          </table:table-cell>
          <table:table-cell office:value-type="float" office:value="132">
            <text:p>132</text:p>
          </table:table-cell>
          <table:table-cell office:value-type="float" office:value="650262">
            <text:p>650262</text:p>
          </table:table-cell>
          <table:table-cell office:value-type="string">
            <text:p>?b</text:p>
          </table:table-cell>
          <table:table-cell table:formula="of:=[.G120]-[.F120]" office:value-type="float" office:value="650130">
            <text:p>650130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>
            <text:p>0.00063816</text:p>
          </table:table-cell>
          <table:table-cell office:value-type="float" office:value="0.02730637">
            <text:p>0.02730637</text:p>
          </table:table-cell>
          <table:table-cell office:value-type="float" office:value="0.00012695">
            <text:p>0.00012695</text:p>
          </table:table-cell>
          <table:table-cell office:value-type="float" office:value="0.00056565">
            <text:p>0.00056565</text:p>
          </table:table-cell>
          <table:table-cell office:value-type="float" office:value="605">
            <text:p>605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121]-[.F121]" office:value-type="float" office:value="4765009">
            <text:p>4765009</text:p>
          </table:table-cell>
          <table:table-cell table:number-columns-repeated="2"/>
        </table:table-row>
        <table:table-row table:style-name="ro2">
          <table:table-cell office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>
            <text:p>0.00004747</text:p>
          </table:table-cell>
          <table:table-cell office:value-type="float" office:value="0.02311248">
            <text:p>0.02311248</text:p>
          </table:table-cell>
          <table:table-cell office:value-type="float" office:value="0.00006858">
            <text:p>0.00006858</text:p>
          </table:table-cell>
          <table:table-cell office:value-type="float" office:value="0.0008227">
            <text:p>0.0008227</text:p>
          </table:table-cell>
          <table:table-cell office:value-type="float" office:value="45">
            <text:p>45</text:p>
          </table:table-cell>
          <table:table-cell office:value-type="float" office:value="656197">
            <text:p>656197</text:p>
          </table:table-cell>
          <table:table-cell office:value-type="string">
            <text:p>?a</text:p>
          </table:table-cell>
          <table:table-cell table:formula="of:=[.G122]-[.F122]" office:value-type="float" office:value="656152">
            <text:p>656152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>
            <text:p>0.00033332</text:p>
          </table:table-cell>
          <table:table-cell office:value-type="float" office:value="0.02734747">
            <text:p>0.02734747</text:p>
          </table:table-cell>
          <table:table-cell office:value-type="float" office:value="0.00005967">
            <text:p>0.00005967</text:p>
          </table:table-cell>
          <table:table-cell office:value-type="float" office:value="0.00110541">
            <text:p>0.00110541</text:p>
          </table:table-cell>
          <table:table-cell office:value-type="float" office:value="316">
            <text:p>316</text:p>
          </table:table-cell>
          <table:table-cell office:value-type="float" office:value="5295416">
            <text:p>5295416</text:p>
          </table:table-cell>
          <table:table-cell office:value-type="string">
            <text:p>?b</text:p>
          </table:table-cell>
          <table:table-cell table:formula="of:=[.G123]-[.F123]" office:value-type="float" office:value="5295100">
            <text:p>5295100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>
            <text:p>0.00004008</text:p>
          </table:table-cell>
          <table:table-cell office:value-type="float" office:value="0.01951721">
            <text:p>0.01951721</text:p>
          </table:table-cell>
          <table:table-cell office:value-type="float" office:value="0.00005844">
            <text:p>0.00005844</text:p>
          </table:table-cell>
          <table:table-cell office:value-type="float" office:value="0.00104663">
            <text:p>0.00104663</text:p>
          </table:table-cell>
          <table:table-cell office:value-type="float" office:value="38">
            <text:p>38</text:p>
          </table:table-cell>
          <table:table-cell office:value-type="float" office:value="650262">
            <text:p>650262</text:p>
          </table:table-cell>
          <table:table-cell office:value-type="string">
            <text:p>?a</text:p>
          </table:table-cell>
          <table:table-cell table:formula="of:=[.G124]-[.F124]" office:value-type="float" office:value="650224">
            <text:p>650224</text:p>
          </table:table-cell>
          <table:table-cell table:number-columns-repeated="2"/>
        </table:table-row>
        <table:table-row table:style-name="ro2">
          <table:table-cell office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>
            <text:p>0.00021413</text:p>
          </table:table-cell>
          <table:table-cell office:value-type="float" office:value="0.01692654">
            <text:p>0.01692654</text:p>
          </table:table-cell>
          <table:table-cell office:value-type="float" office:value="0.00004852">
            <text:p>0.00004852</text:p>
          </table:table-cell>
          <table:table-cell office:value-type="float" office:value="0.02545135">
            <text:p>0.02545135</text:p>
          </table:table-cell>
          <table:table-cell office:value-type="float" office:value="203">
            <text:p>203</text:p>
          </table:table-cell>
          <table:table-cell office:value-type="float" office:value="4184022">
            <text:p>4184022</text:p>
          </table:table-cell>
          <table:table-cell office:value-type="string">
            <text:p>?b</text:p>
          </table:table-cell>
          <table:table-cell table:formula="of:=[.G125]-[.F125]" office:value-type="float" office:value="4183819">
            <text:p>4183819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>
            <text:p>0.00019725</text:p>
          </table:table-cell>
          <table:table-cell office:value-type="float" office:value="0.01559243">
            <text:p>0.01559243</text:p>
          </table:table-cell>
          <table:table-cell office:value-type="float" office:value="0.00004655">
            <text:p>0.00004655</text:p>
          </table:table-cell>
          <table:table-cell office:value-type="float" office:value="0.00093241">
            <text:p>0.00093241</text:p>
          </table:table-cell>
          <table:table-cell office:value-type="float" office:value="187">
            <text:p>187</text:p>
          </table:table-cell>
          <table:table-cell office:value-type="float" office:value="4016890">
            <text:p>4016890</text:p>
          </table:table-cell>
          <table:table-cell office:value-type="string">
            <text:p>?b</text:p>
          </table:table-cell>
          <table:table-cell table:formula="of:=[.G126]-[.F126]" office:value-type="float" office:value="4016703">
            <text:p>4016703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>
            <text:p>0.00022045</text:p>
          </table:table-cell>
          <table:table-cell office:value-type="float" office:value="0.01432194">
            <text:p>0.01432194</text:p>
          </table:table-cell>
          <table:table-cell office:value-type="float" office:value="0.00004386">
            <text:p>0.00004386</text:p>
          </table:table-cell>
          <table:table-cell office:value-type="float" office:value="0.00053172">
            <text:p>0.00053172</text:p>
          </table:table-cell>
          <table:table-cell office:value-type="float" office:value="209">
            <text:p>209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127]-[.F127]" office:value-type="float" office:value="4765405">
            <text:p>4765405</text:p>
          </table:table-cell>
          <table:table-cell table:number-columns-repeated="2"/>
        </table:table-row>
        <table:table-row table:style-name="ro2">
          <table:table-cell office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>
            <text:p>0.00019303</text:p>
          </table:table-cell>
          <table:table-cell office:value-type="float" office:value="0.0158373">
            <text:p>0.0158373</text:p>
          </table:table-cell>
          <table:table-cell office:value-type="float" office:value="0.00004374">
            <text:p>0.00004374</text:p>
          </table:table-cell>
          <table:table-cell office:value-type="float" office:value="0.02801592">
            <text:p>0.02801592</text:p>
          </table:table-cell>
          <table:table-cell office:value-type="float" office:value="183">
            <text:p>183</text:p>
          </table:table-cell>
          <table:table-cell office:value-type="float" office:value="4184022">
            <text:p>4184022</text:p>
          </table:table-cell>
          <table:table-cell office:value-type="string">
            <text:p>?b</text:p>
          </table:table-cell>
          <table:table-cell table:formula="of:=[.G128]-[.F128]" office:value-type="float" office:value="4183839">
            <text:p>4183839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>
            <text:p>0.00015822</text:p>
          </table:table-cell>
          <table:table-cell office:value-type="float" office:value="0.01298139">
            <text:p>0.01298139</text:p>
          </table:table-cell>
          <table:table-cell office:value-type="float" office:value="0.00003734">
            <text:p>0.00003734</text:p>
          </table:table-cell>
          <table:table-cell office:value-type="float" office:value="0.00079203">
            <text:p>0.00079203</text:p>
          </table:table-cell>
          <table:table-cell office:value-type="float" office:value="150">
            <text:p>150</text:p>
          </table:table-cell>
          <table:table-cell office:value-type="float" office:value="4016890">
            <text:p>4016890</text:p>
          </table:table-cell>
          <table:table-cell office:value-type="string">
            <text:p>?b</text:p>
          </table:table-cell>
          <table:table-cell table:formula="of:=[.G129]-[.F129]" office:value-type="float" office:value="4016740">
            <text:p>4016740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>
            <text:p>0.00035547</text:p>
          </table:table-cell>
          <table:table-cell office:value-type="float" office:value="0.02916486">
            <text:p>0.02916486</text:p>
          </table:table-cell>
          <table:table-cell office:value-type="float" office:value="0.00003546">
            <text:p>0.00003546</text:p>
          </table:table-cell>
          <table:table-cell office:value-type="float" office:value="0.00080836">
            <text:p>0.00080836</text:p>
          </table:table-cell>
          <table:table-cell office:value-type="float" office:value="337">
            <text:p>337</text:p>
          </table:table-cell>
          <table:table-cell office:value-type="float" office:value="9503871">
            <text:p>9503871</text:p>
          </table:table-cell>
          <table:table-cell office:value-type="string">
            <text:p>?b</text:p>
          </table:table-cell>
          <table:table-cell table:formula="of:=[.G130]-[.F130]" office:value-type="float" office:value="9503534">
            <text:p>9503534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>
            <text:p>0.00011286</text:p>
          </table:table-cell>
          <table:table-cell office:value-type="float" office:value="0.01677379">
            <text:p>0.01677379</text:p>
          </table:table-cell>
          <table:table-cell office:value-type="float" office:value="0.00003372">
            <text:p>0.00003372</text:p>
          </table:table-cell>
          <table:table-cell office:value-type="float" office:value="0.00078352">
            <text:p>0.00078352</text:p>
          </table:table-cell>
          <table:table-cell office:value-type="float" office:value="107">
            <text:p>107</text:p>
          </table:table-cell>
          <table:table-cell office:value-type="float" office:value="3172924">
            <text:p>3172924</text:p>
          </table:table-cell>
          <table:table-cell office:value-type="string">
            <text:p>?a</text:p>
          </table:table-cell>
          <table:table-cell table:formula="of:=[.G131]-[.F131]" office:value-type="float" office:value="3172817">
            <text:p>3172817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>
            <text:p>0.00004114</text:p>
          </table:table-cell>
          <table:table-cell office:value-type="float" office:value="0.02003082">
            <text:p>0.02003082</text:p>
          </table:table-cell>
          <table:table-cell office:value-type="float" office:value="0.00002363">
            <text:p>0.00002363</text:p>
          </table:table-cell>
          <table:table-cell office:value-type="float" office:value="0.00023461">
            <text:p>0.00023461</text:p>
          </table:table-cell>
          <table:table-cell office:value-type="float" office:value="39">
            <text:p>39</text:p>
          </table:table-cell>
          <table:table-cell office:value-type="float" office:value="1650492">
            <text:p>1650492</text:p>
          </table:table-cell>
          <table:table-cell office:value-type="string">
            <text:p>?a</text:p>
          </table:table-cell>
          <table:table-cell table:formula="of:=[.G132]-[.F132]" office:value-type="float" office:value="1650453">
            <text:p>1650453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>
            <text:p>0.00004008</text:p>
          </table:table-cell>
          <table:table-cell office:value-type="float" office:value="0.01951721">
            <text:p>0.01951721</text:p>
          </table:table-cell>
          <table:table-cell office:value-type="float" office:value="0.00002302">
            <text:p>0.00002302</text:p>
          </table:table-cell>
          <table:table-cell office:value-type="float" office:value="0.00069575">
            <text:p>0.00069575</text:p>
          </table:table-cell>
          <table:table-cell office:value-type="float" office:value="38">
            <text:p>38</text:p>
          </table:table-cell>
          <table:table-cell office:value-type="float" office:value="1650492">
            <text:p>1650492</text:p>
          </table:table-cell>
          <table:table-cell office:value-type="string">
            <text:p>?a</text:p>
          </table:table-cell>
          <table:table-cell table:formula="of:=[.G133]-[.F133]" office:value-type="float" office:value="1650454">
            <text:p>1650454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>
            <text:p>0.00019197</text:p>
          </table:table-cell>
          <table:table-cell office:value-type="float" office:value="0.01304659">
            <text:p>0.01304659</text:p>
          </table:table-cell>
          <table:table-cell office:value-type="float" office:value="0.00001315">
            <text:p>0.00001315</text:p>
          </table:table-cell>
          <table:table-cell office:value-type="float" office:value="0.00033134">
            <text:p>0.00033134</text:p>
          </table:table-cell>
          <table:table-cell office:value-type="float" office:value="182">
            <text:p>182</text:p>
          </table:table-cell>
          <table:table-cell office:value-type="float" office:value="13841800">
            <text:p>13841800</text:p>
          </table:table-cell>
          <table:table-cell office:value-type="string">
            <text:p>?b</text:p>
          </table:table-cell>
          <table:table-cell table:formula="of:=[.G134]-[.F134]" office:value-type="float" office:value="13841618">
            <text:p>13841618</text:p>
          </table:table-cell>
          <table:table-cell table:number-columns-repeated="2"/>
        </table:table-row>
        <table:table-row table:style-name="ro2">
          <table:table-cell office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>
            <text:p>0.00022573</text:p>
          </table:table-cell>
          <table:table-cell office:value-type="float" office:value="0.0153405">
            <text:p>0.0153405</text:p>
          </table:table-cell>
          <table:table-cell office:value-type="float" office:value="0.00001209">
            <text:p>0.00001209</text:p>
          </table:table-cell>
          <table:table-cell office:value-type="float" office:value="0.00119607">
            <text:p>0.00119607</text:p>
          </table:table-cell>
          <table:table-cell office:value-type="float" office:value="214">
            <text:p>214</text:p>
          </table:table-cell>
          <table:table-cell office:value-type="float" office:value="17698692">
            <text:p>17698692</text:p>
          </table:table-cell>
          <table:table-cell office:value-type="string">
            <text:p>?b</text:p>
          </table:table-cell>
          <table:table-cell table:formula="of:=[.G135]-[.F135]" office:value-type="float" office:value="17698478">
            <text:p>17698478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>
            <text:p>0.00010864</text:p>
          </table:table-cell>
          <table:table-cell office:value-type="float" office:value="0.0529019">
            <text:p>0.0529019</text:p>
          </table:table-cell>
          <table:table-cell office:value-type="float" office:value="0.00000744">
            <text:p>0.00000744</text:p>
          </table:table-cell>
          <table:table-cell office:value-type="float" office:value="0.00024395">
            <text:p>0.00024395</text:p>
          </table:table-cell>
          <table:table-cell office:value-type="float" office:value="103">
            <text:p>103</text:p>
          </table:table-cell>
          <table:table-cell office:value-type="float" office:value="13841800">
            <text:p>13841800</text:p>
          </table:table-cell>
          <table:table-cell office:value-type="string">
            <text:p>?a</text:p>
          </table:table-cell>
          <table:table-cell table:formula="of:=[.G136]-[.F136]" office:value-type="float" office:value="13841697">
            <text:p>13841697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>
            <text:p>0.00002742</text:p>
          </table:table-cell>
          <table:table-cell office:value-type="float" office:value="0.01335388">
            <text:p>0.01335388</text:p>
          </table:table-cell>
          <table:table-cell office:value-type="float" office:value="0.00000647">
            <text:p>0.00000647</text:p>
          </table:table-cell>
          <table:table-cell office:value-type="float" office:value="0.00048337">
            <text:p>0.00048337</text:p>
          </table:table-cell>
          <table:table-cell office:value-type="float" office:value="26">
            <text:p>26</text:p>
          </table:table-cell>
          <table:table-cell office:value-type="float" office:value="4016890">
            <text:p>4016890</text:p>
          </table:table-cell>
          <table:table-cell office:value-type="string">
            <text:p>?a</text:p>
          </table:table-cell>
          <table:table-cell table:formula="of:=[.G137]-[.F137]" office:value-type="float" office:value="4016864">
            <text:p>4016864</text:p>
          </table:table-cell>
          <table:table-cell table:number-columns-repeated="2"/>
        </table:table-row>
        <table:table-row table:style-name="ro2">
          <table:table-cell office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>
            <text:p>0.00008966</text:p>
          </table:table-cell>
          <table:table-cell office:value-type="float" office:value="0.04365691">
            <text:p>0.04365691</text:p>
          </table:table-cell>
          <table:table-cell office:value-type="float" office:value="0.0000048">
            <text:p>0.0000048</text:p>
          </table:table-cell>
          <table:table-cell office:value-type="float" office:value="0.00199854">
            <text:p>0.00199854</text:p>
          </table:table-cell>
          <table:table-cell office:value-type="float" office:value="85">
            <text:p>85</text:p>
          </table:table-cell>
          <table:table-cell office:value-type="float" office:value="17698692">
            <text:p>17698692</text:p>
          </table:table-cell>
          <table:table-cell office:value-type="string">
            <text:p>?a</text:p>
          </table:table-cell>
          <table:table-cell table:formula="of:=[.G138]-[.F138]" office:value-type="float" office:value="17698607">
            <text:p>17698607</text:p>
          </table:table-cell>
          <table:table-cell/>
          <table:table-cell table:formula="of:=SUM([.I2:.I138])" office:value-type="float" office:value="129157023">
            <text:p>129157023</text:p>
          </table:table-cell>
        </table:table-row>
        <table:table-row table:style-name="ro2">
          <table:table-cell office:value-type="string">
            <text:p>Mining done in 3 min</text:p>
          </table:table-cell>
          <table:table-cell office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>
            <text:p>Support</text:p>
          </table:table-cell>
          <table:table-cell table:style-name="ce7" office:value-type="string">
            <text:p>Head coverage</text:p>
          </table:table-cell>
          <table:table-cell table:style-name="ce7" office:value-type="string">
            <text:p>Confidence</text:p>
          </table:table-cell>
          <table:table-cell table:style-name="ce7" office:value-type="string">
            <text:p>PCA Confidence</text:p>
          </table:table-cell>
          <table:table-cell table:style-name="ce7" office:value-type="string">
            <text:p>Cardinality</text:p>
          </table:table-cell>
          <table:table-cell table:style-name="ce7" office:value-type="string">
            <text:p>Body size</text:p>
          </table:table-cell>
          <table:table-cell table:style-name="ce7" office:value-type="string">
            <text:p>Functional variable</text:p>
          </table:table-cell>
          <table:table-cell table:style-name="ce7" office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0.00670644">
            <text:p>0.00670644</text:p>
          </table:table-cell>
          <table:table-cell table:number-columns-repeated="2" office:value-type="float" office:value="0.53014258">
            <text:p>0.53014258</text:p>
          </table:table-cell>
          <table:table-cell office:value-type="float" office:value="0.91785766">
            <text:p>0.91785766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office:value-type="string">
            <text:p>?b</text:p>
          </table:table-cell>
          <table:table-cell table:formula="of:=[.G141]-[.F141]" office:value-type="float" office:value="5635">
            <text:p>5635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>
            <text:p>0.00038184</text:p>
          </table:table-cell>
          <table:table-cell office:value-type="float" office:value="0.24794521">
            <text:p>0.24794521</text:p>
          </table:table-cell>
          <table:table-cell office:value-type="float" office:value="0.02701493">
            <text:p>0.02701493</text:p>
          </table:table-cell>
          <table:table-cell office:value-type="float" office:value="0.85377358">
            <text:p>0.85377358</text:p>
          </table:table-cell>
          <table:table-cell office:value-type="float" office:value="362">
            <text:p>362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142]-[.F142]" office:value-type="float" office:value="13038">
            <text:p>13038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>
            <text:p>0.00013712</text:p>
          </table:table-cell>
          <table:table-cell office:value-type="float" office:value="0.0890411">
            <text:p>0.0890411</text:p>
          </table:table-cell>
          <table:table-cell office:value-type="float" office:value="0.02467261">
            <text:p>0.02467261</text:p>
          </table:table-cell>
          <table:table-cell office:value-type="float" office:value="0.83333333">
            <text:p>0.83333333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143]-[.F143]" office:value-type="float" office:value="5139">
            <text:p>5139</text:p>
          </table:table-cell>
          <table:table-cell table:number-columns-repeated="2"/>
        </table:table-row>
        <table:table-row table:style-name="ro2">
          <table:table-cell office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>
            <text:p>0.00005274</text:p>
          </table:table-cell>
          <table:table-cell office:value-type="float" office:value="0.0622665">
            <text:p>0.0622665</text:p>
          </table:table-cell>
          <table:table-cell office:value-type="float" office:value="0.00066107">
            <text:p>0.00066107</text:p>
          </table:table-cell>
          <table:table-cell office:value-type="float" office:value="0.83333333">
            <text:p>0.83333333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office:value-type="string">
            <text:p>?a</text:p>
          </table:table-cell>
          <table:table-cell table:formula="of:=[.G144]-[.F144]" office:value-type="float" office:value="75585">
            <text:p>75585</text:p>
          </table:table-cell>
          <table:table-cell table:number-columns-repeated="2"/>
        </table:table-row>
        <table:table-row table:style-name="ro2">
          <table:table-cell office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>
            <text:p>0.00019092</text:p>
          </table:table-cell>
          <table:table-cell office:value-type="float" office:value="0.01240321">
            <text:p>0.01240321</text:p>
          </table:table-cell>
          <table:table-cell office:value-type="float" office:value="0.33705773">
            <text:p>0.33705773</text:p>
          </table:table-cell>
          <table:table-cell office:value-type="float" office:value="0.6988417">
            <text:p>0.6988417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office:value-type="string">
            <text:p>?a</text:p>
          </table:table-cell>
          <table:table-cell table:formula="of:=[.G145]-[.F145]" office:value-type="float" office:value="356">
            <text:p>356</text:p>
          </table:table-cell>
          <table:table-cell table:number-columns-repeated="2"/>
        </table:table-row>
        <table:table-row table:style-name="ro2">
          <table:table-cell office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>
            <text:p>0.00017826</text:p>
          </table:table-cell>
          <table:table-cell office:value-type="float" office:value="0.01158089">
            <text:p>0.01158089</text:p>
          </table:table-cell>
          <table:table-cell office:value-type="float" office:value="0.22807018">
            <text:p>0.22807018</text:p>
          </table:table-cell>
          <table:table-cell office:value-type="float" office:value="0.68421053">
            <text:p>0.68421053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office:value-type="string">
            <text:p>?a</text:p>
          </table:table-cell>
          <table:table-cell table:formula="of:=[.G146]-[.F146]" office:value-type="float" office:value="572">
            <text:p>572</text:p>
          </table:table-cell>
          <table:table-cell table:number-columns-repeated="2"/>
        </table:table-row>
        <table:table-row table:style-name="ro2">
          <table:table-cell office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>
            <text:p>0.00001899</text:p>
          </table:table-cell>
          <table:table-cell office:value-type="float" office:value="0.02241594">
            <text:p>0.02241594</text:p>
          </table:table-cell>
          <table:table-cell office:value-type="float" office:value="0.14285714">
            <text:p>0.14285714</text:p>
          </table:table-cell>
          <table:table-cell office:value-type="float" office:value="0.64285714">
            <text:p>0.64285714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table:formula="of:=[.G147]-[.F147]"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>
            <text:p>0.00106641</text:p>
          </table:table-cell>
          <table:table-cell office:value-type="float" office:value="0.03020345">
            <text:p>0.03020345</text:p>
          </table:table-cell>
          <table:table-cell office:value-type="float" office:value="0.49827501">
            <text:p>0.49827501</text:p>
          </table:table-cell>
          <table:table-cell office:value-type="float" office:value="0.58676727">
            <text:p>0.58676727</text:p>
          </table:table-cell>
          <table:table-cell office:value-type="float" office:value="1011">
            <text:p>1011</text:p>
          </table:table-cell>
          <table:table-cell office:value-type="float" office:value="2029">
            <text:p>2029</text:p>
          </table:table-cell>
          <table:table-cell office:value-type="string">
            <text:p>?b</text:p>
          </table:table-cell>
          <table:table-cell table:formula="of:=[.G148]-[.F148]" office:value-type="float" office:value="1018">
            <text:p>1018</text:p>
          </table:table-cell>
          <table:table-cell table:number-columns-repeated="2"/>
        </table:table-row>
        <table:table-row table:style-name="ro2">
          <table:table-cell office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>
            <text:p>0.00388062</text:p>
          </table:table-cell>
          <table:table-cell office:value-type="float" office:value="0.31839031">
            <text:p>0.31839031</text:p>
          </table:table-cell>
          <table:table-cell table:number-columns-repeated="2" office:value-type="float" office:value="0.57565326">
            <text:p>0.57565326</text:p>
          </table:table-cell>
          <table:table-cell office:value-type="float" office:value="3679">
            <text:p>3679</text:p>
          </table:table-cell>
          <table:table-cell office:value-type="float" office:value="6391">
            <text:p>6391</text:p>
          </table:table-cell>
          <table:table-cell office:value-type="string">
            <text:p>?b</text:p>
          </table:table-cell>
          <table:table-cell table:formula="of:=[.G149]-[.F149]" office:value-type="float" office:value="2712">
            <text:p>2712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>
            <text:p>0.00133433</text:p>
          </table:table-cell>
          <table:table-cell office:value-type="float" office:value="0.08682224">
            <text:p>0.08682224</text:p>
          </table:table-cell>
          <table:table-cell office:value-type="float" office:value="0.03745041">
            <text:p>0.03745041</text:p>
          </table:table-cell>
          <table:table-cell office:value-type="float" office:value="0.57421698">
            <text:p>0.57421698</text:p>
          </table:table-cell>
          <table:table-cell office:value-type="float" office:value="1265">
            <text:p>1265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150]-[.F150]" office:value-type="float" office:value="32513">
            <text:p>32513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>
            <text:p>0.000231</text:p>
          </table:table-cell>
          <table:table-cell office:value-type="float" office:value="0.15">
            <text:p>0.15</text:p>
          </table:table-cell>
          <table:table-cell office:value-type="float" office:value="0.00648351">
            <text:p>0.00648351</text:p>
          </table:table-cell>
          <table:table-cell office:value-type="float" office:value="0.57180157">
            <text:p>0.57180157</text:p>
          </table:table-cell>
          <table:table-cell office:value-type="float" office:value="219">
            <text:p>219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151]-[.F151]" office:value-type="float" office:value="33559">
            <text:p>33559</text:p>
          </table:table-cell>
          <table:table-cell table:number-columns-repeated="2"/>
        </table:table-row>
        <table:table-row table:style-name="ro2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>
            <text:p>0.00388695</text:p>
          </table:table-cell>
          <table:table-cell office:value-type="float" office:value="0.31890956">
            <text:p>0.31890956</text:p>
          </table:table-cell>
          <table:table-cell table:number-columns-repeated="2" office:value-type="float" office:value="0.56113903">
            <text:p>0.56113903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office:value-type="string">
            <text:p>?b</text:p>
          </table:table-cell>
          <table:table-cell table:formula="of:=[.G152]-[.F152]" office:value-type="float" office:value="2882">
            <text:p>2882</text:p>
          </table:table-cell>
          <table:table-cell table:number-columns-repeated="2"/>
        </table:table-row>
        <table:table-row table:style-name="ro2">
          <table:table-cell office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>
            <text:p>0.00022256</text:p>
          </table:table-cell>
          <table:table-cell office:value-type="float" office:value="0.01448181">
            <text:p>0.01448181</text:p>
          </table:table-cell>
          <table:table-cell office:value-type="float" office:value="0.00401278">
            <text:p>0.00401278</text:p>
          </table:table-cell>
          <table:table-cell office:value-type="float" office:value="0.54241645">
            <text:p>0.54241645</text:p>
          </table:table-cell>
          <table:table-cell office:value-type="float" office:value="211">
            <text:p>211</text:p>
          </table:table-cell>
          <table:table-cell office:value-type="float" office:value="52582">
            <text:p>52582</text:p>
          </table:table-cell>
          <table:table-cell office:value-type="string">
            <text:p>?a</text:p>
          </table:table-cell>
          <table:table-cell table:formula="of:=[.G153]-[.F153]" office:value-type="float" office:value="52371">
            <text:p>52371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0.0006909">
            <text:p>0.0006909</text:p>
          </table:table-cell>
          <table:table-cell office:value-type="float" office:value="0.04488453">
            <text:p>0.04488453</text:p>
          </table:table-cell>
          <table:table-cell office:value-type="float" office:value="0.04495539">
            <text:p>0.04495539</text:p>
          </table:table-cell>
          <table:table-cell office:value-type="float" office:value="0.52358114">
            <text:p>0.52358114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office:value-type="string">
            <text:p>?a</text:p>
          </table:table-cell>
          <table:table-cell table:formula="of:=[.G154]-[.F154]" office:value-type="float" office:value="13915">
            <text:p>13915</text:p>
          </table:table-cell>
          <table:table-cell table:number-columns-repeated="2"/>
        </table:table-row>
        <table:table-row table:style-name="ro2">
          <table:table-cell office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>
            <text:p>0.000154</text:p>
          </table:table-cell>
          <table:table-cell office:value-type="float" office:value="0.01002059">
            <text:p>0.01002059</text:p>
          </table:table-cell>
          <table:table-cell office:value-type="float" office:value="0.10564399">
            <text:p>0.10564399</text:p>
          </table:table-cell>
          <table:table-cell office:value-type="float" office:value="0.51957295">
            <text:p>0.51957295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office:value-type="string">
            <text:p>?a</text:p>
          </table:table-cell>
          <table:table-cell table:formula="of:=[.G155]-[.F155]" office:value-type="float" office:value="1236">
            <text:p>1236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>
            <text:p>0.00021729</text:p>
          </table:table-cell>
          <table:table-cell office:value-type="float" office:value="0.01413864">
            <text:p>0.01413864</text:p>
          </table:table-cell>
          <table:table-cell office:value-type="float" office:value="0.0390966">
            <text:p>0.0390966</text:p>
          </table:table-cell>
          <table:table-cell office:value-type="float" office:value="0.48130841">
            <text:p>0.48130841</text:p>
          </table:table-cell>
          <table:table-cell office:value-type="float" office:value="206">
            <text:p>206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156]-[.F156]" office:value-type="float" office:value="5063">
            <text:p>5063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>
            <text:p>0.00063816</text:p>
          </table:table-cell>
          <table:table-cell office:value-type="float" office:value="0.04152368">
            <text:p>0.04152368</text:p>
          </table:table-cell>
          <table:table-cell office:value-type="float" office:value="0.04514925">
            <text:p>0.04514925</text:p>
          </table:table-cell>
          <table:table-cell office:value-type="float" office:value="0.48130469">
            <text:p>0.48130469</text:p>
          </table:table-cell>
          <table:table-cell office:value-type="float" office:value="605">
            <text:p>605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157]-[.F157]" office:value-type="float" office:value="12795">
            <text:p>12795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>
            <text:p>0.00040504</text:p>
          </table:table-cell>
          <table:table-cell office:value-type="float" office:value="0.01147193">
            <text:p>0.01147193</text:p>
          </table:table-cell>
          <table:table-cell office:value-type="float" office:value="0.38285145">
            <text:p>0.38285145</text:p>
          </table:table-cell>
          <table:table-cell office:value-type="float" office:value="0.45229682">
            <text:p>0.45229682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  <table:table-cell office:value-type="string">
            <text:p>?b</text:p>
          </table:table-cell>
          <table:table-cell table:formula="of:=[.G158]-[.F158]" office:value-type="float" office:value="619">
            <text:p>619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0.00028163">
            <text:p>0.00028163</text:p>
          </table:table-cell>
          <table:table-cell office:value-type="float" office:value="0.01829644">
            <text:p>0.01829644</text:p>
          </table:table-cell>
          <table:table-cell office:value-type="float" office:value="0.01205091">
            <text:p>0.01205091</text:p>
          </table:table-cell>
          <table:table-cell office:value-type="float" office:value="0.43414634">
            <text:p>0.43414634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office:value-type="string">
            <text:p>?a</text:p>
          </table:table-cell>
          <table:table-cell table:formula="of:=[.G159]-[.F159]" office:value-type="float" office:value="21889">
            <text:p>21889</text:p>
          </table:table-cell>
          <table:table-cell table:number-columns-repeated="2"/>
        </table:table-row>
        <table:table-row table:style-name="ro2">
          <table:table-cell office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>
            <text:p>0.00198198</text:p>
          </table:table-cell>
          <table:table-cell office:value-type="float" office:value="0.15667473">
            <text:p>0.15667473</text:p>
          </table:table-cell>
          <table:table-cell office:value-type="float" office:value="0.17321165">
            <text:p>0.17321165</text:p>
          </table:table-cell>
          <table:table-cell office:value-type="float" office:value="0.40981461">
            <text:p>0.40981461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office:value-type="string">
            <text:p>?b</text:p>
          </table:table-cell>
          <table:table-cell table:formula="of:=[.G160]-[.F160]" office:value-type="float" office:value="8969">
            <text:p>8969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>
            <text:p>0.00004219</text:p>
          </table:table-cell>
          <table:table-cell office:value-type="float" office:value="0.02739726">
            <text:p>0.02739726</text:p>
          </table:table-cell>
          <table:table-cell office:value-type="float" office:value="0.00161044">
            <text:p>0.00161044</text:p>
          </table:table-cell>
          <table:table-cell office:value-type="float" office:value="0.3960396">
            <text:p>0.3960396</text:p>
          </table:table-cell>
          <table:table-cell office:value-type="float" office:value="40">
            <text:p>40</text:p>
          </table:table-cell>
          <table:table-cell office:value-type="float" office:value="24838">
            <text:p>24838</text:p>
          </table:table-cell>
          <table:table-cell office:value-type="string">
            <text:p>?a</text:p>
          </table:table-cell>
          <table:table-cell table:formula="of:=[.G161]-[.F161]" office:value-type="float" office:value="24798">
            <text:p>24798</text:p>
          </table:table-cell>
          <table:table-cell table:number-columns-repeated="2"/>
        </table:table-row>
        <table:table-row table:style-name="ro2">
          <table:table-cell office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>
            <text:p>0.00009388</text:p>
          </table:table-cell>
          <table:table-cell office:value-type="float" office:value="0.0365353">
            <text:p>0.0365353</text:p>
          </table:table-cell>
          <table:table-cell office:value-type="float" office:value="0.13444109">
            <text:p>0.13444109</text:p>
          </table:table-cell>
          <table:table-cell office:value-type="float" office:value="0.39035088">
            <text:p>0.39035088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office:value-type="string">
            <text:p>?a</text:p>
          </table:table-cell>
          <table:table-cell table:formula="of:=[.G162]-[.F162]" office:value-type="float" office:value="573">
            <text:p>573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>
            <text:p>0.00021834</text:p>
          </table:table-cell>
          <table:table-cell office:value-type="float" office:value="0.01025971">
            <text:p>0.01025971</text:p>
          </table:table-cell>
          <table:table-cell office:value-type="float" office:value="0.20638086">
            <text:p>0.20638086</text:p>
          </table:table-cell>
          <table:table-cell office:value-type="float" office:value="0.38983051">
            <text:p>0.38983051</text:p>
          </table:table-cell>
          <table:table-cell office:value-type="float" office:value="207">
            <text:p>207</text:p>
          </table:table-cell>
          <table:table-cell office:value-type="float" office:value="1003">
            <text:p>1003</text:p>
          </table:table-cell>
          <table:table-cell office:value-type="string">
            <text:p>?b</text:p>
          </table:table-cell>
          <table:table-cell table:formula="of:=[.G163]-[.F163]" office:value-type="float" office:value="796">
            <text:p>796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>
            <text:p>0.00018459</text:p>
          </table:table-cell>
          <table:table-cell office:value-type="float" office:value="0.01199205">
            <text:p>0.01199205</text:p>
          </table:table-cell>
          <table:table-cell office:value-type="float" office:value="0.0130597">
            <text:p>0.0130597</text:p>
          </table:table-cell>
          <table:table-cell office:value-type="float" office:value="0.38546256">
            <text:p>0.3854625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office:value-type="string">
            <text:p>?a</text:p>
          </table:table-cell>
          <table:table-cell table:formula="of:=[.G164]-[.F164]" office:value-type="float" office:value="13225">
            <text:p>13225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>
            <text:p>0.0007257</text:p>
          </table:table-cell>
          <table:table-cell office:value-type="float" office:value="0.03105254">
            <text:p>0.03105254</text:p>
          </table:table-cell>
          <table:table-cell office:value-type="float" office:value="0.05049912">
            <text:p>0.05049912</text:p>
          </table:table-cell>
          <table:table-cell office:value-type="float" office:value="0.38457239">
            <text:p>0.38457239</text:p>
          </table:table-cell>
          <table:table-cell office:value-type="float" office:value="688">
            <text:p>688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table:formula="of:=[.G165]-[.F165]" office:value-type="float" office:value="12936">
            <text:p>12936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b <text:s text:c="2"/>=&gt; ?a <text:s/>&lt;isKnownFor&gt; <text:s/>?b</text:p>
          </table:table-cell>
          <table:table-cell office:value-type="float" office:value="0.00031855">
            <text:p>0.00031855</text:p>
          </table:table-cell>
          <table:table-cell office:value-type="float" office:value="0.05137802">
            <text:p>0.05137802</text:p>
          </table:table-cell>
          <table:table-cell office:value-type="float" office:value="0.00150881">
            <text:p>0.00150881</text:p>
          </table:table-cell>
          <table:table-cell office:value-type="float" office:value="0.38131313">
            <text:p>0.38131313</text:p>
          </table:table-cell>
          <table:table-cell office:value-type="float" office:value="302">
            <text:p>302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166]-[.F166]" office:value-type="float" office:value="199856">
            <text:p>199856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>
            <text:p>0.00106641</text:p>
          </table:table-cell>
          <table:table-cell office:value-type="float" office:value="0.05010904">
            <text:p>0.05010904</text:p>
          </table:table-cell>
          <table:table-cell office:value-type="float" office:value="0.1610642">
            <text:p>0.1610642</text:p>
          </table:table-cell>
          <table:table-cell office:value-type="float" office:value="0.37472202">
            <text:p>0.37472202</text:p>
          </table:table-cell>
          <table:table-cell office:value-type="float" office:value="1011">
            <text:p>1011</text:p>
          </table:table-cell>
          <table:table-cell office:value-type="float" office:value="6277">
            <text:p>6277</text:p>
          </table:table-cell>
          <table:table-cell office:value-type="string">
            <text:p>?b</text:p>
          </table:table-cell>
          <table:table-cell table:formula="of:=[.G167]-[.F167]" office:value-type="float" office:value="5266">
            <text:p>5266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isCitizenOf&gt; <text:s/>?b</text:p>
          </table:table-cell>
          <table:table-cell office:value-type="float" office:value="0.0006909">
            <text:p>0.0006909</text:p>
          </table:table-cell>
          <table:table-cell office:value-type="float" office:value="0.04495539">
            <text:p>0.04495539</text:p>
          </table:table-cell>
          <table:table-cell office:value-type="float" office:value="0.04488453">
            <text:p>0.04488453</text:p>
          </table:table-cell>
          <table:table-cell office:value-type="float" office:value="0.36571748">
            <text:p>0.36571748</text:p>
          </table:table-cell>
          <table:table-cell office:value-type="float" office:value="655">
            <text:p>655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68]-[.F168]" office:value-type="float" office:value="13938">
            <text:p>13938</text:p>
          </table:table-cell>
          <table:table-cell table:number-columns-repeated="2"/>
        </table:table-row>
        <table:table-row table:style-name="ro2">
          <table:table-cell office:value-type="string">
            <text:p>?a <text:s/>&lt;directed&gt; <text:s/>?b <text:s text:c="2"/>=&gt; ?a <text:s/>&lt;created&gt; <text:s/>?b</text:p>
          </table:table-cell>
          <table:table-cell office:value-type="float" office:value="0.006621">
            <text:p>0.006621</text:p>
          </table:table-cell>
          <table:table-cell office:value-type="float" office:value="0.03136023">
            <text:p>0.03136023</text:p>
          </table:table-cell>
          <table:table-cell office:value-type="float" office:value="0.18752427">
            <text:p>0.18752427</text:p>
          </table:table-cell>
          <table:table-cell office:value-type="float" office:value="0.32464443">
            <text:p>0.32464443</text:p>
          </table:table-cell>
          <table:table-cell office:value-type="float" office:value="6277">
            <text:p>6277</text:p>
          </table:table-cell>
          <table:table-cell office:value-type="float" office:value="33473">
            <text:p>33473</text:p>
          </table:table-cell>
          <table:table-cell office:value-type="string">
            <text:p>?b</text:p>
          </table:table-cell>
          <table:table-cell table:formula="of:=[.G169]-[.F169]" office:value-type="float" office:value="27196">
            <text:p>27196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isLeaderOf&gt; <text:s/>?b</text:p>
          </table:table-cell>
          <table:table-cell office:value-type="float" office:value="0.00022678">
            <text:p>0.00022678</text:p>
          </table:table-cell>
          <table:table-cell office:value-type="float" office:value="0.03370434">
            <text:p>0.03370434</text:p>
          </table:table-cell>
          <table:table-cell office:value-type="float" office:value="0.01473309">
            <text:p>0.01473309</text:p>
          </table:table-cell>
          <table:table-cell office:value-type="float" office:value="0.31386861">
            <text:p>0.31386861</text:p>
          </table:table-cell>
          <table:table-cell office:value-type="float" office:value="215">
            <text:p>215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70]-[.F170]" office:value-type="float" office:value="14378">
            <text:p>14378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diedIn&gt; <text:s/>?b</text:p>
          </table:table-cell>
          <table:table-cell office:value-type="float" office:value="0.00028163">
            <text:p>0.00028163</text:p>
          </table:table-cell>
          <table:table-cell office:value-type="float" office:value="0.01205091">
            <text:p>0.01205091</text:p>
          </table:table-cell>
          <table:table-cell office:value-type="float" office:value="0.01829644">
            <text:p>0.01829644</text:p>
          </table:table-cell>
          <table:table-cell office:value-type="float" office:value="0.29053319">
            <text:p>0.29053319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71]-[.F171]" office:value-type="float" office:value="14326">
            <text:p>14326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isPoliticianOf&gt; <text:s/>?b</text:p>
          </table:table-cell>
          <table:table-cell office:value-type="float" office:value="0.00008227">
            <text:p>0.00008227</text:p>
          </table:table-cell>
          <table:table-cell office:value-type="float" office:value="0.05342466">
            <text:p>0.05342466</text:p>
          </table:table-cell>
          <table:table-cell office:value-type="float" office:value="0.00534503">
            <text:p>0.00534503</text:p>
          </table:table-cell>
          <table:table-cell office:value-type="float" office:value="0.28782288">
            <text:p>0.28782288</text:p>
          </table:table-cell>
          <table:table-cell office:value-type="float" office:value="78">
            <text:p>78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72]-[.F172]" office:value-type="float" office:value="14515">
            <text:p>14515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>
            <text:p>0.00048415</text:p>
          </table:table-cell>
          <table:table-cell office:value-type="float" office:value="0.66618287">
            <text:p>0.66618287</text:p>
          </table:table-cell>
          <table:table-cell table:number-columns-repeated="2" office:value-type="float" office:value="0.28194103">
            <text:p>0.28194103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173]-[.F173]" office:value-type="float" office:value="1169">
            <text:p>1169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>
            <text:p>0.00048415</text:p>
          </table:table-cell>
          <table:table-cell office:value-type="float" office:value="0.66618287">
            <text:p>0.66618287</text:p>
          </table:table-cell>
          <table:table-cell table:number-columns-repeated="2" office:value-type="float" office:value="0.28194103">
            <text:p>0.28194103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174]-[.F174]" office:value-type="float" office:value="1169">
            <text:p>1169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>
            <text:p>0.00102949</text:p>
          </table:table-cell>
          <table:table-cell office:value-type="float" office:value="0.01744009">
            <text:p>0.01744009</text:p>
          </table:table-cell>
          <table:table-cell office:value-type="float" office:value="0.07163829">
            <text:p>0.07163829</text:p>
          </table:table-cell>
          <table:table-cell office:value-type="float" office:value="0.26872247">
            <text:p>0.26872247</text:p>
          </table:table-cell>
          <table:table-cell office:value-type="float" office:value="976">
            <text:p>976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table:formula="of:=[.G175]-[.F175]" office:value-type="float" office:value="12648">
            <text:p>12648</text:p>
          </table:table-cell>
          <table:table-cell table:number-columns-repeated="2"/>
        </table:table-row>
        <table:table-row table:style-name="ro2">
          <table:table-cell office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>
            <text:p>0.00002532</text:p>
          </table:table-cell>
          <table:table-cell office:value-type="float" office:value="0.0113261">
            <text:p>0.0113261</text:p>
          </table:table-cell>
          <table:table-cell office:value-type="float" office:value="0.01959184">
            <text:p>0.01959184</text:p>
          </table:table-cell>
          <table:table-cell office:value-type="float" office:value="0.24">
            <text:p>0.24</text:p>
          </table:table-cell>
          <table:table-cell office:value-type="float" office:value="24">
            <text:p>24</text:p>
          </table:table-cell>
          <table:table-cell office:value-type="float" office:value="1225">
            <text:p>1225</text:p>
          </table:table-cell>
          <table:table-cell office:value-type="string">
            <text:p>?a</text:p>
          </table:table-cell>
          <table:table-cell table:formula="of:=[.G176]-[.F176]" office:value-type="float" office:value="1201">
            <text:p>1201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b <text:s text:c="2"/>=&gt; ?a <text:s/>&lt;directed&gt; <text:s/>?b</text:p>
          </table:table-cell>
          <table:table-cell office:value-type="float" office:value="0.006621">
            <text:p>0.006621</text:p>
          </table:table-cell>
          <table:table-cell office:value-type="float" office:value="0.18752427">
            <text:p>0.18752427</text:p>
          </table:table-cell>
          <table:table-cell office:value-type="float" office:value="0.03136023">
            <text:p>0.03136023</text:p>
          </table:table-cell>
          <table:table-cell office:value-type="float" office:value="0.22802238">
            <text:p>0.22802238</text:p>
          </table:table-cell>
          <table:table-cell office:value-type="float" office:value="6277">
            <text:p>6277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177]-[.F177]" office:value-type="float" office:value="193881">
            <text:p>193881</text:p>
          </table:table-cell>
          <table:table-cell table:number-columns-repeated="2"/>
        </table:table-row>
        <table:table-row table:style-name="ro2">
          <table:table-cell office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>
            <text:p>0.00005274</text:p>
          </table:table-cell>
          <table:table-cell office:value-type="float" office:value="0.02052545">
            <text:p>0.02052545</text:p>
          </table:table-cell>
          <table:table-cell office:value-type="float" office:value="0.06868132">
            <text:p>0.06868132</text:p>
          </table:table-cell>
          <table:table-cell office:value-type="float" office:value="0.22727273">
            <text:p>0.22727273</text:p>
          </table:table-cell>
          <table:table-cell office:value-type="float" office:value="50">
            <text:p>50</text:p>
          </table:table-cell>
          <table:table-cell office:value-type="float" office:value="728">
            <text:p>728</text:p>
          </table:table-cell>
          <table:table-cell office:value-type="string">
            <text:p>?a</text:p>
          </table:table-cell>
          <table:table-cell table:formula="of:=[.G178]-[.F178]" office:value-type="float" office:value="678">
            <text:p>678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b <text:s text:c="2"/>=&gt; ?a <text:s/>&lt;livesIn&gt; <text:s/>?b</text:p>
          </table:table-cell>
          <table:table-cell office:value-type="float" office:value="0.00081536">
            <text:p>0.00081536</text:p>
          </table:table-cell>
          <table:table-cell office:value-type="float" office:value="0.0529706">
            <text:p>0.0529706</text:p>
          </table:table-cell>
          <table:table-cell office:value-type="float" office:value="0.0138127">
            <text:p>0.0138127</text:p>
          </table:table-cell>
          <table:table-cell office:value-type="float" office:value="0.22695244">
            <text:p>0.22695244</text:p>
          </table:table-cell>
          <table:table-cell office:value-type="float" office:value="773">
            <text:p>773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179]-[.F179]" office:value-type="float" office:value="55190">
            <text:p>55190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b <text:s text:c="2"/>=&gt; ?a <text:s/>&lt;wasBornIn&gt; <text:s/>?b</text:p>
          </table:table-cell>
          <table:table-cell office:value-type="float" office:value="0.00206741">
            <text:p>0.00206741</text:p>
          </table:table-cell>
          <table:table-cell office:value-type="float" office:value="0.03502314">
            <text:p>0.03502314</text:p>
          </table:table-cell>
          <table:table-cell office:value-type="float" office:value="0.08846362">
            <text:p>0.08846362</text:p>
          </table:table-cell>
          <table:table-cell office:value-type="float" office:value="0.22531325">
            <text:p>0.22531325</text:p>
          </table:table-cell>
          <table:table-cell office:value-type="float" office:value="1960">
            <text:p>1960</text:p>
          </table:table-cell>
          <table:table-cell office:value-type="float" office:value="22156">
            <text:p>22156</text:p>
          </table:table-cell>
          <table:table-cell office:value-type="string">
            <text:p>?a</text:p>
          </table:table-cell>
          <table:table-cell table:formula="of:=[.G180]-[.F180]" office:value-type="float" office:value="20196">
            <text:p>20196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b <text:s text:c="2"/>=&gt; ?a <text:s/>&lt;diedIn&gt; <text:s/>?b</text:p>
          </table:table-cell>
          <table:table-cell office:value-type="float" office:value="0.00206741">
            <text:p>0.00206741</text:p>
          </table:table-cell>
          <table:table-cell office:value-type="float" office:value="0.08846362">
            <text:p>0.08846362</text:p>
          </table:table-cell>
          <table:table-cell office:value-type="float" office:value="0.03502314">
            <text:p>0.03502314</text:p>
          </table:table-cell>
          <table:table-cell office:value-type="float" office:value="0.22531325">
            <text:p>0.22531325</text:p>
          </table:table-cell>
          <table:table-cell office:value-type="float" office:value="1960">
            <text:p>1960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181]-[.F181]" office:value-type="float" office:value="54003">
            <text:p>54003</text:p>
          </table:table-cell>
          <table:table-cell table:number-columns-repeated="2"/>
        </table:table-row>
        <table:table-row table:style-name="ro2">
          <table:table-cell office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>
            <text:p>0.00004958</text:p>
          </table:table-cell>
          <table:table-cell office:value-type="float" office:value="0.01929392">
            <text:p>0.01929392</text:p>
          </table:table-cell>
          <table:table-cell office:value-type="float" office:value="0.08655617">
            <text:p>0.08655617</text:p>
          </table:table-cell>
          <table:table-cell office:value-type="float" office:value="0.21860465">
            <text:p>0.21860465</text:p>
          </table:table-cell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  <table:table-cell office:value-type="string">
            <text:p>?a</text:p>
          </table:table-cell>
          <table:table-cell table:formula="of:=[.G182]-[.F182]" office:value-type="float" office:value="496">
            <text:p>496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>
            <text:p>0.00028163</text:p>
          </table:table-cell>
          <table:table-cell office:value-type="float" office:value="0.38751814">
            <text:p>0.38751814</text:p>
          </table:table-cell>
          <table:table-cell office:value-type="float" office:value="0.15442452">
            <text:p>0.15442452</text:p>
          </table:table-cell>
          <table:table-cell office:value-type="float" office:value="0.2177814">
            <text:p>0.2177814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office:value-type="string">
            <text:p>?a</text:p>
          </table:table-cell>
          <table:table-cell table:formula="of:=[.G183]-[.F183]" office:value-type="float" office:value="1462">
            <text:p>1462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>
            <text:p>0.00021202</text:p>
          </table:table-cell>
          <table:table-cell office:value-type="float" office:value="0.01379547">
            <text:p>0.01379547</text:p>
          </table:table-cell>
          <table:table-cell office:value-type="float" office:value="0.04083706">
            <text:p>0.04083706</text:p>
          </table:table-cell>
          <table:table-cell office:value-type="float" office:value="0.20700309">
            <text:p>0.20700309</text:p>
          </table:table-cell>
          <table:table-cell office:value-type="float" office:value="201">
            <text:p>201</text:p>
          </table:table-cell>
          <table:table-cell office:value-type="float" office:value="4922">
            <text:p>4922</text:p>
          </table:table-cell>
          <table:table-cell office:value-type="string">
            <text:p>?a</text:p>
          </table:table-cell>
          <table:table-cell table:formula="of:=[.G184]-[.F184]" office:value-type="float" office:value="4721">
            <text:p>4721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>
            <text:p>0.00102949</text:p>
          </table:table-cell>
          <table:table-cell office:value-type="float" office:value="0.06698696">
            <text:p>0.06698696</text:p>
          </table:table-cell>
          <table:table-cell office:value-type="float" office:value="0.02492657">
            <text:p>0.02492657</text:p>
          </table:table-cell>
          <table:table-cell office:value-type="float" office:value="0.19817259">
            <text:p>0.19817259</text:p>
          </table:table-cell>
          <table:table-cell office:value-type="float" office:value="976">
            <text:p>976</text:p>
          </table:table-cell>
          <table:table-cell office:value-type="float" office:value="39155">
            <text:p>39155</text:p>
          </table:table-cell>
          <table:table-cell office:value-type="string">
            <text:p>?a</text:p>
          </table:table-cell>
          <table:table-cell table:formula="of:=[.G185]-[.F185]" office:value-type="float" office:value="38179">
            <text:p>38179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>
            <text:p>0.00069301</text:p>
          </table:table-cell>
          <table:table-cell office:value-type="float" office:value="0.04502159">
            <text:p>0.04502159</text:p>
          </table:table-cell>
          <table:table-cell table:number-columns-repeated="2" office:value-type="float" office:value="0.18533145">
            <text:p>0.18533145</text:p>
          </table:table-cell>
          <table:table-cell office:value-type="float" office:value="657">
            <text:p>657</text:p>
          </table:table-cell>
          <table:table-cell office:value-type="float" office:value="3545">
            <text:p>3545</text:p>
          </table:table-cell>
          <table:table-cell office:value-type="string">
            <text:p>?a</text:p>
          </table:table-cell>
          <table:table-cell table:formula="of:=[.G186]-[.F186]" office:value-type="float" office:value="2888">
            <text:p>2888</text:p>
          </table:table-cell>
          <table:table-cell table:number-columns-repeated="2"/>
        </table:table-row>
        <table:table-row table:style-name="ro2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0.00009915">
            <text:p>0.00009915</text:p>
          </table:table-cell>
          <table:table-cell table:number-columns-repeated="2" office:value-type="float" office:value="0.13642961">
            <text:p>0.13642961</text:p>
          </table:table-cell>
          <table:table-cell office:value-type="float" office:value="0.18323587">
            <text:p>0.18323587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office:value-type="string">
            <text:p>?a</text:p>
          </table:table-cell>
          <table:table-cell table:formula="of:=[.G187]-[.F187]" office:value-type="float" office:value="595">
            <text:p>595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>
            <text:p>0.0007257</text:p>
          </table:table-cell>
          <table:table-cell office:value-type="float" office:value="0.04722032">
            <text:p>0.04722032</text:p>
          </table:table-cell>
          <table:table-cell office:value-type="float" office:value="0.02769949">
            <text:p>0.02769949</text:p>
          </table:table-cell>
          <table:table-cell office:value-type="float" office:value="0.18057743">
            <text:p>0.18057743</text:p>
          </table:table-cell>
          <table:table-cell office:value-type="float" office:value="688">
            <text:p>688</text:p>
          </table:table-cell>
          <table:table-cell office:value-type="float" office:value="24838">
            <text:p>24838</text:p>
          </table:table-cell>
          <table:table-cell office:value-type="string">
            <text:p>?a</text:p>
          </table:table-cell>
          <table:table-cell table:formula="of:=[.G188]-[.F188]" office:value-type="float" office:value="24150">
            <text:p>24150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>
            <text:p>0.00098941</text:p>
          </table:table-cell>
          <table:table-cell office:value-type="float" office:value="0.06427739">
            <text:p>0.06427739</text:p>
          </table:table-cell>
          <table:table-cell table:number-columns-repeated="2" office:value-type="float" office:value="0.1780224">
            <text:p>0.178022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office:value-type="string">
            <text:p>?a</text:p>
          </table:table-cell>
          <table:table-cell table:formula="of:=[.G189]-[.F189]" office:value-type="float" office:value="4331">
            <text:p>4331</text:p>
          </table:table-cell>
          <table:table-cell table:number-columns-repeated="2"/>
        </table:table-row>
        <table:table-row table:style-name="ro2">
          <table:table-cell office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>
            <text:p>0.00021202</text:p>
          </table:table-cell>
          <table:table-cell office:value-type="float" office:value="0.01377373">
            <text:p>0.01377373</text:p>
          </table:table-cell>
          <table:table-cell office:value-type="float" office:value="0.01475338">
            <text:p>0.01475338</text:p>
          </table:table-cell>
          <table:table-cell office:value-type="float" office:value="0.17693662">
            <text:p>0.17693662</text:p>
          </table:table-cell>
          <table:table-cell office:value-type="float" office:value="201">
            <text:p>201</text:p>
          </table:table-cell>
          <table:table-cell office:value-type="float" office:value="13624">
            <text:p>13624</text:p>
          </table:table-cell>
          <table:table-cell office:value-type="string">
            <text:p>?a</text:p>
          </table:table-cell>
          <table:table-cell table:formula="of:=[.G190]-[.F190]" office:value-type="float" office:value="13423">
            <text:p>13423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b <text:s text:c="2"/>=&gt; ?a <text:s/>&lt;wasBornIn&gt; <text:s/>?b</text:p>
          </table:table-cell>
          <table:table-cell office:value-type="float" office:value="0.00081536">
            <text:p>0.00081536</text:p>
          </table:table-cell>
          <table:table-cell office:value-type="float" office:value="0.0138127">
            <text:p>0.0138127</text:p>
          </table:table-cell>
          <table:table-cell office:value-type="float" office:value="0.0529706">
            <text:p>0.0529706</text:p>
          </table:table-cell>
          <table:table-cell office:value-type="float" office:value="0.17116918">
            <text:p>0.17116918</text:p>
          </table:table-cell>
          <table:table-cell office:value-type="float" office:value="773">
            <text:p>773</text:p>
          </table:table-cell>
          <table:table-cell office:value-type="float" office:value="14593">
            <text:p>14593</text:p>
          </table:table-cell>
          <table:table-cell office:value-type="string">
            <text:p>?a</text:p>
          </table:table-cell>
          <table:table-cell table:formula="of:=[.G191]-[.F191]" office:value-type="float" office:value="13820">
            <text:p>13820</text:p>
          </table:table-cell>
          <table:table-cell table:number-columns-repeated="2"/>
        </table:table-row>
        <table:table-row table:style-name="ro2">
          <table:table-cell office:value-type="string">
            <text:p>?a <text:s/>&lt;isLocatedIn&gt; <text:s/>?b <text:s text:c="2"/>=&gt; ?a <text:s/>&lt;diedIn&gt; <text:s/>?b</text:p>
          </table:table-cell>
          <table:table-cell office:value-type="float" office:value="0.00025315">
            <text:p>0.00025315</text:p>
          </table:table-cell>
          <table:table-cell office:value-type="float" office:value="0.01083228">
            <text:p>0.01083228</text:p>
          </table:table-cell>
          <table:table-cell office:value-type="float" office:value="0.00112631">
            <text:p>0.00112631</text:p>
          </table:table-cell>
          <table:table-cell office:value-type="float" office:value="0.16985138">
            <text:p>0.16985138</text:p>
          </table:table-cell>
          <table:table-cell office:value-type="float" office:value="240">
            <text:p>240</text:p>
          </table:table-cell>
          <table:table-cell office:value-type="float" office:value="213085">
            <text:p>213085</text:p>
          </table:table-cell>
          <table:table-cell office:value-type="string">
            <text:p>?a</text:p>
          </table:table-cell>
          <table:table-cell table:formula="of:=[.G192]-[.F192]" office:value-type="float" office:value="212845">
            <text:p>212845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b <text:s text:c="2"/>=&gt; ?a <text:s/>&lt;isLeaderOf&gt; <text:s/>?b</text:p>
          </table:table-cell>
          <table:table-cell office:value-type="float" office:value="0.00010443">
            <text:p>0.00010443</text:p>
          </table:table-cell>
          <table:table-cell office:value-type="float" office:value="0.01551967">
            <text:p>0.01551967</text:p>
          </table:table-cell>
          <table:table-cell office:value-type="float" office:value="0.00176903">
            <text:p>0.00176903</text:p>
          </table:table-cell>
          <table:table-cell office:value-type="float" office:value="0.16923077">
            <text:p>0.16923077</text:p>
          </table:table-cell>
          <table:table-cell office:value-type="float" office:value="99">
            <text:p>99</text:p>
          </table:table-cell>
          <table:table-cell office:value-type="float" office:value="55963">
            <text:p>55963</text:p>
          </table:table-cell>
          <table:table-cell office:value-type="string">
            <text:p>?a</text:p>
          </table:table-cell>
          <table:table-cell table:formula="of:=[.G193]-[.F193]" office:value-type="float" office:value="55864">
            <text:p>55864</text:p>
          </table:table-cell>
          <table:table-cell table:number-columns-repeated="2"/>
        </table:table-row>
        <table:table-row table:style-name="ro2">
          <table:table-cell office:value-type="string">
            <text:p>?a <text:s/>&lt;worksAt&gt; <text:s/>?b <text:s text:c="2"/>=&gt; ?a <text:s/>&lt;graduatedFrom&gt; <text:s/>?b</text:p>
          </table:table-cell>
          <table:table-cell office:value-type="float" office:value="0.000231">
            <text:p>0.000231</text:p>
          </table:table-cell>
          <table:table-cell office:value-type="float" office:value="0.01844211">
            <text:p>0.01844211</text:p>
          </table:table-cell>
          <table:table-cell office:value-type="float" office:value="0.08990148">
            <text:p>0.08990148</text:p>
          </table:table-cell>
          <table:table-cell office:value-type="float" office:value="0.16246291">
            <text:p>0.16246291</text:p>
          </table:table-cell>
          <table:table-cell office:value-type="float" office:value="219">
            <text:p>219</text:p>
          </table:table-cell>
          <table:table-cell office:value-type="float" office:value="2436">
            <text:p>2436</text:p>
          </table:table-cell>
          <table:table-cell office:value-type="string">
            <text:p>?a</text:p>
          </table:table-cell>
          <table:table-cell table:formula="of:=[.G194]-[.F194]" office:value-type="float" office:value="2217">
            <text:p>2217</text:p>
          </table:table-cell>
          <table:table-cell table:number-columns-repeated="2"/>
        </table:table-row>
        <table:table-row table:style-name="ro2">
          <table:table-cell office:value-type="string">
            <text:p>?a <text:s/>&lt;graduatedFrom&gt; <text:s/>?b <text:s text:c="2"/>=&gt; ?a <text:s/>&lt;worksAt&gt; <text:s/>?b</text:p>
          </table:table-cell>
          <table:table-cell office:value-type="float" office:value="0.000231">
            <text:p>0.000231</text:p>
          </table:table-cell>
          <table:table-cell office:value-type="float" office:value="0.08990148">
            <text:p>0.08990148</text:p>
          </table:table-cell>
          <table:table-cell office:value-type="float" office:value="0.01844211">
            <text:p>0.01844211</text:p>
          </table:table-cell>
          <table:table-cell office:value-type="float" office:value="0.16246291">
            <text:p>0.16246291</text:p>
          </table:table-cell>
          <table:table-cell office:value-type="float" office:value="219">
            <text:p>219</text:p>
          </table:table-cell>
          <table:table-cell office:value-type="float" office:value="11875">
            <text:p>11875</text:p>
          </table:table-cell>
          <table:table-cell office:value-type="string">
            <text:p>?a</text:p>
          </table:table-cell>
          <table:table-cell table:formula="of:=[.G195]-[.F195]" office:value-type="float" office:value="11656">
            <text:p>11656</text:p>
          </table:table-cell>
          <table:table-cell table:number-columns-repeated="2"/>
        </table:table-row>
        <table:table-row table:style-name="ro2">
          <table:table-cell office:value-type="string">
            <text:p>?a <text:s/>&lt;directed&gt; <text:s/>?b <text:s text:c="2"/>=&gt; ?a <text:s/>&lt;produced&gt; <text:s/>?b</text:p>
          </table:table-cell>
          <table:table-cell office:value-type="float" office:value="0.00239546">
            <text:p>0.00239546</text:p>
          </table:table-cell>
          <table:table-cell office:value-type="float" office:value="0.11255948">
            <text:p>0.11255948</text:p>
          </table:table-cell>
          <table:table-cell office:value-type="float" office:value="0.06784573">
            <text:p>0.06784573</text:p>
          </table:table-cell>
          <table:table-cell office:value-type="float" office:value="0.1618905">
            <text:p>0.1618905</text:p>
          </table:table-cell>
          <table:table-cell office:value-type="float" office:value="2271">
            <text:p>2271</text:p>
          </table:table-cell>
          <table:table-cell office:value-type="float" office:value="33473">
            <text:p>33473</text:p>
          </table:table-cell>
          <table:table-cell office:value-type="string">
            <text:p>?b</text:p>
          </table:table-cell>
          <table:table-cell table:formula="of:=[.G196]-[.F196]" office:value-type="float" office:value="31202">
            <text:p>31202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>
            <text:p>0.00001899</text:p>
          </table:table-cell>
          <table:table-cell office:value-type="float" office:value="0.02612482">
            <text:p>0.02612482</text:p>
          </table:table-cell>
          <table:table-cell office:value-type="float" office:value="0.02452316">
            <text:p>0.02452316</text:p>
          </table:table-cell>
          <table:table-cell office:value-type="float" office:value="0.16071429">
            <text:p>0.16071429</text:p>
          </table:table-cell>
          <table:table-cell office:value-type="float" office:value="18">
            <text:p>18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197]-[.F197]" office:value-type="float" office:value="716">
            <text:p>716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>
            <text:p>0.00002637</text:p>
          </table:table-cell>
          <table:table-cell office:value-type="float" office:value="0.01179802">
            <text:p>0.01179802</text:p>
          </table:table-cell>
          <table:table-cell office:value-type="float" office:value="0.04266212">
            <text:p>0.04266212</text:p>
          </table:table-cell>
          <table:table-cell office:value-type="float" office:value="0.15923567">
            <text:p>0.15923567</text:p>
          </table:table-cell>
          <table:table-cell office:value-type="float" office:value="25">
            <text:p>25</text:p>
          </table:table-cell>
          <table:table-cell office:value-type="float" office:value="586">
            <text:p>586</text:p>
          </table:table-cell>
          <table:table-cell office:value-type="string">
            <text:p>?a</text:p>
          </table:table-cell>
          <table:table-cell table:formula="of:=[.G198]-[.F198]" office:value-type="float" office:value="561">
            <text:p>561</text:p>
          </table:table-cell>
          <table:table-cell table:number-columns-repeated="2"/>
        </table:table-row>
        <table:table-row table:style-name="ro2">
          <table:table-cell office:value-type="string">
            <text:p>?a <text:s/>&lt;produced&gt; <text:s/>?b <text:s text:c="2"/>=&gt; ?a <text:s/>&lt;created&gt; <text:s/>?b</text:p>
          </table:table-cell>
          <table:table-cell office:value-type="float" office:value="0.0021402">
            <text:p>0.0021402</text:p>
          </table:table-cell>
          <table:table-cell office:value-type="float" office:value="0.01013699">
            <text:p>0.01013699</text:p>
          </table:table-cell>
          <table:table-cell office:value-type="float" office:value="0.10056503">
            <text:p>0.10056503</text:p>
          </table:table-cell>
          <table:table-cell office:value-type="float" office:value="0.15689762">
            <text:p>0.15689762</text:p>
          </table:table-cell>
          <table:table-cell office:value-type="float" office:value="2029">
            <text:p>2029</text:p>
          </table:table-cell>
          <table:table-cell office:value-type="float" office:value="20176">
            <text:p>20176</text:p>
          </table:table-cell>
          <table:table-cell office:value-type="string">
            <text:p>?b</text:p>
          </table:table-cell>
          <table:table-cell table:formula="of:=[.G199]-[.F199]" office:value-type="float" office:value="18147">
            <text:p>18147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>
            <text:p>0.00036707</text:p>
          </table:table-cell>
          <table:table-cell office:value-type="float" office:value="0.02384705">
            <text:p>0.02384705</text:p>
          </table:table-cell>
          <table:table-cell office:value-type="float" office:value="0.01030256">
            <text:p>0.01030256</text:p>
          </table:table-cell>
          <table:table-cell office:value-type="float" office:value="0.15330396">
            <text:p>0.15330396</text:p>
          </table:table-cell>
          <table:table-cell office:value-type="float" office:value="348">
            <text:p>348</text:p>
          </table:table-cell>
          <table:table-cell office:value-type="float" office:value="33778">
            <text:p>33778</text:p>
          </table:table-cell>
          <table:table-cell office:value-type="string">
            <text:p>?a</text:p>
          </table:table-cell>
          <table:table-cell table:formula="of:=[.G200]-[.F200]" office:value-type="float" office:value="33430">
            <text:p>33430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>
            <text:p>0.00011708</text:p>
          </table:table-cell>
          <table:table-cell office:value-type="float" office:value="0.33035714">
            <text:p>0.33035714</text:p>
          </table:table-cell>
          <table:table-cell office:value-type="float" office:value="0.10581506">
            <text:p>0.10581506</text:p>
          </table:table-cell>
          <table:table-cell office:value-type="float" office:value="0.14879357">
            <text:p>0.14879357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  <table:table-cell office:value-type="string">
            <text:p>?a</text:p>
          </table:table-cell>
          <table:table-cell table:formula="of:=[.G201]-[.F201]" office:value-type="float" office:value="938">
            <text:p>938</text:p>
          </table:table-cell>
          <table:table-cell table:number-columns-repeated="2"/>
        </table:table-row>
        <table:table-row table:style-name="ro2">
          <table:table-cell office:value-type="string">
            <text:p>?a <text:s/>&lt;imports&gt; <text:s/>?b <text:s text:c="2"/>=&gt; ?a <text:s/>&lt;exports&gt; <text:s/>?b</text:p>
          </table:table-cell>
          <table:table-cell office:value-type="float" office:value="0.00004641">
            <text:p>0.00004641</text:p>
          </table:table-cell>
          <table:table-cell office:value-type="float" office:value="0.08678501">
            <text:p>0.08678501</text:p>
          </table:table-cell>
          <table:table-cell office:value-type="float" office:value="0.13095238">
            <text:p>0.13095238</text:p>
          </table:table-cell>
          <table:table-cell office:value-type="float" office:value="0.14473684">
            <text:p>0.14473684</text:p>
          </table:table-cell>
          <table:table-cell office:value-type="float" office:value="44">
            <text:p>44</text:p>
          </table:table-cell>
          <table:table-cell office:value-type="float" office:value="336">
            <text:p>336</text:p>
          </table:table-cell>
          <table:table-cell office:value-type="string">
            <text:p>?b</text:p>
          </table:table-cell>
          <table:table-cell table:formula="of:=[.G202]-[.F202]" office:value-type="float" office:value="292">
            <text:p>292</text:p>
          </table:table-cell>
          <table:table-cell table:number-columns-repeated="2"/>
        </table:table-row>
        <table:table-row table:style-name="ro2">
          <table:table-cell office:value-type="string">
            <text:p>?a <text:s/>&lt;isLeaderOf&gt; <text:s/>?b <text:s text:c="2"/>=&gt; ?a <text:s/>&lt;livesIn&gt; <text:s/>?b</text:p>
          </table:table-cell>
          <table:table-cell office:value-type="float" office:value="0.00022678">
            <text:p>0.00022678</text:p>
          </table:table-cell>
          <table:table-cell office:value-type="float" office:value="0.01473309">
            <text:p>0.01473309</text:p>
          </table:table-cell>
          <table:table-cell office:value-type="float" office:value="0.03370434">
            <text:p>0.03370434</text:p>
          </table:table-cell>
          <table:table-cell office:value-type="float" office:value="0.14448925">
            <text:p>0.14448925</text:p>
          </table:table-cell>
          <table:table-cell office:value-type="float" office:value="215">
            <text:p>215</text:p>
          </table:table-cell>
          <table:table-cell office:value-type="float" office:value="6379">
            <text:p>6379</text:p>
          </table:table-cell>
          <table:table-cell office:value-type="string">
            <text:p>?a</text:p>
          </table:table-cell>
          <table:table-cell table:formula="of:=[.G203]-[.F203]" office:value-type="float" office:value="6164">
            <text:p>6164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>
            <text:p>0.00007911</text:p>
          </table:table-cell>
          <table:table-cell office:value-type="float" office:value="0.22321429">
            <text:p>0.22321429</text:p>
          </table:table-cell>
          <table:table-cell office:value-type="float" office:value="0.09282178">
            <text:p>0.09282178</text:p>
          </table:table-cell>
          <table:table-cell office:value-type="float" office:value="0.14097744">
            <text:p>0.14097744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  <table:table-cell office:value-type="string">
            <text:p>?a</text:p>
          </table:table-cell>
          <table:table-cell table:formula="of:=[.G204]-[.F204]" office:value-type="float" office:value="733">
            <text:p>733</text:p>
          </table:table-cell>
          <table:table-cell table:number-columns-repeated="2"/>
        </table:table-row>
        <table:table-row table:style-name="ro2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>
            <text:p>0.00070039</text:p>
          </table:table-cell>
          <table:table-cell office:value-type="float" office:value="0.04550127">
            <text:p>0.04550127</text:p>
          </table:table-cell>
          <table:table-cell table:number-columns-repeated="2" office:value-type="float" office:value="0.13490451">
            <text:p>0.13490451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office:value-type="string">
            <text:p>?a</text:p>
          </table:table-cell>
          <table:table-cell table:formula="of:=[.G205]-[.F205]" office:value-type="float" office:value="4258">
            <text:p>4258</text:p>
          </table:table-cell>
          <table:table-cell table:number-columns-repeated="2"/>
        </table:table-row>
        <table:table-row table:style-name="ro2">
          <table:table-cell office:value-type="string">
            <text:p>?a <text:s/>&lt;produced&gt; <text:s/>?b <text:s text:c="2"/>=&gt; ?a <text:s/>&lt;directed&gt; <text:s/>?b</text:p>
          </table:table-cell>
          <table:table-cell office:value-type="float" office:value="0.00239546">
            <text:p>0.00239546</text:p>
          </table:table-cell>
          <table:table-cell office:value-type="float" office:value="0.06784573">
            <text:p>0.06784573</text:p>
          </table:table-cell>
          <table:table-cell office:value-type="float" office:value="0.11255948">
            <text:p>0.11255948</text:p>
          </table:table-cell>
          <table:table-cell office:value-type="float" office:value="0.13395069">
            <text:p>0.13395069</text:p>
          </table:table-cell>
          <table:table-cell office:value-type="float" office:value="2271">
            <text:p>2271</text:p>
          </table:table-cell>
          <table:table-cell office:value-type="float" office:value="20176">
            <text:p>20176</text:p>
          </table:table-cell>
          <table:table-cell office:value-type="string">
            <text:p>?b</text:p>
          </table:table-cell>
          <table:table-cell table:formula="of:=[.G206]-[.F206]" office:value-type="float" office:value="17905">
            <text:p>17905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b <text:s text:c="2"/>=&gt; ?a <text:s/>&lt;produced&gt; <text:s/>?b</text:p>
          </table:table-cell>
          <table:table-cell office:value-type="float" office:value="0.0021402">
            <text:p>0.0021402</text:p>
          </table:table-cell>
          <table:table-cell office:value-type="float" office:value="0.10056503">
            <text:p>0.10056503</text:p>
          </table:table-cell>
          <table:table-cell office:value-type="float" office:value="0.01013699">
            <text:p>0.01013699</text:p>
          </table:table-cell>
          <table:table-cell office:value-type="float" office:value="0.12969829">
            <text:p>0.12969829</text:p>
          </table:table-cell>
          <table:table-cell office:value-type="float" office:value="2029">
            <text:p>2029</text:p>
          </table:table-cell>
          <table:table-cell office:value-type="float" office:value="200158">
            <text:p>200158</text:p>
          </table:table-cell>
          <table:table-cell office:value-type="string">
            <text:p>?b</text:p>
          </table:table-cell>
          <table:table-cell table:formula="of:=[.G207]-[.F207]" office:value-type="float" office:value="198129">
            <text:p>198129</text:p>
          </table:table-cell>
          <table:table-cell table:number-columns-repeated="2"/>
        </table:table-row>
        <table:table-row table:style-name="ro2">
          <table:table-cell office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>
            <text:p>0.00003059</text:p>
          </table:table-cell>
          <table:table-cell office:value-type="float" office:value="0.01489471">
            <text:p>0.01489471</text:p>
          </table:table-cell>
          <table:table-cell office:value-type="float" office:value="0.00207885">
            <text:p>0.00207885</text:p>
          </table:table-cell>
          <table:table-cell office:value-type="float" office:value="0.11372549">
            <text:p>0.11372549</text:p>
          </table:table-cell>
          <table:table-cell office:value-type="float" office:value="29">
            <text:p>29</text:p>
          </table:table-cell>
          <table:table-cell office:value-type="float" office:value="13950">
            <text:p>13950</text:p>
          </table:table-cell>
          <table:table-cell office:value-type="string">
            <text:p>?a</text:p>
          </table:table-cell>
          <table:table-cell table:formula="of:=[.G208]-[.F208]" office:value-type="float" office:value="13921">
            <text:p>13921</text:p>
          </table:table-cell>
          <table:table-cell table:number-columns-repeated="2"/>
        </table:table-row>
        <table:table-row table:style-name="ro2">
          <table:table-cell office:value-type="string">
            <text:p>?a <text:s/>&lt;exports&gt; <text:s/>?b <text:s text:c="2"/>=&gt; ?a <text:s/>&lt;imports&gt; <text:s/>?b</text:p>
          </table:table-cell>
          <table:table-cell office:value-type="float" office:value="0.00004641">
            <text:p>0.00004641</text:p>
          </table:table-cell>
          <table:table-cell office:value-type="float" office:value="0.13095238">
            <text:p>0.13095238</text:p>
          </table:table-cell>
          <table:table-cell office:value-type="float" office:value="0.08678501">
            <text:p>0.08678501</text:p>
          </table:table-cell>
          <table:table-cell office:value-type="float" office:value="0.10328638">
            <text:p>0.10328638</text:p>
          </table:table-cell>
          <table:table-cell office:value-type="float" office:value="44">
            <text:p>44</text:p>
          </table:table-cell>
          <table:table-cell office:value-type="float" office:value="507">
            <text:p>507</text:p>
          </table:table-cell>
          <table:table-cell office:value-type="string">
            <text:p>?a</text:p>
          </table:table-cell>
          <table:table-cell table:formula="of:=[.G209]-[.F209]" office:value-type="float" office:value="463">
            <text:p>463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>
            <text:p>0.00005485</text:p>
          </table:table-cell>
          <table:table-cell office:value-type="float" office:value="0.06475716">
            <text:p>0.06475716</text:p>
          </table:table-cell>
          <table:table-cell office:value-type="float" office:value="0.07784431">
            <text:p>0.07784431</text:p>
          </table:table-cell>
          <table:table-cell office:value-type="float" office:value="0.09647495">
            <text:p>0.09647495</text:p>
          </table:table-cell>
          <table:table-cell office:value-type="float" office:value="52">
            <text:p>52</text:p>
          </table:table-cell>
          <table:table-cell office:value-type="float" office:value="668">
            <text:p>668</text:p>
          </table:table-cell>
          <table:table-cell office:value-type="string">
            <text:p>?a</text:p>
          </table:table-cell>
          <table:table-cell table:formula="of:=[.G210]-[.F210]" office:value-type="float" office:value="616">
            <text:p>616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>
            <text:p>0.00008755</text:p>
          </table:table-cell>
          <table:table-cell office:value-type="float" office:value="0.24702381">
            <text:p>0.24702381</text:p>
          </table:table-cell>
          <table:table-cell office:value-type="float" office:value="0.0681445">
            <text:p>0.0681445</text:p>
          </table:table-cell>
          <table:table-cell office:value-type="float" office:value="0.09181416">
            <text:p>0.09181416</text:p>
          </table:table-cell>
          <table:table-cell office:value-type="float" office:value="83">
            <text:p>83</text:p>
          </table:table-cell>
          <table:table-cell office:value-type="float" office:value="1218">
            <text:p>1218</text:p>
          </table:table-cell>
          <table:table-cell office:value-type="string">
            <text:p>?a</text:p>
          </table:table-cell>
          <table:table-cell table:formula="of:=[.G211]-[.F211]" office:value-type="float" office:value="1135">
            <text:p>1135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>
            <text:p>0.00005907</text:p>
          </table:table-cell>
          <table:table-cell office:value-type="float" office:value="0.06973848">
            <text:p>0.06973848</text:p>
          </table:table-cell>
          <table:table-cell office:value-type="float" office:value="0.06982544">
            <text:p>0.06982544</text:p>
          </table:table-cell>
          <table:table-cell office:value-type="float" office:value="0.08695652">
            <text:p>0.08695652</text:p>
          </table:table-cell>
          <table:table-cell office:value-type="float" office:value="56">
            <text:p>56</text:p>
          </table:table-cell>
          <table:table-cell office:value-type="float" office:value="802">
            <text:p>802</text:p>
          </table:table-cell>
          <table:table-cell office:value-type="string">
            <text:p>?a</text:p>
          </table:table-cell>
          <table:table-cell table:formula="of:=[.G212]-[.F212]" office:value-type="float" office:value="746">
            <text:p>746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>
            <text:p>0.00009388</text:p>
          </table:table-cell>
          <table:table-cell office:value-type="float" office:value="0.17554241">
            <text:p>0.17554241</text:p>
          </table:table-cell>
          <table:table-cell table:number-columns-repeated="2" office:value-type="float" office:value="0.07307061">
            <text:p>0.07307061</text:p>
          </table:table-cell>
          <table:table-cell office:value-type="float" office:value="89">
            <text:p>89</text:p>
          </table:table-cell>
          <table:table-cell office:value-type="float" office:value="1218">
            <text:p>1218</text:p>
          </table:table-cell>
          <table:table-cell office:value-type="string">
            <text:p>?b</text:p>
          </table:table-cell>
          <table:table-cell table:formula="of:=[.G213]-[.F213]" office:value-type="float" office:value="1129">
            <text:p>1129</text:p>
          </table:table-cell>
          <table:table-cell table:number-columns-repeated="2"/>
        </table:table-row>
        <table:table-row table:style-name="ro2">
          <table:table-cell office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>
            <text:p>0.00005063</text:p>
          </table:table-cell>
          <table:table-cell office:value-type="float" office:value="0.02265219">
            <text:p>0.02265219</text:p>
          </table:table-cell>
          <table:table-cell office:value-type="float" office:value="0.06798867">
            <text:p>0.06798867</text:p>
          </table:table-cell>
          <table:table-cell office:value-type="float" office:value="0.07272727">
            <text:p>0.07272727</text:p>
          </table:table-cell>
          <table:table-cell office:value-type="float" office:value="48">
            <text:p>48</text:p>
          </table:table-cell>
          <table:table-cell office:value-type="float" office:value="706">
            <text:p>706</text:p>
          </table:table-cell>
          <table:table-cell office:value-type="string">
            <text:p>?a</text:p>
          </table:table-cell>
          <table:table-cell table:formula="of:=[.G214]-[.F214]" office:value-type="float" office:value="658">
            <text:p>658</text:p>
          </table:table-cell>
          <table:table-cell table:number-columns-repeated="2"/>
        </table:table-row>
        <table:table-row table:style-name="ro2">
          <table:table-cell office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>
            <text:p>0.00004536</text:p>
          </table:table-cell>
          <table:table-cell office:value-type="float" office:value="0.02029259">
            <text:p>0.02029259</text:p>
          </table:table-cell>
          <table:table-cell office:value-type="float" office:value="0.05858311">
            <text:p>0.05858311</text:p>
          </table:table-cell>
          <table:table-cell office:value-type="float" office:value="0.06574924">
            <text:p>0.06574924</text:p>
          </table:table-cell>
          <table:table-cell office:value-type="float" office:value="43">
            <text:p>43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215]-[.F215]" office:value-type="float" office:value="691">
            <text:p>691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>
            <text:p>0.00004747</text:p>
          </table:table-cell>
          <table:table-cell office:value-type="float" office:value="0.0887574">
            <text:p>0.0887574</text:p>
          </table:table-cell>
          <table:table-cell office:value-type="float" office:value="0.05569307">
            <text:p>0.05569307</text:p>
          </table:table-cell>
          <table:table-cell office:value-type="float" office:value="0.0647482">
            <text:p>0.0647482</text:p>
          </table:table-cell>
          <table:table-cell office:value-type="float" office:value="45">
            <text:p>45</text:p>
          </table:table-cell>
          <table:table-cell office:value-type="float" office:value="808">
            <text:p>808</text:p>
          </table:table-cell>
          <table:table-cell office:value-type="string">
            <text:p>?b</text:p>
          </table:table-cell>
          <table:table-cell table:formula="of:=[.G216]-[.F216]" office:value-type="float" office:value="763">
            <text:p>763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>
            <text:p>0.00010443</text:p>
          </table:table-cell>
          <table:table-cell office:value-type="float" office:value="0.04672015">
            <text:p>0.04672015</text:p>
          </table:table-cell>
          <table:table-cell office:value-type="float" office:value="0.01074335">
            <text:p>0.01074335</text:p>
          </table:table-cell>
          <table:table-cell office:value-type="float" office:value="0.06436931">
            <text:p>0.06436931</text:p>
          </table:table-cell>
          <table:table-cell office:value-type="float" office:value="99">
            <text:p>99</text:p>
          </table:table-cell>
          <table:table-cell office:value-type="float" office:value="9215">
            <text:p>9215</text:p>
          </table:table-cell>
          <table:table-cell office:value-type="string">
            <text:p>?a</text:p>
          </table:table-cell>
          <table:table-cell table:formula="of:=[.G217]-[.F217]" office:value-type="float" office:value="9116">
            <text:p>9116</text:p>
          </table:table-cell>
          <table:table-cell table:number-columns-repeated="2"/>
        </table:table-row>
        <table:table-row table:style-name="ro2">
          <table:table-cell office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>
            <text:p>0.00012658</text:p>
          </table:table-cell>
          <table:table-cell office:value-type="float" office:value="0.17416546">
            <text:p>0.17416546</text:p>
          </table:table-cell>
          <table:table-cell office:value-type="float" office:value="0.04995837">
            <text:p>0.04995837</text:p>
          </table:table-cell>
          <table:table-cell office:value-type="float" office:value="0.06413683">
            <text:p>0.06413683</text:p>
          </table:table-cell>
          <table:table-cell office:value-type="float" office:value="120">
            <text:p>120</text:p>
          </table:table-cell>
          <table:table-cell office:value-type="float" office:value="2402">
            <text:p>2402</text:p>
          </table:table-cell>
          <table:table-cell office:value-type="string">
            <text:p>?a</text:p>
          </table:table-cell>
          <table:table-cell table:formula="of:=[.G218]-[.F218]" office:value-type="float" office:value="2282">
            <text:p>2282</text:p>
          </table:table-cell>
          <table:table-cell table:number-columns-repeated="2"/>
        </table:table-row>
        <table:table-row table:style-name="ro2">
          <table:table-cell office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>
            <text:p>0.00003692</text:p>
          </table:table-cell>
          <table:table-cell office:value-type="float" office:value="0.01651723">
            <text:p>0.01651723</text:p>
          </table:table-cell>
          <table:table-cell office:value-type="float" office:value="0.06013746">
            <text:p>0.06013746</text:p>
          </table:table-cell>
          <table:table-cell office:value-type="float" office:value="0.06410256">
            <text:p>0.06410256</text:p>
          </table:table-cell>
          <table:table-cell office:value-type="float" office:value="35">
            <text:p>35</text:p>
          </table:table-cell>
          <table:table-cell office:value-type="float" office:value="582">
            <text:p>582</text:p>
          </table:table-cell>
          <table:table-cell office:value-type="string">
            <text:p>?a</text:p>
          </table:table-cell>
          <table:table-cell table:formula="of:=[.G219]-[.F219]" office:value-type="float" office:value="547">
            <text:p>547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>
            <text:p>0.00004536</text:p>
          </table:table-cell>
          <table:table-cell office:value-type="float" office:value="0.02029259">
            <text:p>0.02029259</text:p>
          </table:table-cell>
          <table:table-cell office:value-type="float" office:value="0.01147279">
            <text:p>0.01147279</text:p>
          </table:table-cell>
          <table:table-cell office:value-type="float" office:value="0.0625">
            <text:p>0.0625</text:p>
          </table:table-cell>
          <table:table-cell office:value-type="float" office:value="43">
            <text:p>43</text:p>
          </table:table-cell>
          <table:table-cell office:value-type="float" office:value="3748">
            <text:p>3748</text:p>
          </table:table-cell>
          <table:table-cell office:value-type="string">
            <text:p>?a</text:p>
          </table:table-cell>
          <table:table-cell table:formula="of:=[.G220]-[.F220]" office:value-type="float" office:value="3705">
            <text:p>3705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>
            <text:p>0.00000844</text:p>
          </table:table-cell>
          <table:table-cell office:value-type="float" office:value="0.02139037">
            <text:p>0.02139037</text:p>
          </table:table-cell>
          <table:table-cell office:value-type="float" office:value="0.02749141">
            <text:p>0.02749141</text:p>
          </table:table-cell>
          <table:table-cell office:value-type="float" office:value="0.05970149">
            <text:p>0.05970149</text:p>
          </table:table-cell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office:value-type="string">
            <text:p>?a</text:p>
          </table:table-cell>
          <table:table-cell table:formula="of:=[.G221]-[.F221]"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>
            <text:p>0.00025632</text:p>
          </table:table-cell>
          <table:table-cell office:value-type="float" office:value="0.35268505">
            <text:p>0.35268505</text:p>
          </table:table-cell>
          <table:table-cell office:value-type="float" office:value="0.01290974">
            <text:p>0.01290974</text:p>
          </table:table-cell>
          <table:table-cell office:value-type="float" office:value="0.05834334">
            <text:p>0.05834334</text:p>
          </table:table-cell>
          <table:table-cell office:value-type="float" office:value="243">
            <text:p>243</text:p>
          </table:table-cell>
          <table:table-cell office:value-type="float" office:value="18823">
            <text:p>18823</text:p>
          </table:table-cell>
          <table:table-cell office:value-type="string">
            <text:p>?a</text:p>
          </table:table-cell>
          <table:table-cell table:formula="of:=[.G222]-[.F222]" office:value-type="float" office:value="18580">
            <text:p>18580</text:p>
          </table:table-cell>
          <table:table-cell table:number-columns-repeated="2"/>
        </table:table-row>
        <table:table-row table:style-name="ro2">
          <table:table-cell office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>
            <text:p>0.00007489</text:p>
          </table:table-cell>
          <table:table-cell office:value-type="float" office:value="0.1030479">
            <text:p>0.1030479</text:p>
          </table:table-cell>
          <table:table-cell office:value-type="float" office:value="0.04361179">
            <text:p>0.04361179</text:p>
          </table:table-cell>
          <table:table-cell office:value-type="float" office:value="0.05577376">
            <text:p>0.05577376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223]-[.F223]" office:value-type="float" office:value="1557">
            <text:p>1557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>
            <text:p>0.00007489</text:p>
          </table:table-cell>
          <table:table-cell office:value-type="float" office:value="0.1030479">
            <text:p>0.1030479</text:p>
          </table:table-cell>
          <table:table-cell office:value-type="float" office:value="0.04361179">
            <text:p>0.04361179</text:p>
          </table:table-cell>
          <table:table-cell office:value-type="float" office:value="0.05577376">
            <text:p>0.05577376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  <table:table-cell office:value-type="string">
            <text:p>?a</text:p>
          </table:table-cell>
          <table:table-cell table:formula="of:=[.G224]-[.F224]" office:value-type="float" office:value="1557">
            <text:p>1557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>
            <text:p>0.00005485</text:p>
          </table:table-cell>
          <table:table-cell office:value-type="float" office:value="0.1025641">
            <text:p>0.1025641</text:p>
          </table:table-cell>
          <table:table-cell office:value-type="float" office:value="0.04957102">
            <text:p>0.04957102</text:p>
          </table:table-cell>
          <table:table-cell office:value-type="float" office:value="0.05450734">
            <text:p>0.05450734</text:p>
          </table:table-cell>
          <table:table-cell office:value-type="float" office:value="52">
            <text:p>52</text:p>
          </table:table-cell>
          <table:table-cell office:value-type="float" office:value="1049">
            <text:p>1049</text:p>
          </table:table-cell>
          <table:table-cell office:value-type="string">
            <text:p>?b</text:p>
          </table:table-cell>
          <table:table-cell table:formula="of:=[.G225]-[.F225]" office:value-type="float" office:value="997">
            <text:p>997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>
            <text:p>0.00000738</text:p>
          </table:table-cell>
          <table:table-cell office:value-type="float" office:value="0.01871658">
            <text:p>0.01871658</text:p>
          </table:table-cell>
          <table:table-cell office:value-type="float" office:value="0.02389078">
            <text:p>0.02389078</text:p>
          </table:table-cell>
          <table:table-cell office:value-type="float" office:value="0.05035971">
            <text:p>0.05035971</text:p>
          </table:table-cell>
          <table:table-cell office:value-type="float" office:value="7">
            <text:p>7</text:p>
          </table:table-cell>
          <table:table-cell office:value-type="float" office:value="293">
            <text:p>293</text:p>
          </table:table-cell>
          <table:table-cell office:value-type="string">
            <text:p>?a</text:p>
          </table:table-cell>
          <table:table-cell table:formula="of:=[.G226]-[.F226]"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>
            <text:p>0.00007806</text:p>
          </table:table-cell>
          <table:table-cell office:value-type="float" office:value="0.14595661">
            <text:p>0.14595661</text:p>
          </table:table-cell>
          <table:table-cell table:number-columns-repeated="2" office:value-type="float" office:value="0.0490391">
            <text:p>0.0490391</text:p>
          </table:table-cell>
          <table:table-cell office:value-type="float" office:value="74">
            <text:p>74</text:p>
          </table:table-cell>
          <table:table-cell office:value-type="float" office:value="1509">
            <text:p>1509</text:p>
          </table:table-cell>
          <table:table-cell office:value-type="string">
            <text:p>?b</text:p>
          </table:table-cell>
          <table:table-cell table:formula="of:=[.G227]-[.F227]" office:value-type="float" office:value="1435">
            <text:p>1435</text:p>
          </table:table-cell>
          <table:table-cell table:number-columns-repeated="2"/>
        </table:table-row>
        <table:table-row table:style-name="ro2">
          <table:table-cell office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>
            <text:p>0.00006856</text:p>
          </table:table-cell>
          <table:table-cell office:value-type="float" office:value="0.03067485">
            <text:p>0.03067485</text:p>
          </table:table-cell>
          <table:table-cell office:value-type="float" office:value="0.04513889">
            <text:p>0.04513889</text:p>
          </table:table-cell>
          <table:table-cell office:value-type="float" office:value="0.04772394">
            <text:p>0.04772394</text:p>
          </table:table-cell>
          <table:table-cell office:value-type="float" office:value="65">
            <text:p>65</text:p>
          </table:table-cell>
          <table:table-cell office:value-type="float" office:value="1440">
            <text:p>1440</text:p>
          </table:table-cell>
          <table:table-cell office:value-type="string">
            <text:p>?a</text:p>
          </table:table-cell>
          <table:table-cell table:formula="of:=[.G228]-[.F228]" office:value-type="float" office:value="1375">
            <text:p>1375</text:p>
          </table:table-cell>
          <table:table-cell table:number-columns-repeated="2"/>
        </table:table-row>
        <table:table-row table:style-name="ro2">
          <table:table-cell office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>
            <text:p>0.0004715</text:p>
          </table:table-cell>
          <table:table-cell office:value-type="float" office:value="0.64876633">
            <text:p>0.64876633</text:p>
          </table:table-cell>
          <table:table-cell table:number-columns-repeated="2" office:value-type="float" office:value="0.04769526">
            <text:p>0.04769526</text:p>
          </table:table-cell>
          <table:table-cell office:value-type="float" office:value="447">
            <text:p>447</text:p>
          </table:table-cell>
          <table:table-cell office:value-type="float" office:value="9372">
            <text:p>9372</text:p>
          </table:table-cell>
          <table:table-cell office:value-type="string">
            <text:p>?a</text:p>
          </table:table-cell>
          <table:table-cell table:formula="of:=[.G229]-[.F229]" office:value-type="float" office:value="8925">
            <text:p>8925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>
            <text:p>0.00003797</text:p>
          </table:table-cell>
          <table:table-cell office:value-type="float" office:value="0.05224964">
            <text:p>0.05224964</text:p>
          </table:table-cell>
          <table:table-cell office:value-type="float" office:value="0.00390667">
            <text:p>0.00390667</text:p>
          </table:table-cell>
          <table:table-cell office:value-type="float" office:value="0.04528302">
            <text:p>0.04528302</text:p>
          </table:table-cell>
          <table:table-cell office:value-type="float" office:value="36">
            <text:p>36</text:p>
          </table:table-cell>
          <table:table-cell office:value-type="float" office:value="9215">
            <text:p>9215</text:p>
          </table:table-cell>
          <table:table-cell office:value-type="string">
            <text:p>?a</text:p>
          </table:table-cell>
          <table:table-cell table:formula="of:=[.G230]-[.F230]" office:value-type="float" office:value="9179">
            <text:p>9179</text:p>
          </table:table-cell>
          <table:table-cell table:number-columns-repeated="2"/>
        </table:table-row>
        <table:table-row table:style-name="ro2">
          <table:table-cell office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>
            <text:p>0.00199041</text:p>
          </table:table-cell>
          <table:table-cell office:value-type="float" office:value="0.13526882">
            <text:p>0.13526882</text:p>
          </table:table-cell>
          <table:table-cell office:value-type="float" office:value="0.02812262">
            <text:p>0.02812262</text:p>
          </table:table-cell>
          <table:table-cell office:value-type="float" office:value="0.04357666">
            <text:p>0.04357666</text:p>
          </table:table-cell>
          <table:table-cell office:value-type="float" office:value="1887">
            <text:p>1887</text:p>
          </table:table-cell>
          <table:table-cell office:value-type="float" office:value="67099">
            <text:p>67099</text:p>
          </table:table-cell>
          <table:table-cell office:value-type="string">
            <text:p>?b</text:p>
          </table:table-cell>
          <table:table-cell table:formula="of:=[.G231]-[.F231]" office:value-type="float" office:value="65212">
            <text:p>65212</text:p>
          </table:table-cell>
          <table:table-cell table:number-columns-repeated="2"/>
        </table:table-row>
        <table:table-row table:style-name="ro2">
          <table:table-cell office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>
            <text:p>0.00261064</text:p>
          </table:table-cell>
          <table:table-cell office:value-type="float" office:value="0.17741935">
            <text:p>0.17741935</text:p>
          </table:table-cell>
          <table:table-cell table:number-columns-repeated="2" office:value-type="float" office:value="0.04255502">
            <text:p>0.04255502</text:p>
          </table:table-cell>
          <table:table-cell office:value-type="float" office:value="2475">
            <text:p>2475</text:p>
          </table:table-cell>
          <table:table-cell office:value-type="float" office:value="58160">
            <text:p>58160</text:p>
          </table:table-cell>
          <table:table-cell office:value-type="string">
            <text:p>?b</text:p>
          </table:table-cell>
          <table:table-cell table:formula="of:=[.G232]-[.F232]" office:value-type="float" office:value="55685">
            <text:p>55685</text:p>
          </table:table-cell>
          <table:table-cell table:number-columns-repeated="2"/>
        </table:table-row>
        <table:table-row table:style-name="ro2">
          <table:table-cell office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>
            <text:p>0.00008966</text:p>
          </table:table-cell>
          <table:table-cell office:value-type="float" office:value="0.1233672">
            <text:p>0.1233672</text:p>
          </table:table-cell>
          <table:table-cell office:value-type="float" office:value="0.03538718">
            <text:p>0.03538718</text:p>
          </table:table-cell>
          <table:table-cell office:value-type="float" office:value="0.04214179">
            <text:p>0.04214179</text:p>
          </table:table-cell>
          <table:table-cell office:value-type="float" office:value="85">
            <text:p>85</text:p>
          </table:table-cell>
          <table:table-cell office:value-type="float" office:value="2402">
            <text:p>2402</text:p>
          </table:table-cell>
          <table:table-cell office:value-type="string">
            <text:p>?a</text:p>
          </table:table-cell>
          <table:table-cell table:formula="of:=[.G233]-[.F233]" office:value-type="float" office:value="2317">
            <text:p>2317</text:p>
          </table:table-cell>
          <table:table-cell table:number-columns-repeated="2"/>
        </table:table-row>
        <table:table-row table:style-name="ro2">
          <table:table-cell office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>
            <text:p>0.00010654</text:p>
          </table:table-cell>
          <table:table-cell office:value-type="float" office:value="0.14658926">
            <text:p>0.14658926</text:p>
          </table:table-cell>
          <table:table-cell office:value-type="float" office:value="0.03208386">
            <text:p>0.03208386</text:p>
          </table:table-cell>
          <table:table-cell office:value-type="float" office:value="0.04211843">
            <text:p>0.04211843</text:p>
          </table:table-cell>
          <table:table-cell office:value-type="float" office:value="101">
            <text:p>101</text:p>
          </table:table-cell>
          <table:table-cell office:value-type="float" office:value="3148">
            <text:p>3148</text:p>
          </table:table-cell>
          <table:table-cell office:value-type="string">
            <text:p>?a</text:p>
          </table:table-cell>
          <table:table-cell table:formula="of:=[.G234]-[.F234]" office:value-type="float" office:value="3047">
            <text:p>3047</text:p>
          </table:table-cell>
          <table:table-cell table:number-columns-repeated="2"/>
        </table:table-row>
        <table:table-row table:style-name="ro2">
          <table:table-cell office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>
            <text:p>0.00018143</text:p>
          </table:table-cell>
          <table:table-cell office:value-type="float" office:value="0.24963716">
            <text:p>0.24963716</text:p>
          </table:table-cell>
          <table:table-cell office:value-type="float" office:value="0.03193465">
            <text:p>0.03193465</text:p>
          </table:table-cell>
          <table:table-cell office:value-type="float" office:value="0.04154589">
            <text:p>0.04154589</text:p>
          </table:table-cell>
          <table:table-cell office:value-type="float" office:value="172">
            <text:p>172</text:p>
          </table:table-cell>
          <table:table-cell office:value-type="float" office:value="5386">
            <text:p>5386</text:p>
          </table:table-cell>
          <table:table-cell office:value-type="string">
            <text:p>?a</text:p>
          </table:table-cell>
          <table:table-cell table:formula="of:=[.G235]-[.F235]" office:value-type="float" office:value="5214">
            <text:p>5214</text:p>
          </table:table-cell>
          <table:table-cell table:number-columns-repeated="2"/>
        </table:table-row>
        <table:table-row table:style-name="ro2">
          <table:table-cell office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>
            <text:p>0.00002426</text:p>
          </table:table-cell>
          <table:table-cell office:value-type="float" office:value="0.03338171">
            <text:p>0.03338171</text:p>
          </table:table-cell>
          <table:table-cell office:value-type="float" office:value="0.03133515">
            <text:p>0.03133515</text:p>
          </table:table-cell>
          <table:table-cell office:value-type="float" office:value="0.04144144">
            <text:p>0.04144144</text:p>
          </table:table-cell>
          <table:table-cell office:value-type="float" office:value="23">
            <text:p>23</text:p>
          </table:table-cell>
          <table:table-cell office:value-type="float" office:value="734">
            <text:p>734</text:p>
          </table:table-cell>
          <table:table-cell office:value-type="string">
            <text:p>?a</text:p>
          </table:table-cell>
          <table:table-cell table:formula="of:=[.G236]-[.F236]" office:value-type="float" office:value="711">
            <text:p>711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>
            <text:p>0.00086283</text:p>
          </table:table-cell>
          <table:table-cell office:value-type="float" office:value="0.05837437">
            <text:p>0.05837437</text:p>
          </table:table-cell>
          <table:table-cell table:number-columns-repeated="2" office:value-type="float" office:value="0.03884325">
            <text:p>0.03884325</text:p>
          </table:table-cell>
          <table:table-cell office:value-type="float" office:value="818">
            <text:p>818</text:p>
          </table:table-cell>
          <table:table-cell office:value-type="float" office:value="21059">
            <text:p>21059</text:p>
          </table:table-cell>
          <table:table-cell office:value-type="string">
            <text:p>?b</text:p>
          </table:table-cell>
          <table:table-cell table:formula="of:=[.G237]-[.F237]" office:value-type="float" office:value="20241">
            <text:p>20241</text:p>
          </table:table-cell>
          <table:table-cell table:number-columns-repeated="2"/>
        </table:table-row>
        <table:table-row table:style-name="ro2">
          <table:table-cell office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>
            <text:p>0.00004219</text:p>
          </table:table-cell>
          <table:table-cell office:value-type="float" office:value="0.11904762">
            <text:p>0.11904762</text:p>
          </table:table-cell>
          <table:table-cell office:value-type="float" office:value="0.02650762">
            <text:p>0.02650762</text:p>
          </table:table-cell>
          <table:table-cell office:value-type="float" office:value="0.03831418">
            <text:p>0.03831418</text:p>
          </table:table-cell>
          <table:table-cell office:value-type="float" office:value="40">
            <text:p>40</text:p>
          </table:table-cell>
          <table:table-cell office:value-type="float" office:value="1509">
            <text:p>1509</text:p>
          </table:table-cell>
          <table:table-cell office:value-type="string">
            <text:p>?a</text:p>
          </table:table-cell>
          <table:table-cell table:formula="of:=[.G238]-[.F238]" office:value-type="float" office:value="1469">
            <text:p>1469</text:p>
          </table:table-cell>
          <table:table-cell table:number-columns-repeated="2"/>
        </table:table-row>
        <table:table-row table:style-name="ro2">
          <table:table-cell office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>
            <text:p>0.00000949</text:p>
          </table:table-cell>
          <table:table-cell office:value-type="float" office:value="0.01306241">
            <text:p>0.01306241</text:p>
          </table:table-cell>
          <table:table-cell office:value-type="float" office:value="0.00485699">
            <text:p>0.00485699</text:p>
          </table:table-cell>
          <table:table-cell office:value-type="float" office:value="0.03061224">
            <text:p>0.03061224</text:p>
          </table:table-cell>
          <table:table-cell office:value-type="float" office:value="9">
            <text:p>9</text:p>
          </table:table-cell>
          <table:table-cell office:value-type="float" office:value="1853">
            <text:p>1853</text:p>
          </table:table-cell>
          <table:table-cell office:value-type="string">
            <text:p>?a</text:p>
          </table:table-cell>
          <table:table-cell table:formula="of:=[.G239]-[.F239]" office:value-type="float" office:value="1844">
            <text:p>1844</text:p>
          </table:table-cell>
          <table:table-cell table:number-columns-repeated="2"/>
        </table:table-row>
        <table:table-row table:style-name="ro2">
          <table:table-cell office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>
            <text:p>0.00019303</text:p>
          </table:table-cell>
          <table:table-cell office:value-type="float" office:value="0.0158373">
            <text:p>0.0158373</text:p>
          </table:table-cell>
          <table:table-cell office:value-type="float" office:value="0.00004374">
            <text:p>0.00004374</text:p>
          </table:table-cell>
          <table:table-cell office:value-type="float" office:value="0.02801592">
            <text:p>0.02801592</text:p>
          </table:table-cell>
          <table:table-cell office:value-type="float" office:value="183">
            <text:p>183</text:p>
          </table:table-cell>
          <table:table-cell office:value-type="float" office:value="4184022">
            <text:p>4184022</text:p>
          </table:table-cell>
          <table:table-cell office:value-type="string">
            <text:p>?b</text:p>
          </table:table-cell>
          <table:table-cell table:formula="of:=[.G240]-[.F240]" office:value-type="float" office:value="4183839">
            <text:p>4183839</text:p>
          </table:table-cell>
          <table:table-cell table:number-columns-repeated="2"/>
        </table:table-row>
        <table:table-row table:style-name="ro2">
          <table:table-cell office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>
            <text:p>0.00021413</text:p>
          </table:table-cell>
          <table:table-cell office:value-type="float" office:value="0.01692654">
            <text:p>0.01692654</text:p>
          </table:table-cell>
          <table:table-cell office:value-type="float" office:value="0.00004852">
            <text:p>0.00004852</text:p>
          </table:table-cell>
          <table:table-cell office:value-type="float" office:value="0.02545135">
            <text:p>0.02545135</text:p>
          </table:table-cell>
          <table:table-cell office:value-type="float" office:value="203">
            <text:p>203</text:p>
          </table:table-cell>
          <table:table-cell office:value-type="float" office:value="4184022">
            <text:p>4184022</text:p>
          </table:table-cell>
          <table:table-cell office:value-type="string">
            <text:p>?b</text:p>
          </table:table-cell>
          <table:table-cell table:formula="of:=[.G241]-[.F241]" office:value-type="float" office:value="4183819">
            <text:p>4183819</text:p>
          </table:table-cell>
          <table:table-cell table:number-columns-repeated="2"/>
        </table:table-row>
        <table:table-row table:style-name="ro2">
          <table:table-cell office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>
            <text:p>0.00014978</text:p>
          </table:table-cell>
          <table:table-cell office:value-type="float" office:value="0.01184024">
            <text:p>0.01184024</text:p>
          </table:table-cell>
          <table:table-cell office:value-type="float" office:value="0.00102797">
            <text:p>0.00102797</text:p>
          </table:table-cell>
          <table:table-cell office:value-type="float" office:value="0.02368245">
            <text:p>0.02368245</text:p>
          </table:table-cell>
          <table:table-cell office:value-type="float" office:value="142">
            <text:p>142</text:p>
          </table:table-cell>
          <table:table-cell office:value-type="float" office:value="138136">
            <text:p>138136</text:p>
          </table:table-cell>
          <table:table-cell office:value-type="string">
            <text:p>?b</text:p>
          </table:table-cell>
          <table:table-cell table:formula="of:=[.G242]-[.F242]" office:value-type="float" office:value="137994">
            <text:p>137994</text:p>
          </table:table-cell>
          <table:table-cell table:number-columns-repeated="2"/>
        </table:table-row>
        <table:table-row table:style-name="ro2">
          <table:table-cell office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>
            <text:p>0.00002426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02226525">
            <text:p>0.02226525</text:p>
          </table:table-cell>
          <table:table-cell office:value-type="float" office:value="23">
            <text:p>23</text:p>
          </table:table-cell>
          <table:table-cell office:value-type="float" office:value="1033">
            <text:p>1033</text:p>
          </table:table-cell>
          <table:table-cell office:value-type="string">
            <text:p>?b</text:p>
          </table:table-cell>
          <table:table-cell table:formula="of:=[.G243]-[.F243]" office:value-type="float" office:value="1010">
            <text:p>1010</text:p>
          </table:table-cell>
          <table:table-cell table:number-columns-repeated="2"/>
        </table:table-row>
        <table:table-row table:style-name="ro2">
          <table:table-cell office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>
            <text:p>0.00008438</text:p>
          </table:table-cell>
          <table:table-cell office:value-type="float" office:value="0.1161103">
            <text:p>0.1161103</text:p>
          </table:table-cell>
          <table:table-cell office:value-type="float" office:value="0.0027591">
            <text:p>0.0027591</text:p>
          </table:table-cell>
          <table:table-cell office:value-type="float" office:value="0.02179837">
            <text:p>0.02179837</text:p>
          </table:table-cell>
          <table:table-cell office:value-type="float" office:value="80">
            <text:p>80</text:p>
          </table:table-cell>
          <table:table-cell office:value-type="float" office:value="28995">
            <text:p>28995</text:p>
          </table:table-cell>
          <table:table-cell office:value-type="string">
            <text:p>?a</text:p>
          </table:table-cell>
          <table:table-cell table:formula="of:=[.G244]-[.F244]" office:value-type="float" office:value="28915">
            <text:p>28915</text:p>
          </table:table-cell>
          <table:table-cell table:number-columns-repeated="2"/>
        </table:table-row>
        <table:table-row table:style-name="ro2">
          <table:table-cell office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>
            <text:p>0.0009546</text:p>
          </table:table-cell>
          <table:table-cell office:value-type="float" office:value="0.06458289">
            <text:p>0.06458289</text:p>
          </table:table-cell>
          <table:table-cell table:number-columns-repeated="2" office:value-type="float" office:value="0.02056958">
            <text:p>0.02056958</text:p>
          </table:table-cell>
          <table:table-cell office:value-type="float" office:value="905">
            <text:p>905</text:p>
          </table:table-cell>
          <table:table-cell office:value-type="float" office:value="43997">
            <text:p>43997</text:p>
          </table:table-cell>
          <table:table-cell office:value-type="string">
            <text:p>?b</text:p>
          </table:table-cell>
          <table:table-cell table:formula="of:=[.G245]-[.F245]" office:value-type="float" office:value="43092">
            <text:p>43092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b <text:s text:c="2"/>=&gt; ?a <text:s/>&lt;produced&gt; <text:s/>?b</text:p>
          </table:table-cell>
          <table:table-cell office:value-type="float" office:value="0.00091979">
            <text:p>0.00091979</text:p>
          </table:table-cell>
          <table:table-cell office:value-type="float" office:value="0.04321967">
            <text:p>0.04321967</text:p>
          </table:table-cell>
          <table:table-cell office:value-type="float" office:value="0.00810597">
            <text:p>0.00810597</text:p>
          </table:table-cell>
          <table:table-cell office:value-type="float" office:value="0.01812588">
            <text:p>0.01812588</text:p>
          </table:table-cell>
          <table:table-cell office:value-type="float" office:value="872">
            <text:p>872</text:p>
          </table:table-cell>
          <table:table-cell office:value-type="float" office:value="107575">
            <text:p>107575</text:p>
          </table:table-cell>
          <table:table-cell office:value-type="string">
            <text:p>?b</text:p>
          </table:table-cell>
          <table:table-cell table:formula="of:=[.G246]-[.F246]" office:value-type="float" office:value="106703">
            <text:p>106703</text:p>
          </table:table-cell>
          <table:table-cell table:number-columns-repeated="2"/>
        </table:table-row>
        <table:table-row table:style-name="ro2">
          <table:table-cell office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>
            <text:p>0.00265494</text:p>
          </table:table-cell>
          <table:table-cell office:value-type="float" office:value="0.18043011">
            <text:p>0.18043011</text:p>
          </table:table-cell>
          <table:table-cell table:number-columns-repeated="2" office:value-type="float" office:value="0.01573932">
            <text:p>0.01573932</text:p>
          </table:table-cell>
          <table:table-cell office:value-type="float" office:value="2517">
            <text:p>2517</text:p>
          </table:table-cell>
          <table:table-cell office:value-type="float" office:value="159918">
            <text:p>159918</text:p>
          </table:table-cell>
          <table:table-cell office:value-type="string">
            <text:p>?b</text:p>
          </table:table-cell>
          <table:table-cell table:formula="of:=[.G247]-[.F247]" office:value-type="float" office:value="157401">
            <text:p>157401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>
            <text:p>0.00016771</text:p>
          </table:table-cell>
          <table:table-cell office:value-type="float" office:value="0.01325773">
            <text:p>0.01325773</text:p>
          </table:table-cell>
          <table:table-cell office:value-type="float" office:value="0.00214144">
            <text:p>0.00214144</text:p>
          </table:table-cell>
          <table:table-cell office:value-type="float" office:value="0.01458849">
            <text:p>0.01458849</text:p>
          </table:table-cell>
          <table:table-cell office:value-type="float" office:value="159">
            <text:p>159</text:p>
          </table:table-cell>
          <table:table-cell office:value-type="float" office:value="74249">
            <text:p>74249</text:p>
          </table:table-cell>
          <table:table-cell office:value-type="string">
            <text:p>?b</text:p>
          </table:table-cell>
          <table:table-cell table:formula="of:=[.G248]-[.F248]" office:value-type="float" office:value="74090">
            <text:p>74090</text:p>
          </table:table-cell>
          <table:table-cell table:number-columns-repeated="2"/>
        </table:table-row>
        <table:table-row table:style-name="ro2">
          <table:table-cell office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>
            <text:p>0.00002637</text:p>
          </table:table-cell>
          <table:table-cell office:value-type="float" office:value="0.13586957">
            <text:p>0.13586957</text:p>
          </table:table-cell>
          <table:table-cell table:number-columns-repeated="2" office:value-type="float" office:value="0.01327669">
            <text:p>0.01327669</text:p>
          </table:table-cell>
          <table:table-cell office:value-type="float" office:value="25">
            <text:p>25</text:p>
          </table:table-cell>
          <table:table-cell office:value-type="float" office:value="1883">
            <text:p>1883</text:p>
          </table:table-cell>
          <table:table-cell office:value-type="string">
            <text:p>?b</text:p>
          </table:table-cell>
          <table:table-cell table:formula="of:=[.G249]-[.F249]" office:value-type="float" office:value="1858">
            <text:p>1858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b <text:s text:c="2"/>=&gt; ?a <text:s/>&lt;directed&gt; <text:s/>?b</text:p>
          </table:table-cell>
          <table:table-cell office:value-type="float" office:value="0.00100523">
            <text:p>0.00100523</text:p>
          </table:table-cell>
          <table:table-cell office:value-type="float" office:value="0.02847071">
            <text:p>0.02847071</text:p>
          </table:table-cell>
          <table:table-cell office:value-type="float" office:value="0.00885894">
            <text:p>0.00885894</text:p>
          </table:table-cell>
          <table:table-cell office:value-type="float" office:value="0.01167635">
            <text:p>0.01167635</text:p>
          </table:table-cell>
          <table:table-cell office:value-type="float" office:value="953">
            <text:p>953</text:p>
          </table:table-cell>
          <table:table-cell office:value-type="float" office:value="107575">
            <text:p>107575</text:p>
          </table:table-cell>
          <table:table-cell office:value-type="string">
            <text:p>?b</text:p>
          </table:table-cell>
          <table:table-cell table:formula="of:=[.G250]-[.F250]" office:value-type="float" office:value="106622">
            <text:p>106622</text:p>
          </table:table-cell>
          <table:table-cell table:number-columns-repeated="2"/>
        </table:table-row>
        <table:table-row table:style-name="ro2">
          <table:table-cell office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>
            <text:p>0.0003734</text:p>
          </table:table-cell>
          <table:table-cell office:value-type="float" office:value="0.01057569">
            <text:p>0.01057569</text:p>
          </table:table-cell>
          <table:table-cell office:value-type="float" office:value="0.00967398">
            <text:p>0.00967398</text:p>
          </table:table-cell>
          <table:table-cell office:value-type="float" office:value="0.01162333">
            <text:p>0.01162333</text:p>
          </table:table-cell>
          <table:table-cell office:value-type="float" office:value="354">
            <text:p>354</text:p>
          </table:table-cell>
          <table:table-cell office:value-type="float" office:value="36593">
            <text:p>36593</text:p>
          </table:table-cell>
          <table:table-cell office:value-type="string">
            <text:p>?b</text:p>
          </table:table-cell>
          <table:table-cell table:formula="of:=[.G251]-[.F251]" office:value-type="float" office:value="36239">
            <text:p>36239</text:p>
          </table:table-cell>
          <table:table-cell table:number-columns-repeated="2"/>
        </table:table-row>
        <table:table-row table:style-name="ro2">
          <table:table-cell office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>
            <text:p>0.00015189</text:p>
          </table:table-cell>
          <table:table-cell office:value-type="float" office:value="0.012007">
            <text:p>0.012007</text:p>
          </table:table-cell>
          <table:table-cell office:value-type="float" office:value="0.00193942">
            <text:p>0.00193942</text:p>
          </table:table-cell>
          <table:table-cell office:value-type="float" office:value="0.00816419">
            <text:p>0.00816419</text:p>
          </table:table-cell>
          <table:table-cell office:value-type="float" office:value="144">
            <text:p>144</text:p>
          </table:table-cell>
          <table:table-cell office:value-type="float" office:value="74249">
            <text:p>74249</text:p>
          </table:table-cell>
          <table:table-cell office:value-type="string">
            <text:p>?b</text:p>
          </table:table-cell>
          <table:table-cell table:formula="of:=[.G252]-[.F252]" office:value-type="float" office:value="74105">
            <text:p>74105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>
            <text:p>0.00016138</text:p>
          </table:table-cell>
          <table:table-cell office:value-type="float" office:value="0.01275744">
            <text:p>0.01275744</text:p>
          </table:table-cell>
          <table:table-cell office:value-type="float" office:value="0.00023529">
            <text:p>0.00023529</text:p>
          </table:table-cell>
          <table:table-cell office:value-type="float" office:value="0.00811757">
            <text:p>0.00811757</text:p>
          </table:table-cell>
          <table:table-cell office:value-type="float" office:value="153">
            <text:p>153</text:p>
          </table:table-cell>
          <table:table-cell office:value-type="float" office:value="650262">
            <text:p>650262</text:p>
          </table:table-cell>
          <table:table-cell office:value-type="string">
            <text:p>?b</text:p>
          </table:table-cell>
          <table:table-cell table:formula="of:=[.G253]-[.F253]" office:value-type="float" office:value="650109">
            <text:p>650109</text:p>
          </table:table-cell>
          <table:table-cell table:number-columns-repeated="2"/>
        </table:table-row>
        <table:table-row table:style-name="ro2">
          <table:table-cell office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>
            <text:p>0.00010548</text:p>
          </table:table-cell>
          <table:table-cell office:value-type="float" office:value="0.05136107">
            <text:p>0.05136107</text:p>
          </table:table-cell>
          <table:table-cell office:value-type="float" office:value="0.00081271">
            <text:p>0.00081271</text:p>
          </table:table-cell>
          <table:table-cell office:value-type="float" office:value="0.00761557">
            <text:p>0.00761557</text:p>
          </table:table-cell>
          <table:table-cell office:value-type="float" office:value="100">
            <text:p>100</text:p>
          </table:table-cell>
          <table:table-cell office:value-type="float" office:value="123045">
            <text:p>123045</text:p>
          </table:table-cell>
          <table:table-cell office:value-type="string">
            <text:p>?a</text:p>
          </table:table-cell>
          <table:table-cell table:formula="of:=[.G254]-[.F254]" office:value-type="float" office:value="122945">
            <text:p>122945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>
            <text:p>0.00013923</text:p>
          </table:table-cell>
          <table:table-cell office:value-type="float" office:value="0.01142363">
            <text:p>0.01142363</text:p>
          </table:table-cell>
          <table:table-cell office:value-type="float" office:value="0.000203">
            <text:p>0.000203</text:p>
          </table:table-cell>
          <table:table-cell office:value-type="float" office:value="0.00722417">
            <text:p>0.00722417</text:p>
          </table:table-cell>
          <table:table-cell office:value-type="float" office:value="132">
            <text:p>132</text:p>
          </table:table-cell>
          <table:table-cell office:value-type="float" office:value="650262">
            <text:p>650262</text:p>
          </table:table-cell>
          <table:table-cell office:value-type="string">
            <text:p>?b</text:p>
          </table:table-cell>
          <table:table-cell table:formula="of:=[.G255]-[.F255]" office:value-type="float" office:value="650130">
            <text:p>650130</text:p>
          </table:table-cell>
          <table:table-cell table:number-columns-repeated="2"/>
        </table:table-row>
        <table:table-row table:style-name="ro2">
          <table:table-cell office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>
            <text:p>0.00053373</text:p>
          </table:table-cell>
          <table:table-cell office:value-type="float" office:value="0.04219128">
            <text:p>0.04219128</text:p>
          </table:table-cell>
          <table:table-cell office:value-type="float" office:value="0.0013577">
            <text:p>0.0013577</text:p>
          </table:table-cell>
          <table:table-cell office:value-type="float" office:value="0.00637529">
            <text:p>0.00637529</text:p>
          </table:table-cell>
          <table:table-cell office:value-type="float" office:value="506">
            <text:p>506</text:p>
          </table:table-cell>
          <table:table-cell office:value-type="float" office:value="372690">
            <text:p>372690</text:p>
          </table:table-cell>
          <table:table-cell office:value-type="string">
            <text:p>?b</text:p>
          </table:table-cell>
          <table:table-cell table:formula="of:=[.G256]-[.F256]" office:value-type="float" office:value="372184">
            <text:p>372184</text:p>
          </table:table-cell>
          <table:table-cell table:number-columns-repeated="2"/>
        </table:table-row>
        <table:table-row table:style-name="ro2">
          <table:table-cell office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>
            <text:p>0.00005379</text:p>
          </table:table-cell>
          <table:table-cell office:value-type="float" office:value="0.02619414">
            <text:p>0.02619414</text:p>
          </table:table-cell>
          <table:table-cell office:value-type="float" office:value="0.00119148">
            <text:p>0.00119148</text:p>
          </table:table-cell>
          <table:table-cell office:value-type="float" office:value="0.00446585">
            <text:p>0.00446585</text:p>
          </table:table-cell>
          <table:table-cell office:value-type="float" office:value="51">
            <text:p>51</text:p>
          </table:table-cell>
          <table:table-cell office:value-type="float" office:value="42804">
            <text:p>42804</text:p>
          </table:table-cell>
          <table:table-cell office:value-type="string">
            <text:p>?a</text:p>
          </table:table-cell>
          <table:table-cell table:formula="of:=[.G257]-[.F257]" office:value-type="float" office:value="42753">
            <text:p>42753</text:p>
          </table:table-cell>
          <table:table-cell table:number-columns-repeated="2"/>
        </table:table-row>
        <table:table-row table:style-name="ro2">
          <table:table-cell office:value-type="string">
            <text:p>?b <text:s/>&lt;isLocatedIn&gt; <text:s/>?a <text:s text:c="2"/>=&gt; ?a <text:s/>&lt;hasCapital&gt; <text:s/>?b</text:p>
          </table:table-cell>
          <table:table-cell office:value-type="float" office:value="0.00011181">
            <text:p>0.00011181</text:p>
          </table:table-cell>
          <table:table-cell office:value-type="float" office:value="0.0500236">
            <text:p>0.0500236</text:p>
          </table:table-cell>
          <table:table-cell office:value-type="float" office:value="0.00049745">
            <text:p>0.00049745</text:p>
          </table:table-cell>
          <table:table-cell office:value-type="float" office:value="0.00208703">
            <text:p>0.00208703</text:p>
          </table:table-cell>
          <table:table-cell office:value-type="float" office:value="106">
            <text:p>106</text:p>
          </table:table-cell>
          <table:table-cell office:value-type="float" office:value="213085">
            <text:p>213085</text:p>
          </table:table-cell>
          <table:table-cell office:value-type="string">
            <text:p>?a</text:p>
          </table:table-cell>
          <table:table-cell table:formula="of:=[.G258]-[.F258]" office:value-type="float" office:value="212979">
            <text:p>212979</text:p>
          </table:table-cell>
          <table:table-cell table:number-columns-repeated="2"/>
        </table:table-row>
        <table:table-row table:style-name="ro2">
          <table:table-cell office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>
            <text:p>0.00008966</text:p>
          </table:table-cell>
          <table:table-cell office:value-type="float" office:value="0.04365691">
            <text:p>0.04365691</text:p>
          </table:table-cell>
          <table:table-cell office:value-type="float" office:value="0.0000048">
            <text:p>0.0000048</text:p>
          </table:table-cell>
          <table:table-cell office:value-type="float" office:value="0.00199854">
            <text:p>0.00199854</text:p>
          </table:table-cell>
          <table:table-cell office:value-type="float" office:value="85">
            <text:p>85</text:p>
          </table:table-cell>
          <table:table-cell office:value-type="float" office:value="17698692">
            <text:p>17698692</text:p>
          </table:table-cell>
          <table:table-cell office:value-type="string">
            <text:p>?a</text:p>
          </table:table-cell>
          <table:table-cell table:formula="of:=[.G259]-[.F259]" office:value-type="float" office:value="17698607">
            <text:p>17698607</text:p>
          </table:table-cell>
          <table:table-cell table:number-columns-repeated="2"/>
        </table:table-row>
        <table:table-row table:style-name="ro2">
          <table:table-cell office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>
            <text:p>0.00038184</text:p>
          </table:table-cell>
          <table:table-cell office:value-type="float" office:value="0.01633869">
            <text:p>0.01633869</text:p>
          </table:table-cell>
          <table:table-cell office:value-type="float" office:value="0.0004068">
            <text:p>0.0004068</text:p>
          </table:table-cell>
          <table:table-cell office:value-type="float" office:value="0.0012178">
            <text:p>0.0012178</text:p>
          </table:table-cell>
          <table:table-cell office:value-type="float" office:value="362">
            <text:p>362</text:p>
          </table:table-cell>
          <table:table-cell office:value-type="float" office:value="889862">
            <text:p>889862</text:p>
          </table:table-cell>
          <table:table-cell office:value-type="string">
            <text:p>?a</text:p>
          </table:table-cell>
          <table:table-cell table:formula="of:=[.G260]-[.F260]" office:value-type="float" office:value="889500">
            <text:p>889500</text:p>
          </table:table-cell>
          <table:table-cell table:number-columns-repeated="2"/>
        </table:table-row>
        <table:table-row table:style-name="ro2">
          <table:table-cell office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>
            <text:p>0.00022573</text:p>
          </table:table-cell>
          <table:table-cell office:value-type="float" office:value="0.0153405">
            <text:p>0.0153405</text:p>
          </table:table-cell>
          <table:table-cell office:value-type="float" office:value="0.00001209">
            <text:p>0.00001209</text:p>
          </table:table-cell>
          <table:table-cell office:value-type="float" office:value="0.00119607">
            <text:p>0.00119607</text:p>
          </table:table-cell>
          <table:table-cell office:value-type="float" office:value="214">
            <text:p>214</text:p>
          </table:table-cell>
          <table:table-cell office:value-type="float" office:value="17698692">
            <text:p>17698692</text:p>
          </table:table-cell>
          <table:table-cell office:value-type="string">
            <text:p>?b</text:p>
          </table:table-cell>
          <table:table-cell table:formula="of:=[.G261]-[.F261]" office:value-type="float" office:value="17698478">
            <text:p>17698478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>
            <text:p>0.00033332</text:p>
          </table:table-cell>
          <table:table-cell office:value-type="float" office:value="0.02734747">
            <text:p>0.02734747</text:p>
          </table:table-cell>
          <table:table-cell office:value-type="float" office:value="0.00005967">
            <text:p>0.00005967</text:p>
          </table:table-cell>
          <table:table-cell office:value-type="float" office:value="0.00110541">
            <text:p>0.00110541</text:p>
          </table:table-cell>
          <table:table-cell office:value-type="float" office:value="316">
            <text:p>316</text:p>
          </table:table-cell>
          <table:table-cell office:value-type="float" office:value="5295416">
            <text:p>5295416</text:p>
          </table:table-cell>
          <table:table-cell office:value-type="string">
            <text:p>?b</text:p>
          </table:table-cell>
          <table:table-cell table:formula="of:=[.G262]-[.F262]" office:value-type="float" office:value="5295100">
            <text:p>5295100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>
            <text:p>0.00004008</text:p>
          </table:table-cell>
          <table:table-cell office:value-type="float" office:value="0.01951721">
            <text:p>0.01951721</text:p>
          </table:table-cell>
          <table:table-cell office:value-type="float" office:value="0.00005844">
            <text:p>0.00005844</text:p>
          </table:table-cell>
          <table:table-cell office:value-type="float" office:value="0.00104663">
            <text:p>0.00104663</text:p>
          </table:table-cell>
          <table:table-cell office:value-type="float" office:value="38">
            <text:p>38</text:p>
          </table:table-cell>
          <table:table-cell office:value-type="float" office:value="650262">
            <text:p>650262</text:p>
          </table:table-cell>
          <table:table-cell office:value-type="string">
            <text:p>?a</text:p>
          </table:table-cell>
          <table:table-cell table:formula="of:=[.G263]-[.F263]" office:value-type="float" office:value="650224">
            <text:p>650224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>
            <text:p>0.00019725</text:p>
          </table:table-cell>
          <table:table-cell office:value-type="float" office:value="0.01559243">
            <text:p>0.01559243</text:p>
          </table:table-cell>
          <table:table-cell office:value-type="float" office:value="0.00004655">
            <text:p>0.00004655</text:p>
          </table:table-cell>
          <table:table-cell office:value-type="float" office:value="0.00093241">
            <text:p>0.00093241</text:p>
          </table:table-cell>
          <table:table-cell office:value-type="float" office:value="187">
            <text:p>187</text:p>
          </table:table-cell>
          <table:table-cell office:value-type="float" office:value="4016890">
            <text:p>4016890</text:p>
          </table:table-cell>
          <table:table-cell office:value-type="string">
            <text:p>?b</text:p>
          </table:table-cell>
          <table:table-cell table:formula="of:=[.G264]-[.F264]" office:value-type="float" office:value="4016703">
            <text:p>4016703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>
            <text:p>0.00133433</text:p>
          </table:table-cell>
          <table:table-cell office:value-type="float" office:value="0.02260422">
            <text:p>0.02260422</text:p>
          </table:table-cell>
          <table:table-cell office:value-type="float" office:value="0.00026544">
            <text:p>0.00026544</text:p>
          </table:table-cell>
          <table:table-cell office:value-type="float" office:value="0.00083455">
            <text:p>0.00083455</text:p>
          </table:table-cell>
          <table:table-cell office:value-type="float" office:value="1265">
            <text:p>1265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265]-[.F265]" office:value-type="float" office:value="4764349">
            <text:p>4764349</text:p>
          </table:table-cell>
          <table:table-cell table:number-columns-repeated="2"/>
        </table:table-row>
        <table:table-row table:style-name="ro2">
          <table:table-cell office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>
            <text:p>0.00004747</text:p>
          </table:table-cell>
          <table:table-cell office:value-type="float" office:value="0.02311248">
            <text:p>0.02311248</text:p>
          </table:table-cell>
          <table:table-cell office:value-type="float" office:value="0.00006858">
            <text:p>0.00006858</text:p>
          </table:table-cell>
          <table:table-cell office:value-type="float" office:value="0.0008227">
            <text:p>0.0008227</text:p>
          </table:table-cell>
          <table:table-cell office:value-type="float" office:value="45">
            <text:p>45</text:p>
          </table:table-cell>
          <table:table-cell office:value-type="float" office:value="656197">
            <text:p>656197</text:p>
          </table:table-cell>
          <table:table-cell office:value-type="string">
            <text:p>?a</text:p>
          </table:table-cell>
          <table:table-cell table:formula="of:=[.G266]-[.F266]" office:value-type="float" office:value="656152">
            <text:p>656152</text:p>
          </table:table-cell>
          <table:table-cell table:number-columns-repeated="2"/>
        </table:table-row>
        <table:table-row table:style-name="ro2">
          <table:table-cell office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>
            <text:p>0.00035547</text:p>
          </table:table-cell>
          <table:table-cell office:value-type="float" office:value="0.02916486">
            <text:p>0.02916486</text:p>
          </table:table-cell>
          <table:table-cell office:value-type="float" office:value="0.00003546">
            <text:p>0.00003546</text:p>
          </table:table-cell>
          <table:table-cell office:value-type="float" office:value="0.00080836">
            <text:p>0.00080836</text:p>
          </table:table-cell>
          <table:table-cell office:value-type="float" office:value="337">
            <text:p>337</text:p>
          </table:table-cell>
          <table:table-cell office:value-type="float" office:value="9503871">
            <text:p>9503871</text:p>
          </table:table-cell>
          <table:table-cell office:value-type="string">
            <text:p>?b</text:p>
          </table:table-cell>
          <table:table-cell table:formula="of:=[.G267]-[.F267]" office:value-type="float" office:value="9503534">
            <text:p>9503534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>
            <text:p>0.00015822</text:p>
          </table:table-cell>
          <table:table-cell office:value-type="float" office:value="0.01298139">
            <text:p>0.01298139</text:p>
          </table:table-cell>
          <table:table-cell office:value-type="float" office:value="0.00003734">
            <text:p>0.00003734</text:p>
          </table:table-cell>
          <table:table-cell office:value-type="float" office:value="0.00079203">
            <text:p>0.00079203</text:p>
          </table:table-cell>
          <table:table-cell office:value-type="float" office:value="150">
            <text:p>150</text:p>
          </table:table-cell>
          <table:table-cell office:value-type="float" office:value="4016890">
            <text:p>4016890</text:p>
          </table:table-cell>
          <table:table-cell office:value-type="string">
            <text:p>?b</text:p>
          </table:table-cell>
          <table:table-cell table:formula="of:=[.G268]-[.F268]" office:value-type="float" office:value="4016740">
            <text:p>4016740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>
            <text:p>0.00011286</text:p>
          </table:table-cell>
          <table:table-cell office:value-type="float" office:value="0.01677379">
            <text:p>0.01677379</text:p>
          </table:table-cell>
          <table:table-cell office:value-type="float" office:value="0.00003372">
            <text:p>0.00003372</text:p>
          </table:table-cell>
          <table:table-cell office:value-type="float" office:value="0.00078352">
            <text:p>0.00078352</text:p>
          </table:table-cell>
          <table:table-cell office:value-type="float" office:value="107">
            <text:p>107</text:p>
          </table:table-cell>
          <table:table-cell office:value-type="float" office:value="3172924">
            <text:p>3172924</text:p>
          </table:table-cell>
          <table:table-cell office:value-type="string">
            <text:p>?a</text:p>
          </table:table-cell>
          <table:table-cell table:formula="of:=[.G269]-[.F269]" office:value-type="float" office:value="3172817">
            <text:p>3172817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>
            <text:p>0.00004008</text:p>
          </table:table-cell>
          <table:table-cell office:value-type="float" office:value="0.01951721">
            <text:p>0.01951721</text:p>
          </table:table-cell>
          <table:table-cell office:value-type="float" office:value="0.00002302">
            <text:p>0.00002302</text:p>
          </table:table-cell>
          <table:table-cell office:value-type="float" office:value="0.00069575">
            <text:p>0.00069575</text:p>
          </table:table-cell>
          <table:table-cell office:value-type="float" office:value="38">
            <text:p>38</text:p>
          </table:table-cell>
          <table:table-cell office:value-type="float" office:value="1650492">
            <text:p>1650492</text:p>
          </table:table-cell>
          <table:table-cell office:value-type="string">
            <text:p>?a</text:p>
          </table:table-cell>
          <table:table-cell table:formula="of:=[.G270]-[.F270]" office:value-type="float" office:value="1650454">
            <text:p>1650454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>
            <text:p>0.00063816</text:p>
          </table:table-cell>
          <table:table-cell office:value-type="float" office:value="0.02730637">
            <text:p>0.02730637</text:p>
          </table:table-cell>
          <table:table-cell office:value-type="float" office:value="0.00012695">
            <text:p>0.00012695</text:p>
          </table:table-cell>
          <table:table-cell office:value-type="float" office:value="0.00056565">
            <text:p>0.00056565</text:p>
          </table:table-cell>
          <table:table-cell office:value-type="float" office:value="605">
            <text:p>605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271]-[.F271]" office:value-type="float" office:value="4765009">
            <text:p>4765009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>
            <text:p>0.00022045</text:p>
          </table:table-cell>
          <table:table-cell office:value-type="float" office:value="0.01432194">
            <text:p>0.01432194</text:p>
          </table:table-cell>
          <table:table-cell office:value-type="float" office:value="0.00004386">
            <text:p>0.00004386</text:p>
          </table:table-cell>
          <table:table-cell office:value-type="float" office:value="0.00053172">
            <text:p>0.00053172</text:p>
          </table:table-cell>
          <table:table-cell office:value-type="float" office:value="209">
            <text:p>209</text:p>
          </table:table-cell>
          <table:table-cell office:value-type="float" office:value="4765614">
            <text:p>4765614</text:p>
          </table:table-cell>
          <table:table-cell office:value-type="string">
            <text:p>?a</text:p>
          </table:table-cell>
          <table:table-cell table:formula="of:=[.G272]-[.F272]" office:value-type="float" office:value="4765405">
            <text:p>4765405</text:p>
          </table:table-cell>
          <table:table-cell table:number-columns-repeated="2"/>
        </table:table-row>
        <table:table-row table:style-name="ro2">
          <table:table-cell office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>
            <text:p>0.00002742</text:p>
          </table:table-cell>
          <table:table-cell office:value-type="float" office:value="0.01335388">
            <text:p>0.01335388</text:p>
          </table:table-cell>
          <table:table-cell office:value-type="float" office:value="0.00000647">
            <text:p>0.00000647</text:p>
          </table:table-cell>
          <table:table-cell office:value-type="float" office:value="0.00048337">
            <text:p>0.00048337</text:p>
          </table:table-cell>
          <table:table-cell office:value-type="float" office:value="26">
            <text:p>26</text:p>
          </table:table-cell>
          <table:table-cell office:value-type="float" office:value="4016890">
            <text:p>4016890</text:p>
          </table:table-cell>
          <table:table-cell office:value-type="string">
            <text:p>?a</text:p>
          </table:table-cell>
          <table:table-cell table:formula="of:=[.G273]-[.F273]" office:value-type="float" office:value="4016864">
            <text:p>4016864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>
            <text:p>0.00019197</text:p>
          </table:table-cell>
          <table:table-cell office:value-type="float" office:value="0.01304659">
            <text:p>0.01304659</text:p>
          </table:table-cell>
          <table:table-cell office:value-type="float" office:value="0.00001315">
            <text:p>0.00001315</text:p>
          </table:table-cell>
          <table:table-cell office:value-type="float" office:value="0.00033134">
            <text:p>0.00033134</text:p>
          </table:table-cell>
          <table:table-cell office:value-type="float" office:value="182">
            <text:p>182</text:p>
          </table:table-cell>
          <table:table-cell office:value-type="float" office:value="13841800">
            <text:p>13841800</text:p>
          </table:table-cell>
          <table:table-cell office:value-type="string">
            <text:p>?b</text:p>
          </table:table-cell>
          <table:table-cell table:formula="of:=[.G274]-[.F274]" office:value-type="float" office:value="13841618">
            <text:p>13841618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>
            <text:p>0.00099679</text:p>
          </table:table-cell>
          <table:table-cell office:value-type="float" office:value="0.06475708">
            <text:p>0.06475708</text:p>
          </table:table-cell>
          <table:table-cell table:number-columns-repeated="2" office:value-type="float" office:value="0.00029783">
            <text:p>0.00029783</text:p>
          </table:table-cell>
          <table:table-cell office:value-type="float" office:value="945">
            <text:p>945</text:p>
          </table:table-cell>
          <table:table-cell office:value-type="float" office:value="3172924">
            <text:p>3172924</text:p>
          </table:table-cell>
          <table:table-cell office:value-type="string">
            <text:p>?a</text:p>
          </table:table-cell>
          <table:table-cell table:formula="of:=[.G275]-[.F275]" office:value-type="float" office:value="3171979">
            <text:p>3171979</text:p>
          </table:table-cell>
          <table:table-cell table:number-columns-repeated="2"/>
        </table:table-row>
        <table:table-row table:style-name="ro2">
          <table:table-cell office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>
            <text:p>0.00010864</text:p>
          </table:table-cell>
          <table:table-cell office:value-type="float" office:value="0.0529019">
            <text:p>0.0529019</text:p>
          </table:table-cell>
          <table:table-cell office:value-type="float" office:value="0.00000744">
            <text:p>0.00000744</text:p>
          </table:table-cell>
          <table:table-cell office:value-type="float" office:value="0.00024395">
            <text:p>0.00024395</text:p>
          </table:table-cell>
          <table:table-cell office:value-type="float" office:value="103">
            <text:p>103</text:p>
          </table:table-cell>
          <table:table-cell office:value-type="float" office:value="13841800">
            <text:p>13841800</text:p>
          </table:table-cell>
          <table:table-cell office:value-type="string">
            <text:p>?a</text:p>
          </table:table-cell>
          <table:table-cell table:formula="of:=[.G276]-[.F276]" office:value-type="float" office:value="13841697">
            <text:p>13841697</text:p>
          </table:table-cell>
          <table:table-cell table:number-columns-repeated="2"/>
        </table:table-row>
        <table:table-row table:style-name="ro2">
          <table:table-cell office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>
            <text:p>0.00004114</text:p>
          </table:table-cell>
          <table:table-cell office:value-type="float" office:value="0.02003082">
            <text:p>0.02003082</text:p>
          </table:table-cell>
          <table:table-cell office:value-type="float" office:value="0.00002363">
            <text:p>0.00002363</text:p>
          </table:table-cell>
          <table:table-cell office:value-type="float" office:value="0.00023461">
            <text:p>0.00023461</text:p>
          </table:table-cell>
          <table:table-cell office:value-type="float" office:value="39">
            <text:p>39</text:p>
          </table:table-cell>
          <table:table-cell office:value-type="float" office:value="1650492">
            <text:p>1650492</text:p>
          </table:table-cell>
          <table:table-cell office:value-type="string">
            <text:p>?a</text:p>
          </table:table-cell>
          <table:table-cell table:formula="of:=[.G277]-[.F277]" office:value-type="float" office:value="1650453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26" table:number-columns-repeated="4" table:default-cell-style-name="Default"/>
        <table:table-row table:style-name="ro4">
          <table:table-cell office:value-type="string">
            <text:p>recall</text:p>
          </table:table-cell>
          <table:table-cell/>
          <table:table-cell office:value-type="string">
            <text:p>std</text:p>
          </table:table-cell>
          <table:table-cell office:value-type="string">
            <text:p>pca</text:p>
          </table:table-cell>
        </table:table-row>
        <table:table-row table:style-name="ro3">
          <table:table-cell office:value-type="float" office:value="1865">
            <text:p>1865</text:p>
          </table:table-cell>
          <table:table-cell/>
          <table:table-cell office:value-type="float" office:value="0.344827586206897">
            <text:p>0.3448275862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2933">
            <text:p>2933</text:p>
          </table:table-cell>
          <table:table-cell/>
          <table:table-cell office:value-type="float" office:value="0.338983050847458">
            <text:p>0.3389830508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8091">
            <text:p>8091</text:p>
          </table:table-cell>
          <table:table-cell/>
          <table:table-cell office:value-type="float" office:value="0.550561797752809">
            <text:p>0.5505617978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9067">
            <text:p>9067</text:p>
          </table:table-cell>
          <table:table-cell/>
          <table:table-cell office:value-type="float" office:value="0.420168067226891">
            <text:p>0.4201680672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9585">
            <text:p>9585</text:p>
          </table:table-cell>
          <table:table-cell/>
          <table:table-cell office:value-type="float" office:value="0.344594594594595">
            <text:p>0.3445945946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9911">
            <text:p>9911</text:p>
          </table:table-cell>
          <table:table-cell/>
          <table:table-cell office:value-type="float" office:value="0.401162790697674">
            <text:p>0.4011627907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9986">
            <text:p>9986</text:p>
          </table:table-cell>
          <table:table-cell/>
          <table:table-cell office:value-type="float" office:value="0.371287128712871">
            <text:p>0.3712871287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0285">
            <text:p>10285</text:p>
          </table:table-cell>
          <table:table-cell/>
          <table:table-cell office:value-type="float" office:value="0.438053097345133">
            <text:p>0.4380530973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1075">
            <text:p>11075</text:p>
          </table:table-cell>
          <table:table-cell/>
          <table:table-cell office:value-type="float" office:value="0.411067193675889">
            <text:p>0.4110671937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38055">
            <text:p>38055</text:p>
          </table:table-cell>
          <table:table-cell/>
          <table:table-cell office:value-type="float" office:value="0.393617021276596">
            <text:p>0.3936170213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40906">
            <text:p>40906</text:p>
          </table:table-cell>
          <table:table-cell/>
          <table:table-cell office:value-type="float" office:value="0.375404530744337">
            <text:p>0.3754045307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45131">
            <text:p>45131</text:p>
          </table:table-cell>
          <table:table-cell/>
          <table:table-cell office:value-type="float" office:value="0.420118343195266">
            <text:p>0.4201183432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46301">
            <text:p>46301</text:p>
          </table:table-cell>
          <table:table-cell/>
          <table:table-cell office:value-type="float" office:value="0.448369565217391">
            <text:p>0.4483695652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51274">
            <text:p>51274</text:p>
          </table:table-cell>
          <table:table-cell/>
          <table:table-cell office:value-type="float" office:value="0.416666666666667">
            <text:p>0.4166666667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51745">
            <text:p>51745</text:p>
          </table:table-cell>
          <table:table-cell/>
          <table:table-cell office:value-type="float" office:value="0.419811320754717">
            <text:p>0.4198113208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51845">
            <text:p>51845</text:p>
          </table:table-cell>
          <table:table-cell/>
          <table:table-cell office:value-type="float" office:value="0.414096916299559">
            <text:p>0.4140969163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51997">
            <text:p>51997</text:p>
          </table:table-cell>
          <table:table-cell/>
          <table:table-cell office:value-type="float" office:value="0.450413223140496">
            <text:p>0.4504132231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54853">
            <text:p>54853</text:p>
          </table:table-cell>
          <table:table-cell/>
          <table:table-cell office:value-type="float" office:value="0.45224171539961">
            <text:p>0.4522417154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55405">
            <text:p>55405</text:p>
          </table:table-cell>
          <table:table-cell/>
          <table:table-cell office:value-type="float" office:value="0.453038674033149">
            <text:p>0.453038674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55499">
            <text:p>55499</text:p>
          </table:table-cell>
          <table:table-cell/>
          <table:table-cell office:value-type="float" office:value="0.431064572425829">
            <text:p>0.4310645724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71761">
            <text:p>71761</text:p>
          </table:table-cell>
          <table:table-cell/>
          <table:table-cell office:value-type="float" office:value="0.409618573797678">
            <text:p>0.4096185738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72199">
            <text:p>72199</text:p>
          </table:table-cell>
          <table:table-cell/>
          <table:table-cell office:value-type="float" office:value="0.412044374009509">
            <text:p>0.412044374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73398">
            <text:p>73398</text:p>
          </table:table-cell>
          <table:table-cell/>
          <table:table-cell office:value-type="float" office:value="0.40695915279879">
            <text:p>0.4069591528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89670">
            <text:p>89670</text:p>
          </table:table-cell>
          <table:table-cell/>
          <table:table-cell office:value-type="float" office:value="0.394202898550725">
            <text:p>0.3942028986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89941">
            <text:p>89941</text:p>
          </table:table-cell>
          <table:table-cell/>
          <table:table-cell office:value-type="float" office:value="0.388888888888889">
            <text:p>0.3888888889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92158">
            <text:p>92158</text:p>
          </table:table-cell>
          <table:table-cell/>
          <table:table-cell office:value-type="float" office:value="0.377510040160643">
            <text:p>0.3775100402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12354">
            <text:p>112354</text:p>
          </table:table-cell>
          <table:table-cell/>
          <table:table-cell office:value-type="float" office:value="0.362934362934363">
            <text:p>0.3629343629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12734">
            <text:p>112734</text:p>
          </table:table-cell>
          <table:table-cell/>
          <table:table-cell office:value-type="float" office:value="0.351116625310174">
            <text:p>0.3511166253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13164">
            <text:p>113164</text:p>
          </table:table-cell>
          <table:table-cell/>
          <table:table-cell office:value-type="float" office:value="0.352870813397129">
            <text:p>0.3528708134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13439">
            <text:p>113439</text:p>
          </table:table-cell>
          <table:table-cell/>
          <table:table-cell office:value-type="float" office:value="0.343713956170704">
            <text:p>0.3437139562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25509">
            <text:p>125509</text:p>
          </table:table-cell>
          <table:table-cell/>
          <table:table-cell office:value-type="float" office:value="0.338218714768884">
            <text:p>0.3382187148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25842">
            <text:p>125842</text:p>
          </table:table-cell>
          <table:table-cell/>
          <table:table-cell office:value-type="float" office:value="0.329334787350054">
            <text:p>0.3293347874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26505">
            <text:p>126505</text:p>
          </table:table-cell>
          <table:table-cell/>
          <table:table-cell office:value-type="float" office:value="0.332980972515856">
            <text:p>0.3329809725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26860">
            <text:p>126860</text:p>
          </table:table-cell>
          <table:table-cell/>
          <table:table-cell office:value-type="float" office:value="0.325819672131148">
            <text:p>0.3258196721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27054">
            <text:p>127054</text:p>
          </table:table-cell>
          <table:table-cell/>
          <table:table-cell office:value-type="float" office:value="0.31610337972167">
            <text:p>0.3161033797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52828">
            <text:p>152828</text:p>
          </table:table-cell>
          <table:table-cell/>
          <table:table-cell office:value-type="float" office:value="0.30984555984556">
            <text:p>0.3098455598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52935">
            <text:p>152935</text:p>
          </table:table-cell>
          <table:table-cell/>
          <table:table-cell office:value-type="float" office:value="0.301125703564728">
            <text:p>0.3011257036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53053">
            <text:p>153053</text:p>
          </table:table-cell>
          <table:table-cell/>
          <table:table-cell office:value-type="float" office:value="0.293795620437956">
            <text:p>0.2937956204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53442">
            <text:p>153442</text:p>
          </table:table-cell>
          <table:table-cell/>
          <table:table-cell office:value-type="float" office:value="0.291814946619217">
            <text:p>0.2918149466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66562">
            <text:p>166562</text:p>
          </table:table-cell>
          <table:table-cell/>
          <table:table-cell office:value-type="float" office:value="0.287944492627927">
            <text:p>0.2879444926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79498">
            <text:p>179498</text:p>
          </table:table-cell>
          <table:table-cell/>
          <table:table-cell office:value-type="float" office:value="0.283163265306122">
            <text:p>0.2831632653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80295">
            <text:p>180295</text:p>
          </table:table-cell>
          <table:table-cell/>
          <table:table-cell office:value-type="float" office:value="0.281094527363184">
            <text:p>0.2810945274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80541">
            <text:p>180541</text:p>
          </table:table-cell>
          <table:table-cell/>
          <table:table-cell office:value-type="float" office:value="0.279126213592233">
            <text:p>0.2791262136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81291">
            <text:p>181291</text:p>
          </table:table-cell>
          <table:table-cell/>
          <table:table-cell office:value-type="float" office:value="0.273301737756714">
            <text:p>0.2733017378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188049">
            <text:p>188049</text:p>
          </table:table-cell>
          <table:table-cell/>
          <table:table-cell office:value-type="float" office:value="0.268518518518519">
            <text:p>0.2685185185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5158">
            <text:p>5158</text:p>
          </table:table-cell>
          <table:table-cell/>
          <table:table-cell office:value-type="string">
            <text:p>N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196">
            <text:p>18196</text:p>
          </table:table-cell>
          <table:table-cell/>
          <table:table-cell office:value-type="string">
            <text:p>NA</text:p>
          </table:table-cell>
          <table:table-cell office:value-type="float" office:value="0.576271186440678">
            <text:p>0.5762711864</text:p>
          </table:table-cell>
        </table:table-row>
        <table:table-row table:style-name="ro3">
          <table:table-cell office:value-type="float" office:value="23135">
            <text:p>23135</text:p>
          </table:table-cell>
          <table:table-cell/>
          <table:table-cell office:value-type="string">
            <text:p>NA</text:p>
          </table:table-cell>
          <table:table-cell office:value-type="float" office:value="0.528089887640449">
            <text:p>0.5280898876</text:p>
          </table:table-cell>
        </table:table-row>
        <table:table-row table:style-name="ro3">
          <table:table-cell office:value-type="float" office:value="98714">
            <text:p>98714</text:p>
          </table:table-cell>
          <table:table-cell/>
          <table:table-cell office:value-type="string">
            <text:p>NA</text:p>
          </table:table-cell>
          <table:table-cell office:value-type="float" office:value="0.570175438596491">
            <text:p>0.5701754386</text:p>
          </table:table-cell>
        </table:table-row>
        <table:table-row table:style-name="ro3">
          <table:table-cell office:value-type="float" office:value="99040">
            <text:p>99040</text:p>
          </table:table-cell>
          <table:table-cell/>
          <table:table-cell office:value-type="string">
            <text:p>NA</text:p>
          </table:table-cell>
          <table:table-cell office:value-type="float" office:value="0.615384615384615">
            <text:p>0.6153846154</text:p>
          </table:table-cell>
        </table:table-row>
        <table:table-row table:style-name="ro3">
          <table:table-cell office:value-type="float" office:value="99339">
            <text:p>99339</text:p>
          </table:table-cell>
          <table:table-cell/>
          <table:table-cell office:value-type="string">
            <text:p>NA</text:p>
          </table:table-cell>
          <table:table-cell office:value-type="float" office:value="0.614035087719298">
            <text:p>0.6140350877</text:p>
          </table:table-cell>
        </table:table-row>
        <table:table-row table:style-name="ro3">
          <table:table-cell office:value-type="float" office:value="99439">
            <text:p>99439</text:p>
          </table:table-cell>
          <table:table-cell/>
          <table:table-cell office:value-type="string">
            <text:p>NA</text:p>
          </table:table-cell>
          <table:table-cell office:value-type="float" office:value="0.567164179104478">
            <text:p>0.5671641791</text:p>
          </table:table-cell>
        </table:table-row>
        <table:table-row table:style-name="ro3">
          <table:table-cell office:value-type="float" office:value="100415">
            <text:p>100415</text:p>
          </table:table-cell>
          <table:table-cell/>
          <table:table-cell office:value-type="string">
            <text:p>NA</text:p>
          </table:table-cell>
          <table:table-cell office:value-type="float" office:value="0.493506493506493">
            <text:p>0.4935064935</text:p>
          </table:table-cell>
        </table:table-row>
        <table:table-row table:style-name="ro3">
          <table:table-cell office:value-type="float" office:value="102280">
            <text:p>102280</text:p>
          </table:table-cell>
          <table:table-cell/>
          <table:table-cell office:value-type="string">
            <text:p>NA</text:p>
          </table:table-cell>
          <table:table-cell office:value-type="float" office:value="0.476923076923077">
            <text:p>0.4769230769</text:p>
          </table:table-cell>
        </table:table-row>
        <table:table-row table:style-name="ro3">
          <table:table-cell office:value-type="float" office:value="134771">
            <text:p>134771</text:p>
          </table:table-cell>
          <table:table-cell/>
          <table:table-cell office:value-type="string">
            <text:p>NA</text:p>
          </table:table-cell>
          <table:table-cell office:value-type="float" office:value="0.451724137931034">
            <text:p>0.4517241379</text:p>
          </table:table-cell>
        </table:table-row>
        <table:table-row table:style-name="ro3">
          <table:table-cell office:value-type="float" office:value="165654">
            <text:p>165654</text:p>
          </table:table-cell>
          <table:table-cell/>
          <table:table-cell office:value-type="string">
            <text:p>NA</text:p>
          </table:table-cell>
          <table:table-cell office:value-type="float" office:value="0.426332288401254">
            <text:p>0.4263322884</text:p>
          </table:table-cell>
        </table:table-row>
        <table:table-row table:style-name="ro3">
          <table:table-cell office:value-type="float" office:value="166722">
            <text:p>166722</text:p>
          </table:table-cell>
          <table:table-cell/>
          <table:table-cell office:value-type="string">
            <text:p>NA</text:p>
          </table:table-cell>
          <table:table-cell office:value-type="float" office:value="0.418338108882521">
            <text:p>0.4183381089</text:p>
          </table:table-cell>
        </table:table-row>
        <table:table-row table:style-name="ro3">
          <table:table-cell office:value-type="float" office:value="219076">
            <text:p>219076</text:p>
          </table:table-cell>
          <table:table-cell/>
          <table:table-cell office:value-type="string">
            <text:p>NA</text:p>
          </table:table-cell>
          <table:table-cell office:value-type="float" office:value="0.388888888888889">
            <text:p>0.3888888889</text:p>
          </table:table-cell>
        </table:table-row>
        <table:table-row table:style-name="ro3">
          <table:table-cell office:value-type="float" office:value="232989">
            <text:p>232989</text:p>
          </table:table-cell>
          <table:table-cell/>
          <table:table-cell office:value-type="string">
            <text:p>NA</text:p>
          </table:table-cell>
          <table:table-cell office:value-type="float" office:value="0.432432432432432">
            <text:p>0.4324324324</text:p>
          </table:table-cell>
        </table:table-row>
        <table:table-row table:style-name="ro3">
          <table:table-cell office:value-type="float" office:value="234162">
            <text:p>234162</text:p>
          </table:table-cell>
          <table:table-cell/>
          <table:table-cell office:value-type="string">
            <text:p>NA</text:p>
          </table:table-cell>
          <table:table-cell office:value-type="float" office:value="0.423340961098398">
            <text:p>0.4233409611</text:p>
          </table:table-cell>
        </table:table-row>
        <table:table-row table:style-name="ro3">
          <table:table-cell office:value-type="float" office:value="238329">
            <text:p>238329</text:p>
          </table:table-cell>
          <table:table-cell/>
          <table:table-cell office:value-type="string">
            <text:p>NA</text:p>
          </table:table-cell>
          <table:table-cell office:value-type="float" office:value="0.4">
            <text:p>0.4</text:p>
          </table:table-cell>
        </table:table-row>
        <table:table-row table:style-name="ro3">
          <table:table-cell office:value-type="float" office:value="249010">
            <text:p>249010</text:p>
          </table:table-cell>
          <table:table-cell/>
          <table:table-cell office:value-type="string">
            <text:p>NA</text:p>
          </table:table-cell>
          <table:table-cell office:value-type="float" office:value="0.38989898989899">
            <text:p>0.3898989899</text:p>
          </table:table-cell>
        </table:table-row>
        <table:table-row table:style-name="ro3">
          <table:table-cell office:value-type="float" office:value="249528">
            <text:p>249528</text:p>
          </table:table-cell>
          <table:table-cell/>
          <table:table-cell office:value-type="string">
            <text:p>NA</text:p>
          </table:table-cell>
          <table:table-cell office:value-type="float" office:value="0.370229007633588">
            <text:p>0.3702290076</text:p>
          </table:table-cell>
        </table:table-row>
        <table:table-row table:style-name="ro3">
          <table:table-cell office:value-type="float" office:value="271411">
            <text:p>271411</text:p>
          </table:table-cell>
          <table:table-cell/>
          <table:table-cell office:value-type="string">
            <text:p>NA</text:p>
          </table:table-cell>
          <table:table-cell office:value-type="float" office:value="0.391621129326047">
            <text:p>0.3916211293</text:p>
          </table:table-cell>
        </table:table-row>
        <table:table-row table:style-name="ro3">
          <table:table-cell office:value-type="float" office:value="272581">
            <text:p>272581</text:p>
          </table:table-cell>
          <table:table-cell/>
          <table:table-cell office:value-type="string">
            <text:p>NA</text:p>
          </table:table-cell>
          <table:table-cell office:value-type="float" office:value="0.407599309153713">
            <text:p>0.4075993092</text:p>
          </table:table-cell>
        </table:table-row>
        <table:table-row table:style-name="ro3">
          <table:table-cell office:value-type="float" office:value="294650">
            <text:p>294650</text:p>
          </table:table-cell>
          <table:table-cell/>
          <table:table-cell office:value-type="string">
            <text:p>NA</text:p>
          </table:table-cell>
          <table:table-cell office:value-type="float" office:value="0.398026315789474">
            <text:p>0.3980263158</text:p>
          </table:table-cell>
        </table:table-row>
        <table:table-row table:style-name="ro3">
          <table:table-cell office:value-type="float" office:value="295202">
            <text:p>295202</text:p>
          </table:table-cell>
          <table:table-cell/>
          <table:table-cell office:value-type="string">
            <text:p>NA</text:p>
          </table:table-cell>
          <table:table-cell office:value-type="float" office:value="0.401253918495298">
            <text:p>0.4012539185</text:p>
          </table:table-cell>
        </table:table-row>
        <table:table-row table:style-name="ro3">
          <table:table-cell office:value-type="float" office:value="295992">
            <text:p>295992</text:p>
          </table:table-cell>
          <table:table-cell/>
          <table:table-cell office:value-type="string">
            <text:p>NA</text:p>
          </table:table-cell>
          <table:table-cell office:value-type="float" office:value="0.388467374810319">
            <text:p>0.3884673748</text:p>
          </table:table-cell>
        </table:table-row>
        <table:table-row table:style-name="ro3">
          <table:table-cell office:value-type="float" office:value="308635">
            <text:p>308635</text:p>
          </table:table-cell>
          <table:table-cell/>
          <table:table-cell office:value-type="string">
            <text:p>NA</text:p>
          </table:table-cell>
          <table:table-cell office:value-type="float" office:value="0.414244186046512">
            <text:p>0.414244186</text:p>
          </table:table-cell>
        </table:table-row>
        <table:table-row table:style-name="ro3">
          <table:table-cell office:value-type="float" office:value="321571">
            <text:p>321571</text:p>
          </table:table-cell>
          <table:table-cell/>
          <table:table-cell office:value-type="string">
            <text:p>NA</text:p>
          </table:table-cell>
          <table:table-cell office:value-type="float" office:value="0.411510791366907">
            <text:p>0.4115107914</text:p>
          </table:table-cell>
        </table:table-row>
        <table:table-row table:style-name="ro3">
          <table:table-cell office:value-type="float" office:value="326544">
            <text:p>326544</text:p>
          </table:table-cell>
          <table:table-cell/>
          <table:table-cell office:value-type="string">
            <text:p>NA</text:p>
          </table:table-cell>
          <table:table-cell office:value-type="float" office:value="0.399721448467967">
            <text:p>0.3997214485</text:p>
          </table:table-cell>
        </table:table-row>
        <table:table-row table:style-name="ro3">
          <table:table-cell office:value-type="float" office:value="339153">
            <text:p>339153</text:p>
          </table:table-cell>
          <table:table-cell/>
          <table:table-cell office:value-type="string">
            <text:p>NA</text:p>
          </table:table-cell>
          <table:table-cell office:value-type="float" office:value="0.391711229946524">
            <text:p>0.3917112299</text:p>
          </table:table-cell>
        </table:table-row>
        <table:table-row table:style-name="ro3">
          <table:table-cell office:value-type="float" office:value="366133">
            <text:p>366133</text:p>
          </table:table-cell>
          <table:table-cell/>
          <table:table-cell office:value-type="string">
            <text:p>NA</text:p>
          </table:table-cell>
          <table:table-cell office:value-type="float" office:value="0.3860103626943">
            <text:p>0.3860103627</text:p>
          </table:table-cell>
        </table:table-row>
        <table:table-row table:style-name="ro3">
          <table:table-cell office:value-type="float" office:value="380420">
            <text:p>380420</text:p>
          </table:table-cell>
          <table:table-cell/>
          <table:table-cell office:value-type="string">
            <text:p>NA</text:p>
          </table:table-cell>
          <table:table-cell office:value-type="float" office:value="0.372817955112219">
            <text:p>0.3728179551</text:p>
          </table:table-cell>
        </table:table-row>
        <table:table-row table:style-name="ro3">
          <table:table-cell office:value-type="float" office:value="394369">
            <text:p>394369</text:p>
          </table:table-cell>
          <table:table-cell/>
          <table:table-cell office:value-type="string">
            <text:p>NA</text:p>
          </table:table-cell>
          <table:table-cell office:value-type="float" office:value="0.374378109452736">
            <text:p>0.3743781095</text:p>
          </table:table-cell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4-11-25T18:13:30</dc:date>
    <meta:editing-duration>P7DT7H51M22S</meta:editing-duration>
    <meta:editing-cycles>93</meta:editing-cycles>
    <meta:generator>LibreOffice/3.5$Linux_X86_64 LibreOffice_project/350m1$Build-2</meta:generator>
    <meta:document-statistic meta:table-count="5" meta:cell-count="37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68cm" svg:width="17.699cm" svg:height="5.659cm">
          <chartooo:coordinate-region svg:x="3.604cm" svg:y="0.294cm" svg:width="15.303cm" svg:height="4.733cm"/>
          <chart:axis chart:dimension="x" chart:name="primary-x" chart:style-name="ch3">
            <chart:title svg:x="6.166cm" svg:y="5.868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97cm" svg:y="5.42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